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690000006545D1C178E6F9428F.png" manifest:media-type="image/png"/>
  <manifest:file-entry manifest:full-path="Pictures/100026070000254700000A7376082DD07CB352E5.svg" manifest:media-type="image/svg+xml"/>
  <manifest:file-entry manifest:full-path="Pictures/100002010000016900000065E01970B348BFDE6C.png" manifest:media-type="image/png"/>
  <manifest:file-entry manifest:full-path="Pictures/100025E50000254700000A73FADAD88124BA07EE.svg" manifest:media-type="image/svg+xml"/>
  <manifest:file-entry manifest:full-path="Pictures/100002010000016900000065D3550F52444A910D.png" manifest:media-type="image/png"/>
  <manifest:file-entry manifest:full-path="Pictures/1000020100000320000000BC238CA256FB719F2D.png" manifest:media-type="image/png"/>
  <manifest:file-entry manifest:full-path="Pictures/100024910000254700000A7324B418D6C26E330C.svg" manifest:media-type="image/svg+xml"/>
  <manifest:file-entry manifest:full-path="Pictures/1000238F0000254700000A73C9522FE84E39EC29.svg" manifest:media-type="image/svg+xml"/>
  <manifest:file-entry manifest:full-path="Pictures/10002C100000254700000A736AA0274F2D4E6608.svg" manifest:media-type="image/svg+xml"/>
  <manifest:file-entry manifest:full-path="Pictures/100002010000016900000065E656333DAC6BB79C.png" manifest:media-type="image/png"/>
  <manifest:file-entry manifest:full-path="Pictures/100002010000016900000065A73A2C38DE206C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cm, 0cm, 0cm)" draw:image-opacity="100%" style:mirror="none"/>
    </style:style>
    <style:style style:name="gr2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012269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78cm" fo:min-width="1.528cm"/>
    </style:style>
    <style:style style:name="gr4" style:family="graphic" style:parent-style-name="standard">
      <style:graphic-properties draw:stroke="none" draw:fill="solid" draw:fill-color="#012269" draw:textarea-horizontal-align="justify" draw:textarea-vertical-align="middle" draw:auto-grow-height="false" fo:min-height="1.713cm" fo:min-width="1.378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149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304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156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77cm" fo:min-width="0.208cm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2.766cm" fo:min-width="2.396cm"/>
    </style:style>
    <style:style style:name="gr10" style:family="graphic" style:parent-style-name="standard">
      <style:graphic-properties draw:stroke="none" draw:fill="solid" draw:fill-color="#ffffff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0.3cm"/>
    </style:style>
    <style:style style:name="gr12" style:family="graphic" style:parent-style-name="standard">
      <style:graphic-properties draw:stroke="none" svg:stroke-width="0.1cm" svg:stroke-color="#ffffff" draw:marker-start-width="0.5cm" draw:marker-end-width="0.5cm" draw:stroke-linejoin="miter" draw:fill-color="#012269" draw:textarea-vertical-align="middle"/>
    </style:style>
    <style:style style:name="gr13" style:family="graphic" style:parent-style-name="standard">
      <style:graphic-properties draw:stroke="none" svg:stroke-color="#012269" draw:fill="none" draw:fill-color="#ffffff" draw:textarea-horizontal-align="left" draw:textarea-vertical-align="middle" draw:auto-grow-height="true" draw:auto-grow-width="false" fo:min-height="5.395cm" fo:min-width="0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.1cm"/>
    </style:style>
    <style:style style:name="gr15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.249cm" fo:min-width="0cm"/>
    </style:style>
    <style:style style:name="gr16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.194cm" fo:min-width="0cm"/>
    </style:style>
    <style:style style:name="gr18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0.101cm"/>
    </style:style>
    <style:style style:name="gr19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0.136cm"/>
    </style:style>
    <style:style style:name="gr20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0.102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2.777cm" fo:min-width="2.406cm"/>
    </style:style>
    <style:style style:name="gr22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ff950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4cm" fo:min-width="1.534cm"/>
    </style:style>
    <style:style style:name="gr24" style:family="graphic" style:parent-style-name="standard">
      <style:graphic-properties draw:stroke="none" draw:fill="solid" draw:fill-color="#00458a" draw:textarea-horizontal-align="justify" draw:textarea-vertical-align="middle" draw:auto-grow-height="false" fo:min-height="1.721cm" fo:min-width="1.384cm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158cm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31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165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2.759cm" fo:min-width="2.388cm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72cm" fo:min-width="1.522cm"/>
    </style:style>
    <style:style style:name="gr30" style:family="graphic" style:parent-style-name="standard">
      <style:graphic-properties draw:stroke="none" draw:fill="solid" draw:fill-color="#012269" draw:textarea-horizontal-align="justify" draw:textarea-vertical-align="middle" draw:auto-grow-height="false" fo:min-height="1.708cm" fo:min-width="1.373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142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298cm"/>
    </style:style>
    <style:style style:name="gr33" style:family="graphic" style:parent-style-name="standard">
      <style:graphic-properties draw:stroke="none" draw:fill="solid" draw:fill-color="#012269" draw:textarea-horizontal-align="justify" draw:textarea-vertical-align="middle" draw:auto-grow-height="false" fo:min-height="0.213cm" fo:min-width="0cm"/>
    </style:style>
    <style:style style:name="gr3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125cm"/>
    </style:style>
    <style:style style:name="gr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162cm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126cm"/>
    </style:style>
    <style:style style:name="gr37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ff950e" draw:textarea-vertical-align="middle"/>
    </style:style>
    <style:style style:name="gr38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012269" draw:textarea-vertical-align="middle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9cm"/>
    </style:style>
    <style:style style:name="gr4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8cm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7cm"/>
    </style:style>
    <style:style style:name="gr4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6cm"/>
    </style:style>
    <style:style style:name="gr43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0.8cm"/>
    </style:style>
    <style:style style:name="gr44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0.6cm"/>
    </style:style>
    <style:style style:name="gr45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0.5cm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4cm"/>
    </style:style>
    <style:style style:name="gr4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6cm"/>
    </style:style>
    <style:style style:name="gr4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5cm"/>
    </style:style>
    <style:style style:name="gr49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ffffff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draw:fill="solid" draw:fill-color="#ff950e" draw:textarea-vertical-align="middle"/>
    </style:style>
    <style:style style:name="gr51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1.25cm" fo:min-width="0cm"/>
    </style:style>
    <style:style style:name="gr52" style:family="graphic" style:parent-style-name="standard">
      <style:graphic-properties draw:stroke="none" draw:fill="solid" draw:fill-color="#012269" draw:textarea-vertical-align="middle"/>
    </style:style>
    <style:style style:name="gr53" style:family="graphic" style:parent-style-name="standard">
      <style:graphic-properties draw:stroke="none" draw:fill="solid" draw:fill-color="#012269" draw:textarea-horizontal-align="justify" draw:textarea-vertical-align="middle" draw:auto-grow-height="false" fo:min-height="1.25cm" fo:min-width="0cm"/>
    </style:style>
    <style:style style:name="gr54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2.1cm"/>
    </style:style>
    <style:style style:name="gr55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2.3cm"/>
    </style:style>
    <style:style style:name="gr56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cm" fo:min-width="0.3cm"/>
    </style:style>
    <style:style style:name="gr57" style:family="graphic" style:parent-style-name="standard">
      <style:graphic-properties draw:stroke="none" draw:fill="solid" draw:fill-color="#ff950e" draw:textarea-horizontal-align="center" draw:textarea-vertical-align="middle"/>
    </style:style>
    <style:style style:name="gr58" style:family="graphic" style:parent-style-name="standard">
      <style:graphic-properties draw:stroke="none" svg:stroke-color="#012269" draw:fill="none" draw:fill-color="#ffffff" draw:textarea-horizontal-align="left" draw:textarea-vertical-align="middle" draw:auto-grow-height="true" draw:auto-grow-width="false" fo:min-height="10.779cm" fo:min-width="0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644cm"/>
    </style:style>
    <style:style style:name="gr60" style:family="graphic" style:parent-style-name="standard">
      <style:graphic-properties draw:stroke="none" svg:stroke-color="#012269" draw:fill="none" draw:fill-color="#ffffff" draw:textarea-horizontal-align="left" draw:textarea-vertical-align="middle" draw:auto-grow-height="true" draw:auto-grow-width="false" fo:min-height="5.708cm" fo:min-width="0cm"/>
    </style:style>
    <style:style style:name="gr6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77cm" fo:min-width="0.353cm"/>
    </style:style>
    <style:style style:name="gr6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72cm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78cm"/>
    </style:style>
    <style:style style:name="gr6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993cm"/>
    </style:style>
    <style:style style:name="gr6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486cm"/>
    </style:style>
    <style:style style:name="gr6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802cm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008cm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032cm"/>
    </style:style>
    <style:style style:name="gr6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608cm"/>
    </style:style>
    <style:style style:name="gr7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484cm"/>
    </style:style>
    <style:style style:name="gr7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5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331cm"/>
    </style:style>
    <style:style style:name="gr7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3cm"/>
    </style:style>
    <style:style style:name="gr7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392cm"/>
    </style:style>
    <style:style style:name="gr7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376cm"/>
    </style:style>
    <style:style style:name="gr7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8cm" fo:min-width="0.802cm"/>
    </style:style>
    <style:style style:name="gr7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5cm" fo:min-width="1.008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5cm" fo:min-width="2.508cm"/>
    </style:style>
    <style:style style:name="gr7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608cm"/>
    </style:style>
    <style:style style:name="gr8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6cm"/>
    </style:style>
    <style:style style:name="gr8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5cm" fo:min-width="0cm"/>
    </style:style>
    <style:style style:name="gr8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508cm"/>
    </style:style>
    <style:style style:name="gr8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508cm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2.1cm"/>
    </style:style>
    <style:style style:name="gr85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012269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ff950e" draw:textarea-horizontal-align="center" draw:textarea-vertical-align="middle"/>
    </style:style>
    <style:style style:name="gr87" style:family="graphic" style:parent-style-name="standard">
      <style:graphic-properties draw:stroke="none" draw:opacity="50%" draw:textarea-horizontal-align="justify" draw:textarea-vertical-align="middle" draw:auto-grow-height="false" fo:min-height="2.495cm" fo:min-width="0cm"/>
    </style:style>
    <style:style style:name="gr88" style:family="graphic" style:parent-style-name="standard">
      <style:graphic-properties draw:stroke="none" draw:opacity="50%" draw:textarea-horizontal-align="justify" draw:textarea-vertical-align="middle" draw:auto-grow-height="false" fo:min-height="2.768cm" fo:min-width="0cm"/>
    </style:style>
    <style:style style:name="gr89" style:family="graphic" style:parent-style-name="standard">
      <style:graphic-properties draw:textarea-horizontal-align="justify" draw:textarea-vertical-align="middle" draw:auto-grow-height="false" fo:min-height="3.407cm" fo:min-width="0cm"/>
    </style:style>
    <style:style style:name="gr90" style:family="graphic" style:parent-style-name="objectwithoutfill">
      <style:graphic-properties draw:fill="none" draw:textarea-vertical-align="middle"/>
    </style:style>
    <style:style style:name="gr91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stroke="none" draw:textarea-horizontal-align="justify" draw:textarea-vertical-align="middle" draw:auto-grow-height="false" fo:min-height="0.15cm" fo:min-width="0cm"/>
    </style:style>
    <style:style style:name="gr94" style:family="graphic" style:parent-style-name="standard">
      <style:graphic-properties draw:stroke="none" draw:opacity="50%" draw:textarea-horizontal-align="justify" draw:textarea-vertical-align="middle" draw:auto-grow-height="false" fo:min-height="2.529cm" fo:min-width="0cm"/>
    </style:style>
    <style:style style:name="gr95" style:family="graphic" style:parent-style-name="objectwithoutfill">
      <style:graphic-properties draw:marker-end="" draw:marker-end-width="0.3cm" draw:fill="none" draw:textarea-vertical-align="middle"/>
    </style:style>
    <style:style style:name="gr96" style:family="graphic" style:parent-style-name="standard">
      <style:graphic-properties draw:textarea-horizontal-align="justify" draw:textarea-vertical-align="middle" draw:auto-grow-height="false" fo:min-height="0cm" fo:min-width="1.9cm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132cm"/>
    </style:style>
    <style:style style:name="gr9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316cm"/>
    </style:style>
    <style:style style:name="gr99" style:family="graphic" style:parent-style-name="standard">
      <style:graphic-properties draw:stroke="none" draw:fill-color="#ff950e" draw:textarea-horizontal-align="justify" draw:textarea-vertical-align="middle" draw:auto-grow-height="false" fo:min-height="1.35cm" fo:min-width="0cm"/>
    </style:style>
    <style:style style:name="gr100" style:family="graphic" style:parent-style-name="standard">
      <style:graphic-properties draw:stroke="none" draw:fill-color="#ff950e" draw:textarea-horizontal-align="justify" draw:textarea-vertical-align="middle" draw:auto-grow-height="false" fo:min-height="0.15cm" fo:min-width="0.915cm"/>
    </style:style>
    <style:style style:name="gr101" style:family="graphic" style:parent-style-name="standard">
      <style:graphic-properties draw:stroke="none" draw:fill-color="#ff950e" draw:textarea-horizontal-align="justify" draw:textarea-vertical-align="middle" draw:auto-grow-height="false" fo:min-height="1.25cm" fo:min-width="0cm"/>
    </style:style>
    <style:style style:name="gr10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532cm"/>
    </style:style>
    <style:style style:name="gr10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762cm"/>
    </style:style>
    <style:style style:name="gr104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ffffff" draw:textarea-vertical-align="middle"/>
    </style:style>
    <style:style style:name="gr10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808cm"/>
    </style:style>
    <style:style style:name="gr10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968cm"/>
    </style:style>
    <style:style style:name="gr10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885cm"/>
    </style:style>
    <style:style style:name="gr108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109" style:family="graphic" style:parent-style-name="standard">
      <style:graphic-properties draw:textarea-horizontal-align="justify" draw:textarea-vertical-align="middle" draw:auto-grow-height="false" fo:min-height="0.984cm" fo:min-width="1.354cm"/>
    </style:style>
    <style:style style:name="gr1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cm"/>
    </style:style>
    <style:style style:name="gr111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012269" draw:opacity="100%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stroke="none" draw:fill="solid" draw:fill-color="#ffffff" draw:opacity="100%" draw:textarea-vertical-align="middle"/>
    </style:style>
    <style:style style:name="gr113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177cm" fo:min-width="0.353cm"/>
    </style:style>
    <style:style style:name="gr114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ff950e" draw:opacity="100%" draw:textarea-vertical-align="middle"/>
    </style:style>
    <style:style style:name="gr11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0.72cm"/>
    </style:style>
    <style:style style:name="gr11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0.78cm"/>
    </style:style>
    <style:style style:name="gr117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0.993cm"/>
    </style:style>
    <style:style style:name="gr118" style:family="graphic" style:parent-style-name="standard">
      <style:graphic-properties svg:stroke-width="0.035cm" svg:stroke-color="#012269" draw:marker-start-width="0.252cm" draw:marker-end-width="0.252cm" draw:fill-color="#ffffff" draw:textarea-horizontal-align="justify" draw:textarea-vertical-align="middle" draw:auto-grow-height="false" fo:min-height="3.55cm" fo:min-width="3.3cm" fo:padding-top="0.142cm" fo:padding-bottom="0.142cm" fo:padding-left="0.267cm" fo:padding-right="0.267cm"/>
    </style:style>
    <style:style style:name="gr119" style:family="graphic" style:parent-style-name="standard">
      <style:graphic-properties draw:stroke="none" draw:fill="solid" draw:fill-color="#012269" draw:textarea-horizontal-align="justify" draw:textarea-vertical-align="middle" draw:auto-grow-height="false" fo:min-height="2.31cm" fo:min-width="2.06cm"/>
    </style:style>
    <style:style style:name="gr1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1cm" fo:min-width="2.06cm"/>
    </style:style>
    <style:style style:name="gr121" style:family="graphic" style:parent-style-name="standard">
      <style:graphic-properties draw:fill="none" draw:textarea-horizontal-align="justify" draw:textarea-vertical-align="middle" draw:auto-grow-height="false" fo:min-height="1.56cm" fo:min-width="1.31cm"/>
    </style:style>
    <style:style style:name="gr1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923cm, 0.049cm, 0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292cm, 0.053cm, 0cm)" draw:image-opacity="100%" style:mirror="none"/>
    </style:style>
    <style:style style:name="gr124" style:family="graphic" style:parent-style-name="standard">
      <style:graphic-properties draw:stroke="none" draw:fill-color="#012269" draw:textarea-horizontal-align="justify" draw:textarea-vertical-align="middle" draw:auto-grow-height="false" fo:min-height="0cm" fo:min-width="0.4cm"/>
    </style:style>
    <style:style style:name="gr1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.1cm"/>
    </style:style>
    <style:style style:name="gr1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2cm"/>
    </style:style>
    <style:style style:name="gr127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334e87" draw:textarea-vertical-align="middle" fo:padding-top="0.175cm" fo:padding-bottom="0.175cm" fo:padding-left="0.3cm" fo:padding-right="0.3cm"/>
    </style:style>
    <style:style style:name="gr128" style:family="graphic" style:parent-style-name="standard">
      <style:graphic-properties draw:stroke="none" draw:fill="solid" draw:fill-color="#334e87" draw:textarea-vertical-align="middle"/>
    </style:style>
    <style:style style:name="gr129" style:family="graphic" style:parent-style-name="standard">
      <style:graphic-properties svg:stroke-color="#ff950e" draw:fill-color="#ff950e" draw:textarea-horizontal-align="justify" draw:textarea-vertical-align="middle" draw:auto-grow-height="false" fo:min-height="0.15cm" fo:min-width="0cm"/>
    </style:style>
    <style:style style:name="gr130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999999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99a6c3" draw:textarea-vertical-align="middle"/>
    </style:style>
    <style:style style:name="gr132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gradient" draw:fill-color="#334e87" draw:fill-gradient-name="Gradient_20_3" draw:textarea-vertical-align="middle" fo:padding-top="0.175cm" fo:padding-bottom="0.175cm" fo:padding-left="0.3cm" fo:padding-right="0.3cm"/>
    </style:style>
    <style:style style:name="gr133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gradient" draw:fill-color="#334e87" draw:fill-gradient-name="Gradient_20_4" draw:textarea-vertical-align="middle" fo:padding-top="0.175cm" fo:padding-bottom="0.175cm" fo:padding-left="0.3cm" fo:padding-right="0.3cm"/>
    </style:style>
    <style:style style:name="gr134" style:family="graphic" style:parent-style-name="standard">
      <style:graphic-properties draw:stroke="none" svg:stroke-width="0.1cm" svg:stroke-color="#ffffff" draw:marker-start-width="0.5cm" draw:marker-end-width="0.5cm" draw:stroke-linejoin="miter" draw:fill="gradient" draw:fill-color="#ff950e" draw:fill-gradient-name="Gradient_20_12" draw:textarea-horizontal-align="center" draw:textarea-vertical-align="middle"/>
    </style:style>
    <style:style style:name="gr135" style:family="graphic" style:parent-style-name="standard">
      <style:graphic-properties draw:stroke="none" svg:stroke-width="0.1cm" svg:stroke-color="#ffffff" draw:marker-start-width="0.5cm" draw:marker-end-width="0.5cm" draw:stroke-linejoin="miter" draw:fill="gradient" draw:fill-color="#ff950e" draw:fill-gradient-name="Gradient_20_7" draw:textarea-horizontal-align="center" draw:textarea-vertical-align="middle"/>
    </style:style>
    <style:style style:name="gr136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gradient" draw:fill-color="#334e87" draw:fill-gradient-name="Gradient_20_13" draw:textarea-vertical-align="middle" fo:padding-top="0.175cm" fo:padding-bottom="0.175cm" fo:padding-left="0.3cm" fo:padding-right="0.3cm"/>
    </style:style>
    <style:style style:name="gr137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4.5cm"/>
    </style:style>
    <style:style style:name="gr138" style:family="graphic" style:parent-style-name="standard">
      <style:graphic-properties draw:stroke="none" svg:stroke-width="0.035cm" svg:stroke-color="#012269" draw:marker-start-width="0.252cm" draw:marker-end-width="0.252cm" draw:fill-color="#ffffff" draw:opacity="100%" draw:textarea-horizontal-align="justify" draw:textarea-vertical-align="middle" draw:auto-grow-height="false" fo:min-height="3.516cm" fo:min-width="3.266cm" fo:padding-top="0.142cm" fo:padding-bottom="0.142cm" fo:padding-left="0.267cm" fo:padding-right="0.267cm"/>
    </style:style>
    <style:style style:name="gr139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0.802cm"/>
    </style:style>
    <style:style style:name="gr14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1.008cm"/>
    </style:style>
    <style:style style:name="gr141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cm" fo:min-width="0.032cm"/>
    </style:style>
    <style:style style:name="gr142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cm" fo:min-width="0.9cm"/>
    </style:style>
    <style:style style:name="gr143" style:family="graphic" style:parent-style-name="standard">
      <style:graphic-properties draw:stroke="none" draw:fill-color="#ffffff" draw:textarea-horizontal-align="justify" draw:textarea-vertical-align="middle" draw:auto-grow-height="false" fo:min-height="27.75cm" fo:min-width="39.5cm"/>
    </style:style>
    <style:style style:name="gr144" style:family="graphic" style:parent-style-name="standard">
      <style:graphic-properties draw:stroke="none" draw:fill-color="#012269" draw:textarea-horizontal-align="justify" draw:textarea-vertical-align="middle" draw:auto-grow-height="false" fo:min-height="6.15cm" fo:min-width="6.6cm"/>
    </style:style>
    <style:style style:name="gr145" style:family="graphic" style:parent-style-name="standard">
      <style:graphic-properties draw:stroke="none" draw:fill-color="#012269" draw:textarea-horizontal-align="justify" draw:textarea-vertical-align="middle" draw:auto-grow-height="false" fo:min-height="8.45cm" fo:min-width="29.5cm"/>
    </style:style>
    <style:style style:name="gr146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000000" draw:textarea-horizontal-align="center" draw:textarea-vertical-align="middle" fo:padding-top="0.175cm" fo:padding-bottom="0.175cm" fo:padding-left="0.3cm" fo:padding-right="0.3cm"/>
    </style:style>
    <style:style style:name="gr147" style:family="graphic" style:parent-style-name="standard">
      <style:graphic-properties draw:stroke="none" draw:fill-color="#012269" draw:textarea-horizontal-align="justify" draw:textarea-vertical-align="middle" draw:auto-grow-height="false" fo:min-height="4.75cm" fo:min-width="24.5cm"/>
    </style:style>
    <style:style style:name="gr148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9" style:family="graphic" style:parent-style-name="objectwithoutfill">
      <style:graphic-properties svg:stroke-width="0.2cm" svg:stroke-color="#012269" draw:marker-start-width="0.542cm" draw:marker-end-width="0.542cm" draw:fill="solid" draw:fill-color="#ffffff" draw:textarea-vertical-align="middle" fo:padding-top="0.224cm" fo:padding-bottom="0.224cm" fo:padding-left="0.349cm" fo:padding-right="0.349cm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51cm" fo:min-width="0cm" fo:padding-top="0cm" fo:padding-bottom="0cm" fo:padding-left="0cm" fo:padding-right="0cm"/>
    </style:style>
    <style:style style:name="gr152" style:family="graphic" style:parent-style-name="standard" style:list-style-name="L1">
      <style:graphic-properties draw:stroke="solid" svg:stroke-width="0.15cm" svg:stroke-color="#012269" draw:marker-start="" draw:marker-start-width="0.415cm" draw:marker-start-center="false" draw:marker-end="" draw:marker-end-width="0.415cm" draw:marker-end-center="false" draw:fill="solid" draw:fill-color="#ffffff" draw:textarea-horizontal-align="justify" draw:textarea-vertical-align="middle" fo:padding-top="0.199cm" fo:padding-bottom="0.199cm" fo:padding-left="0.324cm" fo:padding-right="0.324cm" draw:shadow="hidden" draw:shadow-offset-x="0.2cm" draw:shadow-offset-y="0.2cm" draw:shadow-color="#808080"/>
    </style:style>
    <style:style style:name="gr153" style:family="graphic" style:parent-style-name="standard">
      <style:graphic-properties draw:stroke="none" svg:stroke-width="0.106cm" svg:stroke-color="#000000" draw:fill="none" draw:fill-color="#ffffff" draw:textarea-horizontal-align="center" draw:textarea-vertical-align="middle" draw:auto-grow-height="false" draw:auto-grow-width="false" fo:min-height="0.467cm" fo:min-width="0cm" fo:padding-top="0cm" fo:padding-bottom="0cm" fo:padding-left="0cm" fo:padding-right="0cm"/>
    </style:style>
    <style:style style:name="gr154" style:family="graphic" style:parent-style-name="objectwithoutfill">
      <style:graphic-properties svg:stroke-width="0.564cm" svg:stroke-color="#ffffff" draw:marker-start-width="1.088cm" draw:marker-end-width="1.088cm" draw:fill="solid" draw:fill-color="#ffffff" draw:textarea-vertical-align="middle" fo:padding-top="0.406cm" fo:padding-bottom="0.406cm" fo:padding-left="0.531cm" fo:padding-right="0.531cm"/>
    </style:style>
    <style:style style:name="gr155" style:family="graphic" style:parent-style-name="standard" style:list-style-name="L1">
      <style:graphic-properties draw:stroke="solid" svg:stroke-width="0.564cm" svg:stroke-color="#ffffff" draw:marker-start="" draw:marker-start-width="1.036cm" draw:marker-start-center="false" draw:marker-end="" draw:marker-end-width="1.036cm" draw:marker-end-center="false" draw:fill="solid" draw:fill-color="#ffffff" draw:textarea-horizontal-align="justify" draw:textarea-vertical-align="middle" fo:padding-top="0.406cm" fo:padding-bottom="0.406cm" fo:padding-left="0.531cm" fo:padding-right="0.531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.15cm" svg:stroke-color="#012269" draw:marker-start="" draw:marker-start-width="0.415cm" draw:marker-start-center="false" draw:marker-end="" draw:marker-end-width="0.415cm" draw:marker-end-center="false" draw:fill="solid" draw:fill-color="#ffffff" draw:textarea-horizontal-align="justify" draw:textarea-vertical-align="middle" fo:padding-top="0.199cm" fo:padding-bottom="0.199cm" fo:padding-left="0.324cm" fo:padding-right="0.324cm" draw:shadow="hidden" draw:shadow-offset-x="0.2cm" draw:shadow-offset-y="0.2cm" draw:shadow-color="#808080"/>
    </style:style>
    <style:style style:name="gr157" style:family="graphic" style:parent-style-name="standard">
      <style:graphic-properties draw:stroke="none" draw:fill-color="#ffffff" draw:textarea-horizontal-align="justify" draw:textarea-vertical-align="middle" draw:auto-grow-height="false" fo:min-height="12.75cm" fo:min-width="12.5cm"/>
    </style:style>
    <style:style style:name="gr158" style:family="graphic" style:parent-style-name="standard">
      <style:graphic-properties draw:stroke="none" draw:fill-color="#012269" draw:textarea-horizontal-align="justify" draw:textarea-vertical-align="middle" draw:auto-grow-height="false" fo:min-height="14.75cm" fo:min-width="14.5cm"/>
    </style:style>
    <style:style style:name="gr1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216cm" fo:min-width="0cm" fo:padding-top="0cm" fo:padding-bottom="0cm" fo:padding-left="0cm" fo:padding-right="0cm"/>
    </style:style>
    <style:style style:name="gr160" style:family="graphic" style:parent-style-name="standard">
      <style:graphic-properties draw:stroke="none" draw:fill-color="#012269" draw:textarea-horizontal-align="justify" draw:textarea-vertical-align="middle" draw:auto-grow-height="false" fo:min-height="4.75cm" fo:min-width="4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12269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012269"/>
      <style:paragraph-properties fo:text-align="center"/>
    </style:style>
    <style:style style:name="P6" style:family="paragraph">
      <loext:graphic-properties draw:fill="none" draw:fill-color="#ffffff"/>
      <style:text-properties fo:color="#012269" style:font-name="TeXGyreAdventor" fo:font-size="105pt" style:font-size-asian="105pt" style:font-size-complex="105pt"/>
    </style:style>
    <style:style style:name="P7" style:family="paragraph">
      <loext:graphic-properties draw:fill="solid" draw:fill-color="#ff950e"/>
      <style:paragraph-properties fo:text-align="center"/>
    </style:style>
    <style:style style:name="P8" style:family="paragraph">
      <loext:graphic-properties draw:fill="solid" draw:fill-color="#012269"/>
      <style:paragraph-properties fo:text-align="justify"/>
    </style:style>
    <style:style style:name="P9" style:family="paragraph">
      <loext:graphic-properties draw:fill="solid" draw:fill-color="#ffffff"/>
      <style:paragraph-properties fo:text-align="justify"/>
    </style:style>
    <style:style style:name="P10" style:family="paragraph">
      <loext:graphic-properties draw:fill-color="#012269"/>
      <style:paragraph-properties fo:text-align="justify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  <style:text-properties fo:color="#012269" style:font-name="TeXGyreAdventor" fo:font-size="105pt" style:font-size-asian="105pt" style:font-size-complex="105pt"/>
    </style:style>
    <style:style style:name="P13" style:family="paragraph">
      <loext:graphic-properties draw:fill="solid" draw:fill-color="#ff950e"/>
      <style:paragraph-properties fo:text-align="justify"/>
    </style:style>
    <style:style style:name="P14" style:family="paragraph">
      <loext:graphic-properties draw:fill="solid" draw:fill-color="#00458a"/>
      <style:paragraph-properties fo:text-align="center"/>
    </style:style>
    <style:style style:name="P15" style:family="paragraph">
      <loext:graphic-properties draw:fill="none" draw:fill-color="#ffffff"/>
      <style:text-properties fo:color="#012269" style:font-name="TeXGyreAdventor" fo:font-size="105pt" fo:letter-spacing="-0.141cm" style:font-size-asian="105pt" style:font-size-complex="105pt"/>
    </style:style>
    <style:style style:name="P16" style:family="paragraph">
      <loext:graphic-properties draw:fill="none" draw:fill-color="#ffffff"/>
      <style:paragraph-properties fo:text-align="justify"/>
      <style:text-properties fo:color="#012269" style:font-name="TeXGyreAdventor" fo:font-size="105pt" fo:letter-spacing="-0.176cm" style:font-size-asian="105pt" style:font-size-complex="105pt"/>
    </style:style>
    <style:style style:name="P17" style:family="paragraph">
      <loext:graphic-properties draw:fill="none" draw:fill-color="#ffffff"/>
      <style:paragraph-properties fo:text-align="justify"/>
      <style:text-properties fo:color="#012269" style:font-name="TeXGyreAdventor" fo:font-size="105pt" fo:letter-spacing="-0.176cm" style:text-underline-style="solid" style:text-underline-width="bold" style:text-underline-color="font-color" fo:font-weight="bold" style:font-size-asian="105pt" style:font-size-complex="105pt"/>
    </style:style>
    <style:style style:name="P18" style:family="paragraph">
      <loext:graphic-properties draw:fill="none" draw:fill-color="#ffffff"/>
      <style:paragraph-properties fo:text-align="justify"/>
      <style:text-properties fo:color="#012269" style:font-name="TeXGyreAdventor" fo:font-size="105pt" fo:letter-spacing="-0.141cm" style:font-size-asian="105pt" style:font-size-complex="105pt"/>
    </style:style>
    <style:style style:name="P19" style:family="paragraph">
      <loext:graphic-properties draw:fill="none" draw:fill-color="#ffffff"/>
      <style:paragraph-properties fo:text-align="justify"/>
      <style:text-properties fo:color="#012269" style:font-name="Calibri" fo:font-size="105pt" fo:letter-spacing="-0.141cm" fo:font-weight="bold" style:font-size-asian="105pt" style:font-weight-asian="bold" style:font-size-complex="105pt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opacity="5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-color="#ff950e"/>
      <style:paragraph-properties fo:text-align="center"/>
    </style:style>
    <style:style style:name="P24" style:family="paragraph">
      <loext:graphic-properties draw:fill="solid" draw:fill-color="#012269" draw:opacity="100%"/>
      <style:paragraph-properties fo:text-align="center"/>
    </style:style>
    <style:style style:name="P25" style:family="paragraph">
      <loext:graphic-properties draw:fill="solid" draw:fill-color="#ffffff" draw:opacity="100%"/>
      <style:paragraph-properties fo:text-align="center"/>
    </style:style>
    <style:style style:name="P26" style:family="paragraph">
      <loext:graphic-properties draw:fill="solid" draw:fill-color="#ff950e" draw:opacity="100%"/>
      <style:paragraph-properties fo:text-align="center"/>
    </style:style>
    <style:style style:name="P27" style:family="paragraph">
      <loext:graphic-properties draw:fill="solid" draw:fill-color="#334e87"/>
      <style:paragraph-properties fo:text-align="center"/>
    </style:style>
    <style:style style:name="P28" style:family="paragraph">
      <loext:graphic-properties draw:fill="solid" draw:fill-color="#999999"/>
      <style:paragraph-properties fo:text-align="center"/>
    </style:style>
    <style:style style:name="P29" style:family="paragraph">
      <loext:graphic-properties draw:fill="solid" draw:fill-color="#99a6c3"/>
      <style:paragraph-properties fo:text-align="center"/>
    </style:style>
    <style:style style:name="P30" style:family="paragraph">
      <loext:graphic-properties draw:fill="gradient" draw:fill-color="#334e87" draw:fill-gradient-name="Gradient_20_3"/>
      <style:paragraph-properties fo:text-align="center"/>
    </style:style>
    <style:style style:name="P31" style:family="paragraph">
      <loext:graphic-properties draw:fill="gradient" draw:fill-color="#334e87" draw:fill-gradient-name="Gradient_20_4"/>
      <style:paragraph-properties fo:text-align="center"/>
    </style:style>
    <style:style style:name="P32" style:family="paragraph">
      <loext:graphic-properties draw:fill="gradient" draw:fill-color="#ff950e" draw:fill-gradient-name="Gradient_20_12"/>
      <style:paragraph-properties fo:text-align="center"/>
    </style:style>
    <style:style style:name="P33" style:family="paragraph">
      <loext:graphic-properties draw:fill="gradient" draw:fill-color="#ff950e" draw:fill-gradient-name="Gradient_20_7"/>
      <style:paragraph-properties fo:text-align="center"/>
    </style:style>
    <style:style style:name="P34" style:family="paragraph">
      <loext:graphic-properties draw:fill="gradient" draw:fill-color="#334e87" draw:fill-gradient-name="Gradient_20_13"/>
      <style:paragraph-properties fo:text-align="center"/>
    </style:style>
    <style:style style:name="P35" style:family="paragraph">
      <loext:graphic-properties draw:fill-color="#ffffff" draw:opacity="100%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ffffff"/>
      <style:paragraph-properties fo:text-align="start"/>
    </style:style>
    <style:style style:name="P38" style:family="paragraph">
      <loext:graphic-properties draw:fill="none" draw:fill-color="#ffffff"/>
      <style:paragraph-properties fo:text-align="center"/>
      <style:text-properties fo:font-size="34pt" style:font-size-asian="34pt" style:font-size-complex="34pt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start"/>
    </style:style>
    <style:style style:name="P41" style:family="paragraph">
      <loext:graphic-properties draw:fill="none" draw:fill-color="#ffffff"/>
      <style:paragraph-properties fo:text-align="start"/>
      <style:text-properties fo:color="#ffffff" fo:font-size="11pt" fo:font-weight="bold" style:font-size-asian="11pt" style:font-size-complex="11pt"/>
    </style:style>
    <style:style style:name="T1" style:family="text">
      <style:text-properties fo:color="#012269" style:font-name="TeXGyreAdventor" fo:font-size="105pt" style:font-size-asian="105pt" style:font-size-complex="105pt"/>
    </style:style>
    <style:style style:name="T2" style:family="text">
      <style:text-properties fo:color="#ff950e" style:font-name="TeXGyreAdventor" fo:font-size="105pt" style:font-size-asian="105pt" style:font-size-complex="105pt"/>
    </style:style>
    <style:style style:name="T3" style:family="text">
      <style:text-properties fo:color="#012269" style:font-name="TeXGyreAdventor" fo:font-size="105pt" fo:letter-spacing="-0.141cm" style:font-size-asian="105pt" style:font-size-complex="105pt"/>
    </style:style>
    <style:style style:name="T4" style:family="text">
      <style:text-properties fo:color="#ff950e" style:font-name="TeXGyreAdventor" fo:font-size="105pt" fo:letter-spacing="-0.141cm" style:font-size-asian="105pt" style:font-size-complex="105pt"/>
    </style:style>
    <style:style style:name="T5" style:family="text">
      <style:text-properties fo:color="#012269" style:font-name="TeXGyreAdventor" fo:font-size="105pt" fo:letter-spacing="-0.176cm" style:font-size-asian="105pt" style:font-size-complex="105pt"/>
    </style:style>
    <style:style style:name="T6" style:family="text">
      <style:text-properties fo:color="#012269" style:font-name="TeXGyreAdventor" fo:font-size="105pt" fo:letter-spacing="-0.141cm" fo:font-weight="bold" style:font-size-asian="105pt" style:font-weight-asian="bold" style:font-size-complex="105pt" style:font-weight-complex="bold"/>
    </style:style>
    <style:style style:name="T7" style:family="text">
      <style:text-properties fo:color="#012269" fo:font-size="34pt" fo:font-weight="bold" style:font-size-asian="34pt" style:font-size-complex="34pt"/>
    </style:style>
    <style:style style:name="T8" style:family="text">
      <style:text-properties fo:color="#ffffff" fo:font-size="11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65cm" svg:height="3.069cm" svg:x="1.335cm" svg:y="21.727cm">
          <draw:image xlink:href="Pictures/1000020100000320000000BC238CA256FB719F2D.png" xlink:type="simple" xlink:show="embed" xlink:actuate="onLoad" loext:mime-type="image/png">
            <text:p/>
          </draw:image>
        </draw:frame>
        <draw:g>
          <draw:polygon draw:style-name="gr2" draw:text-style-name="P2" draw:layer="layout" svg:width="1.688cm" svg:height="2.749cm" svg:x="1.421cm" svg:y="25.238cm" svg:viewBox="0 0 1689 2750" draw:points="0,0 1689,0 1689,647 1407,647 1407,971 1689,971 1689,2750 0,2750 0,971 282,971 282,647 0,647">
            <text:p/>
          </draw:polygon>
          <draw:g>
            <draw:custom-shape draw:style-name="gr3" draw:text-style-name="P3" draw:layer="layout" svg:width="2.866cm" svg:height="2.866cm" svg:x="1.918cm" svg:y="25.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2.654cm" svg:height="2.775cm" svg:x="2.024cm" svg:y="25.2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649cm" svg:height="0.18cm" svg:x="2.029cm" svg:y="26.8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2.804cm" svg:height="0.16cm" svg:x="1.977cm" svg:y="26.5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2.656cm" svg:height="0.159cm" svg:x="2.022cm" svg:y="26.2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3" draw:layer="layout" svg:width="0.708cm" svg:height="3.327cm" svg:x="4.076cm" svg:y="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2.896cm" svg:height="3.016cm" svg:x="1.3cm" svg:y="25.121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399cm" svg:height="2.799cm" svg:x="13.844cm" svg:y="4.57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14.644cm" svg:y="4.57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15.844cm" svg:y="4.373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5" draw:layer="layout" svg:width="1.799cm" svg:height="2.799cm" svg:x="14.844cm" svg:y="4.57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15.244cm" svg:y="5.239cm" svg:viewBox="0 0 800 1334" draw:points="800,1334 0,1334 800,0">
            <text:p/>
          </draw:polygon>
          <draw:frame draw:style-name="gr13" draw:text-style-name="P6" draw:layer="layout" svg:width="8.741cm" svg:height="5.645cm" svg:x="16.659cm" svg:y="2.9cm">
            <draw:text-box>
              <text:p><text:span text:style-name="T1">diac</text:span></text:p>
            </draw:text-box>
          </draw:frame>
          <draw:custom-shape draw:style-name="gr14" draw:text-style-name="P3" draw:layer="layout" svg:width="0.6cm" svg:height="0.8cm" svg:x="19.544cm" svg:y="4.37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0.276cm" svg:height="0.499cm" svg:x="19.668cm" svg:y="4.576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8" draw:layer="layout" svg:width="2.399cm" svg:height="2.799cm" svg:x="13.844cm" svg:y="11.828cm" svg:viewBox="0 0 2400 2800" draw:points="0,0 2400,0 2400,659 2000,659 2000,988 2400,988 2400,2800 0,2800 0,988 400,988 400,600 0,600">
            <text:p/>
          </draw:polygon>
          <draw:polygon draw:style-name="gr10" draw:text-style-name="P9" draw:layer="layout" svg:width="1.799cm" svg:height="2.999cm" svg:x="14.644cm" svg:y="11.828cm" svg:viewBox="0 0 1800 3000" draw:points="1200,3000 1200,2600 0,2600 0,2000 1200,0 1800,0 1600,2800">
            <text:p/>
          </draw:polygon>
          <draw:custom-shape draw:style-name="gr11" draw:text-style-name="P9" draw:layer="layout" svg:width="0.8cm" svg:height="0.4cm" svg:x="15.844cm" svg:y="11.628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10" draw:layer="layout" svg:width="1.799cm" svg:height="2.799cm" svg:x="14.844cm" svg:y="11.828cm" svg:viewBox="0 0 1800 2800" draw:points="1200,2800 1200,2400 0,2400 0,2000 1200,0 1600,0 1600,2000 1800,2000 1800,2400 1600,2400 1600,2800">
            <text:p/>
          </draw:polygon>
          <draw:polygon draw:style-name="gr10" draw:text-style-name="P9" draw:layer="layout" svg:width="0.799cm" svg:height="1.333cm" svg:x="15.244cm" svg:y="12.494cm" svg:viewBox="0 0 800 1334" draw:points="800,1334 0,1334 800,0">
            <text:p/>
          </draw:polygon>
          <draw:g>
            <draw:frame draw:style-name="gr13" draw:text-style-name="P12" draw:layer="layout" svg:width="8.741cm" svg:height="5.645cm" svg:x="16.659cm" svg:y="10.155cm">
              <draw:text-box>
                <text:p text:style-name="P11"><text:span text:style-name="T1">diac</text:span></text:p>
              </draw:text-box>
            </draw:frame>
            <draw:g>
              <draw:custom-shape draw:style-name="gr16" draw:text-style-name="P13" draw:layer="layout" svg:width="0.65cm" svg:height="0.65cm" svg:x="19.493cm" svg:y="11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3" draw:layer="layout" svg:width="0.602cm" svg:height="0.628cm" svg:x="19.517cm" svg:y="11.7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3" draw:layer="layout" svg:width="0.601cm" svg:height="0.039cm" svg:x="19.518cm" svg:y="12.11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0.636cm" svg:height="0.035cm" svg:x="19.506cm" svg:y="12.043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0.602cm" svg:height="0.036cm" svg:x="19.517cm" svg:y="11.969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polygon draw:style-name="gr2" draw:text-style-name="P2" draw:layer="layout" svg:width="2.399cm" svg:height="2.799cm" svg:x="1.044cm" svg:y="1.028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1.844cm" svg:y="1.028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.044cm" svg:y="0.828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5" draw:layer="layout" svg:width="1.799cm" svg:height="2.799cm" svg:x="2.044cm" svg:y="1.028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.444cm" svg:y="1.694cm" svg:viewBox="0 0 800 1334" draw:points="800,1334 0,1334 800,0">
            <text:p/>
          </draw:polygon>
          <draw:frame draw:style-name="gr13" draw:text-style-name="P6" draw:layer="layout" svg:width="13.941cm" svg:height="5.645cm" svg:x="3.859cm" svg:y="-0.645cm">
            <draw:text-box>
              <text:p><text:span text:style-name="T1">DIAC</text:span></text:p>
            </draw:text-box>
          </draw:frame>
          <draw:polygon draw:style-name="gr2" draw:text-style-name="P2" draw:layer="layout" svg:width="2.399cm" svg:height="2.799cm" svg:x="1.045cm" svg:y="1.029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1.845cm" svg:y="1.029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.045cm" svg:y="0.829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5" draw:layer="layout" svg:width="1.799cm" svg:height="2.799cm" svg:x="2.045cm" svg:y="1.029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.445cm" svg:y="1.695cm" svg:viewBox="0 0 800 1334" draw:points="800,1334 0,1334 800,0">
            <text:p/>
          </draw:polygon>
        </draw:g>
        <draw:g>
          <draw:polygon draw:style-name="gr2" draw:text-style-name="P2" draw:layer="layout" svg:width="2.399cm" svg:height="2.799cm" svg:x="13.9cm" svg:y="8.17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14.7cm" svg:y="8.17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15.9cm" svg:y="7.9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" draw:text-style-name="P5" draw:layer="layout" svg:width="1.799cm" svg:height="2.799cm" svg:x="14.9cm" svg:y="8.17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15.3cm" svg:y="8.839cm" svg:viewBox="0 0 800 1334" draw:points="800,1334 0,1334 800,0">
            <text:p/>
          </draw:polygon>
          <draw:frame draw:style-name="gr13" draw:text-style-name="P6" draw:layer="layout" svg:width="8.785cm" svg:height="5.645cm" svg:x="16.715cm" svg:y="6.5cm">
            <draw:text-box>
              <text:p><text:span text:style-name="T1">d</text:span><text:span text:style-name="T2">i</text:span><text:span text:style-name="T1">ac</text:span></text:p>
            </draw:text-box>
          </draw:frame>
        </draw:g>
        <draw:g>
          <draw:polygon draw:style-name="gr2" draw:text-style-name="P2" draw:layer="layout" svg:width="2.399cm" svg:height="2.799cm" svg:x="13.844cm" svg:y="1.028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14.644cm" svg:y="1.028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15.844cm" svg:y="0.828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5" draw:layer="layout" svg:width="1.799cm" svg:height="2.799cm" svg:x="14.844cm" svg:y="1.028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15.244cm" svg:y="1.694cm" svg:viewBox="0 0 800 1334" draw:points="800,1334 0,1334 800,0">
            <text:p/>
          </draw:polygon>
          <draw:frame draw:style-name="gr13" draw:text-style-name="P6" draw:layer="layout" svg:width="8.741cm" svg:height="5.645cm" svg:x="16.659cm" svg:y="-0.645cm">
            <draw:text-box>
              <text:p><text:span text:style-name="T1">diac</text:span></text:p>
            </draw:text-box>
          </draw:frame>
        </draw:g>
        <draw:g>
          <draw:custom-shape draw:style-name="gr21" draw:text-style-name="P3" draw:layer="layout" svg:width="2.906cm" svg:height="3.027cm" svg:x="4.504cm" svg:y="21.7cm">
            <text:p/>
            <draw:enhanced-geometry svg:viewBox="0 0 21600 21600" draw:type="rectangle" draw:enhanced-path="M 0 0 L 21600 0 21600 21600 0 21600 0 0 Z N"/>
          </draw:custom-shape>
          <draw:polygon draw:style-name="gr22" draw:text-style-name="P7" draw:layer="layout" svg:width="1.694cm" svg:height="2.542cm" svg:x="4.625cm" svg:y="21.916cm" svg:viewBox="0 0 1695 2543" draw:points="0,0 1695,0 1695,598 1412,598 1412,897 1695,897 1695,2543 0,2543 0,897 283,897 283,598 0,598">
            <text:p/>
          </draw:polygon>
          <draw:g>
            <draw:custom-shape draw:style-name="gr23" draw:text-style-name="P3" draw:layer="layout" svg:width="2.876cm" svg:height="2.876cm" svg:x="5.124cm" svg:y="21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4" draw:layer="layout" svg:width="2.664cm" svg:height="2.785cm" svg:x="5.23cm" svg:y="21.7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3" draw:layer="layout" svg:width="2.658cm" svg:height="0.181cm" svg:x="5.236cm" svg:y="23.40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3" draw:layer="layout" svg:width="2.815cm" svg:height="0.16cm" svg:x="5.183cm" svg:y="23.10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" draw:layer="layout" svg:width="2.665cm" svg:height="0.16cm" svg:x="5.229cm" svg:y="22.78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8" draw:text-style-name="P3" draw:layer="layout" svg:width="2.888cm" svg:height="3.009cm" svg:x="4.525cm" svg:y="25.127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1.684cm" svg:height="2.526cm" svg:x="4.645cm" svg:y="25.342cm" svg:viewBox="0 0 1685 2527" draw:points="0,0 1685,0 1685,595 1404,595 1404,892 1685,892 1685,2527 0,2527 0,892 281,892 281,595 0,595">
            <text:p/>
          </draw:polygon>
          <draw:g>
            <draw:custom-shape draw:style-name="gr29" draw:text-style-name="P3" draw:layer="layout" svg:width="2.858cm" svg:height="2.858cm" svg:x="5.142cm" svg:y="25.1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2" draw:layer="layout" svg:width="2.647cm" svg:height="2.768cm" svg:x="5.247cm" svg:y="25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3" draw:layer="layout" svg:width="2.642cm" svg:height="0.18cm" svg:x="5.252cm" svg:y="26.82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" draw:layer="layout" svg:width="2.798cm" svg:height="0.16cm" svg:x="5.2cm" svg:y="26.52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.649cm" svg:height="0.159cm" svg:x="5.245cm" svg:y="26.20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olygon draw:style-name="gr2" draw:text-style-name="P8" draw:layer="layout" svg:width="2.399cm" svg:height="2.799cm" svg:x="13.8cm" svg:y="15.473cm" svg:viewBox="0 0 2400 2800" draw:points="0,0 2400,0 2400,659 2000,659 2000,988 2400,988 2400,2800 0,2800 0,988 400,988 400,600 0,600">
            <text:p/>
          </draw:polygon>
          <draw:polygon draw:style-name="gr10" draw:text-style-name="P9" draw:layer="layout" svg:width="1.799cm" svg:height="2.999cm" svg:x="14.6cm" svg:y="15.473cm" svg:viewBox="0 0 1800 3000" draw:points="1200,3000 1200,2600 0,2600 0,2000 1200,0 1800,0 1600,2800">
            <text:p/>
          </draw:polygon>
          <draw:custom-shape draw:style-name="gr11" draw:text-style-name="P9" draw:layer="layout" svg:width="0.8cm" svg:height="0.4cm" svg:x="15.8cm" svg:y="15.273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10" draw:layer="layout" svg:width="1.799cm" svg:height="2.799cm" svg:x="14.8cm" svg:y="15.473cm" svg:viewBox="0 0 1800 2800" draw:points="1200,2800 1200,2400 0,2400 0,2000 1200,0 1600,0 1600,2000 1800,2000 1800,2400 1600,2400 1600,2800">
            <text:p/>
          </draw:polygon>
          <draw:polygon draw:style-name="gr10" draw:text-style-name="P9" draw:layer="layout" svg:width="0.799cm" svg:height="1.333cm" svg:x="15.2cm" svg:y="16.139cm" svg:viewBox="0 0 800 1334" draw:points="800,1334 0,1334 800,0">
            <text:p/>
          </draw:polygon>
          <draw:frame draw:style-name="gr13" draw:text-style-name="P12" draw:layer="layout" svg:width="8.885cm" svg:height="5.645cm" svg:x="16.615cm" svg:y="13.8cm">
            <draw:text-box>
              <text:p text:style-name="P11"><text:span text:style-name="T1">diac</text:span></text:p>
            </draw:text-box>
          </draw:frame>
          <draw:g>
            <draw:custom-shape draw:style-name="gr33" draw:text-style-name="P2" draw:layer="layout" svg:width="0.626cm" svg:height="0.655cm" svg:x="19.443cm" svg:y="15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3" draw:layer="layout" svg:width="0.625cm" svg:height="0.043cm" svg:x="19.444cm" svg:y="15.84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3" draw:layer="layout" svg:width="0.662cm" svg:height="0.038cm" svg:x="19.432cm" svg:y="15.77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" draw:layer="layout" svg:width="0.626cm" svg:height="0.037cm" svg:x="19.443cm" svg:y="15.69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olygon draw:style-name="gr2" draw:text-style-name="P2" draw:layer="layout" svg:width="2.399cm" svg:height="2.799cm" svg:x="26.3cm" svg:y="10.9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7.1cm" svg:y="10.9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28.3cm" svg:y="10.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99cm" svg:height="2.799cm" svg:x="27.3cm" svg:y="10.9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7.7cm" svg:y="11.566cm" svg:viewBox="0 0 800 1334" draw:points="800,1334 0,1334 800,0">
            <text:p/>
          </draw:polygon>
        </draw:g>
        <draw:g>
          <draw:polygon draw:style-name="gr22" draw:text-style-name="P7" draw:layer="layout" svg:width="2.399cm" svg:height="2.799cm" svg:x="29.6cm" svg:y="10.9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0.4cm" svg:y="10.9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1.6cm" svg:y="10.7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5" draw:layer="layout" svg:width="1.799cm" svg:height="2.799cm" svg:x="30.6cm" svg:y="10.9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1cm" svg:y="11.566cm" svg:viewBox="0 0 800 1334" draw:points="800,1334 0,1334 800,0">
            <text:p/>
          </draw:polygon>
        </draw:g>
        <draw:polygon draw:style-name="gr2" draw:text-style-name="P2" draw:layer="layout" svg:width="2.399cm" svg:height="2.799cm" svg:x="13.844cm" svg:y="1.028cm" svg:viewBox="0 0 2400 2800" draw:points="0,0 2400,0 2400,659 2000,659 2000,988 2400,988 2400,2800 0,2800 0,988 400,988 400,600 0,600">
          <text:p/>
        </draw:polygon>
        <draw:polygon draw:style-name="gr10" draw:text-style-name="P3" draw:layer="layout" svg:width="1.799cm" svg:height="2.999cm" svg:x="14.644cm" svg:y="1.028cm" svg:viewBox="0 0 1800 3000" draw:points="1200,3000 1200,2600 0,2600 0,2000 1200,0 1800,0 1600,2800">
          <text:p/>
        </draw:polygon>
        <draw:custom-shape draw:style-name="gr11" draw:text-style-name="P3" draw:layer="layout" svg:width="0.8cm" svg:height="0.4cm" svg:x="15.844cm" svg:y="0.828cm">
          <text:p/>
          <draw:enhanced-geometry svg:viewBox="0 0 21600 21600" draw:type="rectangle" draw:enhanced-path="M 0 0 L 21600 0 21600 21600 0 21600 0 0 Z N"/>
        </draw:custom-shape>
        <draw:polygon draw:style-name="gr12" draw:text-style-name="P5" draw:layer="layout" svg:width="1.799cm" svg:height="2.799cm" svg:x="14.844cm" svg:y="1.028cm" svg:viewBox="0 0 1800 2800" draw:points="1200,2800 1200,2400 0,2400 0,2000 1200,0 1600,0 1600,2000 1800,2000 1800,2400 1600,2400 1600,2800">
          <text:p/>
        </draw:polygon>
        <draw:polygon draw:style-name="gr10" draw:text-style-name="P3" draw:layer="layout" svg:width="0.799cm" svg:height="1.333cm" svg:x="15.244cm" svg:y="1.694cm" svg:viewBox="0 0 800 1334" draw:points="800,1334 0,1334 800,0">
          <text:p/>
        </draw:polygon>
        <draw:g>
          <draw:polygon draw:style-name="gr2" draw:text-style-name="P2" draw:layer="layout" svg:width="2.399cm" svg:height="2.799cm" svg:x="26.3cm" svg:y="14.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7.1cm" svg:y="14.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28.3cm" svg:y="14.1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27.3cm" svg:y="14.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7.7cm" svg:y="14.966cm" svg:viewBox="0 0 800 1334" draw:points="800,1334 0,1334 800,0">
            <text:p/>
          </draw:polygon>
          <draw:custom-shape draw:style-name="gr39" draw:text-style-name="P3" draw:layer="layout" svg:width="1.4cm" svg:height="0.2cm" svg:x="26.2cm" svg:y="15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" draw:layer="layout" svg:width="1.3cm" svg:height="0.2cm" svg:x="26.1cm" svg:y="15.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2cm" svg:x="26.2cm" svg:y="15.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.1cm" svg:height="0.2cm" svg:x="26.2cm" svg:y="16.3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399cm" svg:height="2.799cm" svg:x="26.3cm" svg:y="17.5cm" svg:viewBox="0 0 2400 2800" draw:points="0,0 2400,0 2400,659 2000,659 2000,988 2400,988 2400,2800 0,2800 0,988 400,988 400,600 0,600">
            <text:p/>
          </draw:polygon>
          <draw:custom-shape draw:style-name="gr43" draw:text-style-name="P7" draw:layer="layout" svg:width="1.3cm" svg:height="0.2cm" svg:x="26.3cm" svg:y="18.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1.1cm" svg:height="0.2cm" svg:x="26.3cm" svg:y="19.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7" draw:layer="layout" svg:width="1cm" svg:height="0.2cm" svg:x="26.3cm" svg:y="19.5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3" draw:layer="layout" svg:width="1.799cm" svg:height="2.999cm" svg:x="27.1cm" svg:y="17.5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28.3cm" svg:y="17.3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27.3cm" svg:y="17.5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7.7cm" svg:y="18.166cm" svg:viewBox="0 0 800 1334" draw:points="800,1334 0,1334 800,0">
            <text:p/>
          </draw:polygon>
        </draw:g>
        <draw:g>
          <draw:polygon draw:style-name="gr2" draw:text-style-name="P2" draw:layer="layout" svg:width="2.399cm" svg:height="2.799cm" svg:x="36cm" svg:y="14.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6.8cm" svg:y="14.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8cm" svg:y="14.1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37cm" svg:y="14.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7.4cm" svg:y="14.966cm" svg:viewBox="0 0 800 1334" draw:points="800,1334 0,1334 800,0">
            <text:p/>
          </draw:polygon>
          <draw:custom-shape draw:style-name="gr42" draw:text-style-name="P3" draw:layer="layout" svg:width="1.1cm" svg:height="0.1cm" svg:x="35.9cm" svg:y="16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.1cm" svg:height="0.1cm" svg:x="35.9cm" svg:y="16.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.1cm" svg:height="0.1cm" svg:x="35.9cm" svg:y="16.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35.9cm" svg:y="15.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35.9cm" svg:y="15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" draw:layer="layout" svg:width="1.9cm" svg:height="0.1cm" svg:x="35.9cm" svg:y="14.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3" draw:layer="layout" svg:width="2.1cm" svg:height="0.1cm" svg:x="35.9cm" svg:y="14.4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399cm" svg:height="2.799cm" svg:x="29.6cm" svg:y="14.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0.4cm" svg:y="14.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1.6cm" svg:y="14.1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30.6cm" svg:y="14.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1cm" svg:y="14.966cm" svg:viewBox="0 0 800 1334" draw:points="800,1334 0,1334 800,0">
            <text:p/>
          </draw:polygon>
          <draw:custom-shape draw:style-name="gr42" draw:text-style-name="P3" draw:layer="layout" svg:width="1.1cm" svg:height="0.2cm" svg:x="29.5cm" svg:y="16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2cm" svg:x="29.5cm" svg:y="15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29.5cm" svg:y="15.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" draw:layer="layout" svg:width="2cm" svg:height="0.2cm" svg:x="29.5cm" svg:y="14.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399cm" svg:height="2.799cm" svg:x="32.8cm" svg:y="14.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3.6cm" svg:y="14.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4.8cm" svg:y="14.1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33.8cm" svg:y="14.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4.2cm" svg:y="14.966cm" svg:viewBox="0 0 800 1334" draw:points="800,1334 0,1334 800,0">
            <text:p/>
          </draw:polygon>
          <draw:custom-shape draw:style-name="gr42" draw:text-style-name="P3" draw:layer="layout" svg:width="1.1cm" svg:height="0.1cm" svg:x="32.7cm" svg:y="16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32.7cm" svg:y="15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32.7cm" svg:y="15.6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399cm" svg:height="2.799cm" svg:x="32.8cm" svg:y="17.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3.6cm" svg:y="17.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4.8cm" svg:y="17.1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33.8cm" svg:y="17.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4.2cm" svg:y="17.966cm" svg:viewBox="0 0 800 1334" draw:points="800,1334 0,1334 800,0">
            <text:p/>
          </draw:polygon>
          <draw:custom-shape draw:style-name="gr42" draw:text-style-name="P3" draw:layer="layout" svg:width="1.1cm" svg:height="0.1cm" svg:x="32.7cm" svg:y="19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32.7cm" svg:y="18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32.7cm" svg:y="18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" draw:layer="layout" svg:width="2cm" svg:height="0.1cm" svg:x="32.7cm" svg:y="17.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399cm" svg:height="2.799cm" svg:x="36cm" svg:y="17.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6.8cm" svg:y="17.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8cm" svg:y="17.1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37cm" svg:y="17.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7.4cm" svg:y="17.966cm" svg:viewBox="0 0 800 1334" draw:points="800,1334 0,1334 800,0">
            <text:p/>
          </draw:polygon>
          <draw:custom-shape draw:style-name="gr42" draw:text-style-name="P3" draw:layer="layout" svg:width="1.1cm" svg:height="0.1cm" svg:x="35.9cm" svg:y="19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35.9cm" svg:y="18.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35.9cm" svg:y="18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" draw:layer="layout" svg:width="1.1cm" svg:height="0.1cm" svg:x="35.9cm" svg:y="19.4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2" draw:text-style-name="P7" draw:layer="layout" svg:width="2.399cm" svg:height="2.799cm" svg:x="32.8cm" svg:y="10.9cm" svg:viewBox="0 0 2400 2800" draw:points="0,0 2400,0 2400,659 2000,659 2000,988 2400,988 2400,2800 0,2800 0,900 400,900 400,700 0,700">
            <text:p/>
          </draw:polygon>
          <draw:polygon draw:style-name="gr49" draw:text-style-name="P3" draw:layer="layout" svg:width="2.449cm" svg:height="2.899cm" svg:x="32.85cm" svg:y="10.85cm" svg:viewBox="0 0 2450 2900" draw:points="0,0 2450,50 2450,709 2050,709 2050,1038 2450,1038 2450,2850 0,2900 0,1000 400,1000 400,700 0,700">
            <text:p/>
          </draw:polygon>
          <draw:polygon draw:style-name="gr2" draw:text-style-name="P2" draw:layer="layout" svg:width="2.399cm" svg:height="2.799cm" svg:x="32.9cm" svg:y="10.9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3.6cm" svg:y="10.9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4.8cm" svg:y="10.7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33.8cm" svg:y="10.9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4.2cm" svg:y="11.566cm" svg:viewBox="0 0 800 1334" draw:points="800,1334 0,1334 800,0">
            <text:p/>
          </draw:polygon>
        </draw:g>
        <draw:g>
          <draw:polygon draw:style-name="gr22" draw:text-style-name="P7" draw:layer="layout" svg:width="2.399cm" svg:height="2.799cm" svg:x="36.1cm" svg:y="10.9cm" svg:viewBox="0 0 2400 2800" draw:points="0,0 2400,0 2400,659 2000,659 2000,988 2400,988 2400,2800 0,2800 0,988 400,988 400,600 0,600">
            <text:p/>
          </draw:polygon>
          <draw:polygon draw:style-name="gr49" draw:text-style-name="P3" draw:layer="layout" svg:width="2.399cm" svg:height="2.799cm" svg:x="36.2cm" svg:y="10.9cm" svg:viewBox="0 0 2400 2800" draw:points="0,0 2400,0 2400,659 2000,659 2000,988 2400,988 2400,2800 0,2800 0,988 400,988 400,600 0,600">
            <text:p/>
          </draw:polygon>
          <draw:polygon draw:style-name="gr2" draw:text-style-name="P2" draw:layer="layout" svg:width="2.399cm" svg:height="2.799cm" svg:x="36.3cm" svg:y="10.9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6.9cm" svg:y="10.9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8.1cm" svg:y="10.7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37.1cm" svg:y="10.9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7.5cm" svg:y="11.566cm" svg:viewBox="0 0 800 1334" draw:points="800,1334 0,1334 800,0">
            <text:p/>
          </draw:polygon>
        </draw:g>
        <draw:g>
          <draw:polygon draw:style-name="gr2" draw:text-style-name="P2" draw:layer="layout" svg:width="2.399cm" svg:height="2.799cm" svg:x="26.3cm" svg:y="7.6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7.1cm" svg:y="7.6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28.3cm" svg:y="7.4cm">
            <text:p/>
            <draw:enhanced-geometry svg:viewBox="0 0 21600 21600" draw:type="rectangle" draw:enhanced-path="M 0 0 L 21600 0 21600 21600 0 21600 0 0 Z N"/>
          </draw:custom-shape>
          <draw:polygon draw:style-name="gr50" draw:text-style-name="P7" draw:layer="layout" svg:width="1.7cm" svg:height="2.799cm" svg:x="27.2cm" svg:y="7.6cm" svg:viewBox="0 0 1701 2800" draw:points="1200,2800 1200,2500 0,2500 0,2000 1200,0 1701,0 1501,2800">
            <text:p/>
          </draw:polygon>
          <draw:polygon draw:style-name="gr38" draw:text-style-name="P2" draw:layer="layout" svg:width="1.799cm" svg:height="2.799cm" svg:x="27.3cm" svg:y="7.6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7.7cm" svg:y="8.266cm" svg:viewBox="0 0 800 1334" draw:points="800,1334 0,1334 800,0">
            <text:p/>
          </draw:polygon>
          <draw:polygon draw:style-name="gr51" draw:text-style-name="P7" draw:layer="layout" svg:width="0.099cm" svg:height="1.333cm" svg:x="28.4cm" svg:y="8.266cm" svg:viewBox="0 0 100 1334" draw:points="0,167 100,0 100,1334 0,1334">
            <text:p/>
          </draw:polygon>
        </draw:g>
        <draw:g>
          <draw:polygon draw:style-name="gr2" draw:text-style-name="P2" draw:layer="layout" svg:width="2.399cm" svg:height="2.799cm" svg:x="29.5cm" svg:y="7.6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0.3cm" svg:y="7.6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1.5cm" svg:y="7.4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7cm" svg:height="2.799cm" svg:x="30.4cm" svg:y="7.6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30.5cm" svg:y="7.6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0.9cm" svg:y="8.266cm" svg:viewBox="0 0 800 1334" draw:points="800,1334 0,1334 800,0">
            <text:p/>
          </draw:polygon>
          <draw:polygon draw:style-name="gr53" draw:text-style-name="P2" draw:layer="layout" svg:width="0.099cm" svg:height="1.333cm" svg:x="31.6cm" svg:y="8.266cm" svg:viewBox="0 0 100 1334" draw:points="0,167 100,0 100,1334 0,1334">
            <text:p/>
          </draw:polygon>
        </draw:g>
        <draw:g>
          <draw:polygon draw:style-name="gr2" draw:text-style-name="P2" draw:layer="layout" svg:width="2.399cm" svg:height="2.799cm" svg:x="26.3cm" svg:y="20.6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7.1cm" svg:y="20.6cm" svg:viewBox="0 0 1800 3000" draw:points="1200,3000 1200,2600 0,2600 0,2000 1200,0 1800,0 1600,2800">
            <text:p/>
          </draw:polygon>
          <draw:custom-shape draw:style-name="gr54" draw:text-style-name="P7" draw:layer="layout" svg:width="2.6cm" svg:height="0.2cm" svg:x="26.3cm" svg:y="21.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7" draw:layer="layout" svg:width="2.6cm" svg:height="0.2cm" svg:x="26.3cm" svg:y="22.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7" draw:layer="layout" svg:width="2.8cm" svg:height="0.2cm" svg:x="26.3cm" svg:y="22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8cm" svg:height="0.4cm" svg:x="28.3cm" svg:y="20.4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27.3cm" svg:y="20.6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7.7cm" svg:y="21.266cm" svg:viewBox="0 0 800 1334" draw:points="800,1334 0,1334 800,0">
            <text:p/>
          </draw:polygon>
          <draw:polygon draw:style-name="gr56" draw:text-style-name="P7" draw:layer="layout" svg:width="0.679cm" svg:height="0.199cm" svg:x="27.82cm" svg:y="22.2cm" svg:viewBox="0 0 680 200" draw:points="680,0 680,200 0,200 120,0">
            <text:p/>
          </draw:polygon>
          <draw:polygon draw:style-name="gr57" draw:text-style-name="P7" draw:layer="layout" svg:width="0.439cm" svg:height="0.199cm" svg:x="28.06cm" svg:y="21.8cm" svg:viewBox="0 0 440 200" draw:points="120,0 440,0 440,200 0,200">
            <text:p/>
          </draw:polygon>
        </draw:g>
        <draw:g>
          <draw:polygon draw:style-name="gr22" draw:text-style-name="P7" draw:layer="layout" svg:width="2.399cm" svg:height="2.799cm" svg:x="36.1cm" svg:y="7.7cm" svg:viewBox="0 0 2400 2800" draw:points="0,0 2400,0 2400,659 2000,659 2000,988 2400,988 2400,2800 0,2800 0,900 400,900 400,800 0,800">
            <text:p/>
          </draw:polygon>
          <draw:polygon draw:style-name="gr49" draw:text-style-name="P3" draw:layer="layout" svg:width="2.399cm" svg:height="2.999cm" svg:x="36.2cm" svg:y="7.6cm" svg:viewBox="0 0 2400 3000" draw:points="0,0 2400,100 2400,759 2000,759 2000,1088 2400,1088 2400,2900 0,3000 0,1088 400,1088 400,800 0,800">
            <text:p/>
          </draw:polygon>
          <draw:polygon draw:style-name="gr2" draw:text-style-name="P2" draw:layer="layout" svg:width="2.399cm" svg:height="2.799cm" svg:x="36.3cm" svg:y="7.7cm" svg:viewBox="0 0 2400 2800" draw:points="0,0 2400,0 2400,659 2000,659 2000,988 2400,988 2400,2800 0,2800 0,1100 400,1100 400,600 0,600">
            <text:p/>
          </draw:polygon>
          <draw:polygon draw:style-name="gr10" draw:text-style-name="P3" draw:layer="layout" svg:width="1.799cm" svg:height="2.999cm" svg:x="36.9cm" svg:y="7.7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8.1cm" svg:y="7.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2" draw:layer="layout" svg:width="1.799cm" svg:height="2.799cm" svg:x="37.1cm" svg:y="7.7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7.5cm" svg:y="8.366cm" svg:viewBox="0 0 800 1334" draw:points="800,1334 0,1334 800,0">
            <text:p/>
          </draw:polygon>
        </draw:g>
        <draw:g>
          <draw:polygon draw:style-name="gr2" draw:text-style-name="P2" draw:layer="layout" svg:width="2.399cm" svg:height="2.799cm" svg:x="33cm" svg:y="7.6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3.8cm" svg:y="7.6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5cm" svg:y="7.4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7cm" svg:height="2.799cm" svg:x="33.9cm" svg:y="7.6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34cm" svg:y="7.6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4.4cm" svg:y="8.266cm" svg:viewBox="0 0 800 1334" draw:points="800,1334 0,1334 800,0">
            <text:p/>
          </draw:polygon>
          <draw:polygon draw:style-name="gr53" draw:text-style-name="P2" draw:layer="layout" svg:width="0.099cm" svg:height="1.333cm" svg:x="35.1cm" svg:y="8.266cm" svg:viewBox="0 0 100 1334" draw:points="0,167 100,0 100,1334 0,1334">
            <text:p/>
          </draw:polygon>
          <draw:custom-shape draw:style-name="gr42" draw:text-style-name="P3" draw:layer="layout" svg:width="1.1cm" svg:height="0.1cm" svg:x="32.8cm" svg:y="9.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32.9cm" svg:y="9.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32.9cm" svg:y="8.8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399cm" svg:height="2.799cm" svg:x="13.8cm" svg:y="21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14.6cm" svg:y="21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15.8cm" svg:y="20.8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7cm" svg:height="2.799cm" svg:x="14.7cm" svg:y="21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14.8cm" svg:y="21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15.2cm" svg:y="21.666cm" svg:viewBox="0 0 800 1334" draw:points="800,1334 0,1334 800,0">
            <text:p/>
          </draw:polygon>
          <draw:polygon draw:style-name="gr53" draw:text-style-name="P2" draw:layer="layout" svg:width="0.099cm" svg:height="1.333cm" svg:x="15.9cm" svg:y="21.666cm" svg:viewBox="0 0 100 1334" draw:points="0,167 100,0 100,1334 0,1334">
            <text:p/>
          </draw:polygon>
          <draw:custom-shape draw:style-name="gr42" draw:text-style-name="P3" draw:layer="layout" svg:width="1.1cm" svg:height="0.1cm" svg:x="13.6cm" svg:y="22.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13.7cm" svg:y="22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13.7cm" svg:y="22.2cm">
            <text:p/>
            <draw:enhanced-geometry svg:viewBox="0 0 21600 21600" draw:type="rectangle" draw:enhanced-path="M 0 0 L 21600 0 21600 21600 0 21600 0 0 Z N"/>
          </draw:custom-shape>
        </draw:g>
        <draw:frame draw:style-name="gr58" draw:text-style-name="P15" draw:layer="layout" svg:width="8.9cm" svg:height="11.029cm" svg:x="16.5cm" svg:y="16.664cm">
          <draw:text-box>
            <text:p><text:span text:style-name="T3">d</text:span><text:span text:style-name="T4">i</text:span><text:span text:style-name="T3">ac</text:span></text:p>
          </draw:text-box>
        </draw:frame>
        <draw:g>
          <draw:polygon draw:style-name="gr2" draw:text-style-name="P2" draw:layer="layout" svg:width="2.399cm" svg:height="2.799cm" svg:x="32.9cm" svg:y="4.3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33.7cm" svg:y="4.3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4.9cm" svg:y="4.1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99cm" svg:height="2.799cm" svg:x="33.9cm" svg:y="4.3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34.3cm" svg:y="4.966cm" svg:viewBox="0 0 800 1334" draw:points="800,1334 0,1334 800,0">
            <text:p/>
          </draw:polygon>
          <draw:custom-shape draw:style-name="gr42" draw:text-style-name="P3" draw:layer="layout" svg:width="1.1cm" svg:height="0.1cm" svg:x="32.8cm" svg:y="6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32.8cm" svg:y="5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32.8cm" svg:y="5.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6" draw:layer="layout" svg:width="8.741cm" svg:height="5.645cm" svg:x="3.959cm" svg:y="4.024cm">
            <draw:text-box>
              <text:p text:style-name="P11"><text:span text:style-name="T5">diac</text:span></text:p>
            </draw:text-box>
          </draw:frame>
        </draw:g>
        <draw:g>
          <draw:polygon draw:style-name="gr2" draw:text-style-name="P2" draw:layer="layout" svg:width="2.399cm" svg:height="2.799cm" svg:x="1.3cm" svg:y="5.7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.1cm" svg:y="5.7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.3cm" svg:y="5.5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99cm" svg:height="2.799cm" svg:x="2.3cm" svg:y="5.7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.7cm" svg:y="6.366cm" svg:viewBox="0 0 800 1334" draw:points="800,1334 0,1334 800,0">
            <text:p/>
          </draw:polygon>
          <draw:custom-shape draw:style-name="gr42" draw:text-style-name="P3" draw:layer="layout" svg:width="1.1cm" svg:height="0.1cm" svg:x="1.2cm" svg:y="7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1.2cm" svg:y="7.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1.2cm" svg:y="7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399cm" svg:height="2.799cm" svg:x="1.3cm" svg:y="9.2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.1cm" svg:y="9.2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.3cm" svg:y="9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7cm" svg:height="2.799cm" svg:x="2.2cm" svg:y="9.2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2.3cm" svg:y="9.2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.7cm" svg:y="9.866cm" svg:viewBox="0 0 800 1334" draw:points="800,1334 0,1334 800,0">
            <text:p/>
          </draw:polygon>
          <draw:polygon draw:style-name="gr53" draw:text-style-name="P2" draw:layer="layout" svg:width="0.099cm" svg:height="1.333cm" svg:x="3.4cm" svg:y="9.866cm" svg:viewBox="0 0 100 1334" draw:points="0,167 100,0 100,1334 0,1334">
            <text:p/>
          </draw:polygon>
          <draw:custom-shape draw:style-name="gr59" draw:text-style-name="P3" draw:layer="layout" svg:width="1.144cm" svg:height="0.1cm" svg:x="1.1cm" svg:y="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1.2cm" svg:y="10.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1.2cm" svg:y="10.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7" draw:layer="layout" svg:width="8.741cm" svg:height="5.645cm" svg:x="3.959cm" svg:y="7.555cm">
            <draw:text-box>
              <text:p text:style-name="P11"><text:span text:style-name="T5">diac</text:span></text:p>
            </draw:text-box>
          </draw:frame>
        </draw:g>
        <draw:g>
          <draw:polygon draw:style-name="gr2" draw:text-style-name="P2" draw:layer="layout" svg:width="2.399cm" svg:height="2.799cm" svg:x="1.3cm" svg:y="13.2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.1cm" svg:y="13.2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.3cm" svg:y="13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7cm" svg:height="2.799cm" svg:x="2.2cm" svg:y="13.2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2.3cm" svg:y="13.2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.7cm" svg:y="13.866cm" svg:viewBox="0 0 800 1334" draw:points="800,1334 0,1334 800,0">
            <text:p/>
          </draw:polygon>
          <draw:polygon draw:style-name="gr53" draw:text-style-name="P2" draw:layer="layout" svg:width="0.099cm" svg:height="1.333cm" svg:x="3.4cm" svg:y="13.866cm" svg:viewBox="0 0 100 1334" draw:points="0,167 100,0 100,1334 0,1334">
            <text:p/>
          </draw:polygon>
          <draw:custom-shape draw:style-name="gr59" draw:text-style-name="P3" draw:layer="layout" svg:width="1.144cm" svg:height="0.1cm" svg:x="1.1cm" svg:y="1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1.2cm" svg:y="14.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1.2cm" svg:y="14.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8" draw:layer="layout" svg:width="8.741cm" svg:height="5.645cm" svg:x="3.959cm" svg:y="11.555cm">
            <draw:text-box>
              <text:p text:style-name="P11"><text:span text:style-name="T3">diac</text:span></text:p>
            </draw:text-box>
          </draw:frame>
        </draw:g>
        <draw:g>
          <draw:polygon draw:style-name="gr2" draw:text-style-name="P2" draw:layer="layout" svg:width="2.399cm" svg:height="2.799cm" svg:x="1.3cm" svg:y="17.045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.1cm" svg:y="17.045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.3cm" svg:y="16.845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7cm" svg:height="2.799cm" svg:x="2.2cm" svg:y="17.045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2.3cm" svg:y="17.045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.7cm" svg:y="17.711cm" svg:viewBox="0 0 800 1334" draw:points="800,1334 0,1334 800,0">
            <text:p/>
          </draw:polygon>
          <draw:polygon draw:style-name="gr53" draw:text-style-name="P2" draw:layer="layout" svg:width="0.099cm" svg:height="1.333cm" svg:x="3.4cm" svg:y="17.711cm" svg:viewBox="0 0 100 1334" draw:points="0,167 100,0 100,1334 0,1334">
            <text:p/>
          </draw:polygon>
          <draw:custom-shape draw:style-name="gr59" draw:text-style-name="P3" draw:layer="layout" svg:width="1.144cm" svg:height="0.1cm" svg:x="1.1cm" svg:y="18.84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1.2cm" svg:y="18.54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1.2cm" svg:y="18.24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0" draw:text-style-name="P19" draw:layer="layout" svg:width="8.741cm" svg:height="5.958cm" svg:x="3.959cm" svg:y="15.244cm">
            <draw:text-box>
              <text:p text:style-name="P11"><text:span text:style-name="T6">diac</text:span></text:p>
            </draw:text-box>
          </draw:frame>
        </draw:g>
      </draw:page>
      <draw:page draw:name="page2" draw:style-name="dp1" draw:master-page-name="Default">
        <draw:g>
          <draw:polygon draw:style-name="gr2" draw:text-style-name="P2" draw:layer="layout" svg:width="2.559cm" svg:height="2.986cm" svg:x="1.013cm" svg:y="1.013cm" svg:viewBox="0 0 2560 2987" draw:points="0,0 2560,0 2560,703 2133,703 2133,1054 2560,1054 2560,2987 0,2987 0,1054 427,1054 427,640 0,640">
            <text:p/>
          </draw:polygon>
          <draw:polygon draw:style-name="gr10" draw:text-style-name="P3" draw:layer="layout" svg:width="1.919cm" svg:height="3.199cm" svg:x="1.867cm" svg:y="1.013cm" svg:viewBox="0 0 1920 3200" draw:points="1280,3200 1280,2773 0,2773 0,2133 1280,0 1920,0 1707,2987">
            <text:p/>
          </draw:polygon>
          <draw:custom-shape draw:style-name="gr61" draw:text-style-name="P3" draw:layer="layout" svg:width="0.853cm" svg:height="0.427cm" svg:x="3.147cm" svg:y="0.8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813cm" svg:height="2.986cm" svg:x="1.973cm" svg:y="1.013cm" svg:viewBox="0 0 1814 2987" draw:points="1280,2987 1280,2667 0,2667 0,2133 1280,0 1814,0 1601,2987">
            <text:p/>
          </draw:polygon>
          <draw:polygon draw:style-name="gr37" draw:text-style-name="P7" draw:layer="layout" svg:width="1.919cm" svg:height="2.986cm" svg:x="2.08cm" svg:y="1.013cm" svg:viewBox="0 0 1920 2987" draw:points="1280,2987 1280,2560 0,2560 0,2133 1280,0 1707,0 1707,2133 1920,2133 1920,2560 1707,2560 1707,2987">
            <text:p/>
          </draw:polygon>
          <draw:polygon draw:style-name="gr10" draw:text-style-name="P3" draw:layer="layout" svg:width="0.852cm" svg:height="1.422cm" svg:x="2.507cm" svg:y="1.724cm" svg:viewBox="0 0 853 1423" draw:points="853,1423 0,1423 853,0">
            <text:p/>
          </draw:polygon>
          <draw:polygon draw:style-name="gr53" draw:text-style-name="P2" draw:layer="layout" svg:width="0.106cm" svg:height="1.422cm" svg:x="3.253cm" svg:y="1.724cm" svg:viewBox="0 0 107 1423" draw:points="0,178 107,0 107,1423 0,1423">
            <text:p/>
          </draw:polygon>
          <draw:custom-shape draw:style-name="gr62" draw:text-style-name="P3" draw:layer="layout" svg:width="1.22cm" svg:height="0.107cm" svg:x="0.8cm" svg:y="2.93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" draw:layer="layout" svg:width="1.28cm" svg:height="0.107cm" svg:x="0.907cm" svg:y="2.61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1.493cm" svg:height="0.107cm" svg:x="0.907cm" svg:y="2.293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5.1cm" svg:y="1.001cm" svg:viewBox="0 0 2560 3000" draw:points="0,0 2560,0 2560,703 2133,703 2133,1054 2560,1054 2200,3000 0,3000 0,999 400,999 400,599 0,599">
            <text:p/>
          </draw:polygon>
          <draw:polygon draw:style-name="gr10" draw:text-style-name="P3" draw:layer="layout" svg:width="1.895cm" svg:height="2.999cm" svg:x="5.984cm" svg:y="1.001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5.083cm" svg:y="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5.08cm" svg:y="2.6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5.092cm" svg:y="2.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7.268cm" svg:y="0.998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6.184cm" svg:y="1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6.651cm" svg:y="1.781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3.108cm" svg:y="1.003cm" svg:viewBox="0 0 2560 3000" draw:points="0,0 2560,0 2560,703 2133,703 2133,1054 2560,1054 2200,3000 0,3000 0,999 400,999 400,599 0,599">
            <text:p/>
          </draw:polygon>
          <draw:polygon draw:style-name="gr10" draw:text-style-name="P3" draw:layer="layout" svg:width="1.895cm" svg:height="2.999cm" svg:x="13.992cm" svg:y="1.003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13.102cm" svg:y="3.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13.102cm" svg:y="2.79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3.1cm" svg:y="2.2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5.276cm" svg:y="1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4.192cm" svg:y="1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4.659cm" svg:y="1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7.1cm" svg:y="5.003cm" svg:viewBox="0 0 2560 3000" draw:points="0,0 2560,0 2560,703 2133,703 2133,1054 2560,1054 2200,3000 0,3000 0,1200 600,1200 600,600 0,599">
            <text:p/>
          </draw:polygon>
          <draw:polygon draw:style-name="gr10" draw:text-style-name="P3" draw:layer="layout" svg:width="1.895cm" svg:height="2.999cm" svg:x="17.984cm" svg:y="5.003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17.094cm" svg:y="7.40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17.094cm" svg:y="7.00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094cm" svg:y="6.6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9.268cm" svg:y="5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8.184cm" svg:y="5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8.651cm" svg:y="5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5.1cm" svg:y="9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5.984cm" svg:y="9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5.076cm" svg:y="11.0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5.076cm" svg:y="10.62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5.076cm" svg:y="10.2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7.268cm" svg:y="8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6.184cm" svg:y="8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6.651cm" svg:y="9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9.1cm" svg:y="9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9.984cm" svg:y="9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9.092cm" svg:y="11.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9.092cm" svg:y="10.80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9.092cm" svg:y="10.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1.268cm" svg:y="8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0.184cm" svg:y="8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0.651cm" svg:y="9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3.108cm" svg:y="9.003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13.992cm" svg:y="9.003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13.1cm" svg:y="11.304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13.1cm" svg:y="10.85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3.1cm" svg:y="10.4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5.276cm" svg:y="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4.192cm" svg:y="9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4.659cm" svg:y="9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7.1cm" svg:y="9.003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17.984cm" svg:y="9.003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17.092cm" svg:y="11.4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17.092cm" svg:y="10.90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092cm" svg:y="10.4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9.268cm" svg:y="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8.184cm" svg:y="9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8.651cm" svg:y="9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7.1cm" svg:y="1.003cm" svg:viewBox="0 0 2560 3000" draw:points="0,0 2560,0 2560,703 2133,703 2133,1054 2560,1054 2200,3000 0,3000 0,999 400,999 400,599 0,599">
            <text:p/>
          </draw:polygon>
          <draw:polygon draw:style-name="gr10" draw:text-style-name="P3" draw:layer="layout" svg:width="1.895cm" svg:height="2.999cm" svg:x="17.984cm" svg:y="1.003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17.094cm" svg:y="3.4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17.094cm" svg:y="2.84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092cm" svg:y="2.2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9.268cm" svg:y="1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8.184cm" svg:y="1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8.651cm" svg:y="1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21.106cm" svg:y="5.003cm" svg:viewBox="0 0 2560 3000" draw:points="0,0 2560,0 2560,703 2133,703 2133,1054 2560,1054 2200,3000 0,3000 0,1200 600,1200 600,600 0,599">
            <text:p/>
          </draw:polygon>
          <draw:polygon draw:style-name="gr10" draw:text-style-name="P3" draw:layer="layout" svg:width="1.895cm" svg:height="2.999cm" svg:x="21.99cm" svg:y="5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1.1cm" svg:y="7.00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1.1cm" svg:y="6.6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3.274cm" svg:y="5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2.19cm" svg:y="5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2.657cm" svg:y="5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21.1cm" svg:y="9.003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21.984cm" svg:y="9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1.076cm" svg:y="1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1.092cm" svg:y="10.4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3.268cm" svg:y="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2.184cm" svg:y="9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2.651cm" svg:y="9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25.1cm" svg:y="9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25.984cm" svg:y="9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5.076cm" svg:y="10.9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5.092cm" svg:y="10.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7.268cm" svg:y="8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6.184cm" svg:y="8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6.651cm" svg:y="9.78cm" svg:viewBox="0 0 849 1419" draw:points="849,1419 0,1419 849,0">
            <text:p/>
          </draw:polygon>
          <draw:custom-shape draw:style-name="gr66" draw:text-style-name="P3" draw:layer="layout" svg:width="1.302cm" svg:height="0.2cm" svg:x="25.098cm" svg:y="11.6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5.2cm" svg:y="5cm" svg:viewBox="0 0 2560 3000" draw:points="0,0 2560,0 2560,703 2133,703 2133,1054 2560,1054 2200,3000 0,3000 0,1200 600,1200 600,600 0,599">
            <text:p/>
          </draw:polygon>
          <draw:polygon draw:style-name="gr10" draw:text-style-name="P3" draw:layer="layout" svg:width="1.895cm" svg:height="2.999cm" svg:x="26.084cm" svg:y="5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5.194cm" svg:y="7.00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5.194cm" svg:y="6.6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7.368cm" svg:y="4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6.284cm" svg:y="4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6.751cm" svg:y="5.78cm" svg:viewBox="0 0 849 1419" draw:points="849,1419 0,1419 849,0">
            <text:p/>
          </draw:polygon>
          <draw:custom-shape draw:style-name="gr66" draw:text-style-name="P3" draw:layer="layout" svg:width="1.302cm" svg:height="0.2cm" svg:x="25.1cm" svg:y="7.6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9.1cm" svg:y="5.003cm" svg:viewBox="0 0 2560 3000" draw:points="0,0 2560,0 2560,703 2133,703 2133,1054 2560,1054 2200,3000 0,3000 0,1200 600,1200 600,600 0,599">
            <text:p/>
          </draw:polygon>
          <draw:polygon draw:style-name="gr10" draw:text-style-name="P3" draw:layer="layout" svg:width="1.895cm" svg:height="2.999cm" svg:x="9.984cm" svg:y="5.003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9.094cm" svg:y="7.20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9.094cm" svg:y="6.80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9.094cm" svg:y="6.4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1.268cm" svg:y="5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0.184cm" svg:y="5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0.651cm" svg:y="5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9.108cm" svg:y="1cm" svg:viewBox="0 0 2560 3000" draw:points="0,0 2560,0 2560,703 2133,703 2133,1054 2560,1054 2200,3000 0,3000 0,999 400,999 400,599 0,599">
            <text:p/>
          </draw:polygon>
          <draw:polygon draw:style-name="gr10" draw:text-style-name="P3" draw:layer="layout" svg:width="1.895cm" svg:height="2.999cm" svg:x="9.992cm" svg:y="1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9.1cm" svg:y="3.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9.104cm" svg:y="2.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9.1cm" svg:y="2.19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1.276cm" svg:y="0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0.192cm" svg:y="0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0.659cm" svg:y="1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3.106cm" svg:y="5cm" svg:viewBox="0 0 2560 3000" draw:points="0,0 2560,0 2560,703 2133,703 2133,1054 2560,1054 2200,3000 0,3000 0,1200 600,1200 600,600 0,599">
            <text:p/>
          </draw:polygon>
          <draw:polygon draw:style-name="gr10" draw:text-style-name="P3" draw:layer="layout" svg:width="1.895cm" svg:height="2.999cm" svg:x="13.99cm" svg:y="5cm" svg:viewBox="0 0 1896 3000" draw:points="1316,3000 1316,2799 2,2799 0,2148 1285,0 1896,0 1516,3000">
            <text:p/>
          </draw:polygon>
          <draw:custom-shape draw:style-name="gr65" draw:text-style-name="P3" draw:layer="layout" svg:width="0.986cm" svg:height="0.2cm" svg:x="13.1cm" svg:y="7.29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" draw:layer="layout" svg:width="1.302cm" svg:height="0.2cm" svg:x="13.1cm" svg:y="6.86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3.1cm" svg:y="6.43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5.274cm" svg:y="4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4.19cm" svg:y="4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4.657cm" svg:y="5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21.1cm" svg:y="13.003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21.984cm" svg:y="13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1.076cm" svg:y="1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1.092cm" svg:y="14.4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3.268cm" svg:y="13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2.184cm" svg:y="13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2.651cm" svg:y="13.783cm" svg:viewBox="0 0 849 1419" draw:points="849,1419 0,1419 849,0">
            <text:p/>
          </draw:polygon>
          <draw:custom-shape draw:style-name="gr69" draw:text-style-name="P3" draw:layer="layout" svg:width="2.108cm" svg:height="0.2cm" svg:x="21.092cm" svg:y="13.2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1.124cm" svg:y="17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22.008cm" svg:y="17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1.1cm" svg:y="18.9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1.116cm" svg:y="18.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3.292cm" svg:y="16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2.208cm" svg:y="16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2.675cm" svg:y="17.78cm" svg:viewBox="0 0 849 1419" draw:points="849,1419 0,1419 849,0">
            <text:p/>
          </draw:polygon>
          <draw:custom-shape draw:style-name="gr70" draw:text-style-name="P3" draw:layer="layout" svg:width="2.984cm" svg:height="0.2cm" svg:x="21.116cm" svg:y="17.197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5.124cm" svg:y="13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26.008cm" svg:y="1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5.1cm" svg:y="14.99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7.292cm" svg:y="12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6.208cm" svg:y="12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6.675cm" svg:y="13.78cm" svg:viewBox="0 0 849 1419" draw:points="849,1419 0,1419 849,0">
            <text:p/>
          </draw:polygon>
          <draw:custom-shape draw:style-name="gr70" draw:text-style-name="P3" draw:layer="layout" svg:width="2.984cm" svg:height="0.2cm" svg:x="25.116cm" svg:y="14.4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9.124cm" svg:y="13.003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30.008cm" svg:y="13.003cm" svg:viewBox="0 0 1896 3000" draw:points="1316,3000 1316,2799 2,2799 0,2148 1285,0 1896,0 1516,3000">
            <text:p/>
          </draw:polygon>
          <draw:custom-shape draw:style-name="gr67" draw:text-style-name="P3" draw:layer="layout" svg:width="1.508cm" svg:height="0.2cm" svg:x="29.116cm" svg:y="14.4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1.292cm" svg:y="13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0.208cm" svg:y="13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0.675cm" svg:y="13.783cm" svg:viewBox="0 0 849 1419" draw:points="849,1419 0,1419 849,0">
            <text:p/>
          </draw:polygon>
          <draw:custom-shape draw:style-name="gr71" draw:text-style-name="P3" draw:layer="layout" svg:width="3cm" svg:height="0.2cm" svg:x="29.1cm" svg:y="1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999cm" svg:height="2.999cm" svg:x="1cm" svg:y="17.001cm" svg:viewBox="0 0 3000 3000" draw:points="0,0 3000,0 3000,600 2400,600 2400,1000 3000,1000 3000,2999 0,3000 0,1000 600,1000 600,600 0,599">
            <text:p/>
          </draw:polygon>
          <draw:polygon draw:style-name="gr10" draw:text-style-name="P3" draw:layer="layout" svg:width="2.315cm" svg:height="3cm" svg:x="1.284cm" svg:y="17cm" svg:viewBox="0 0 2316 3001" draw:points="1316,3000 1316,2799 2,2799 0,2148 1285,0 2116,1 2116,2001 2316,2001 2316,2801 2116,2801 2116,3001">
            <text:p/>
          </draw:polygon>
          <draw:custom-shape draw:style-name="gr66" draw:text-style-name="P3" draw:layer="layout" svg:width="1.302cm" svg:height="0.2cm" svg:x="0.976cm" svg:y="18.99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0.992cm" svg:y="18.401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.484cm" svg:y="17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.951cm" svg:y="17.782cm" svg:viewBox="0 0 849 1419" draw:points="849,1419 0,1419 849,0">
            <text:p/>
          </draw:polygon>
        </draw:g>
        <draw:g>
          <draw:polygon draw:style-name="gr2" draw:text-style-name="P2" draw:layer="layout" svg:width="2.999cm" svg:height="2.999cm" svg:x="5.1cm" svg:y="13.015cm" svg:viewBox="0 0 3000 3000" draw:points="0,0 3000,0 3000,600 2600,599 2600,999 3000,1000 3000,2999 0,3000 0,1000 400,999 400,599 0,599">
            <text:p/>
          </draw:polygon>
          <draw:polygon draw:style-name="gr10" draw:text-style-name="P3" draw:layer="layout" svg:width="2.315cm" svg:height="3cm" svg:x="5.384cm" svg:y="13.014cm" svg:viewBox="0 0 2316 3001" draw:points="1316,3000 1316,2799 2,2799 0,2148 1285,0 2116,1 2116,2001 2316,2001 2316,2801 2116,2801 2116,3001">
            <text:p/>
          </draw:polygon>
          <draw:custom-shape draw:style-name="gr66" draw:text-style-name="P3" draw:layer="layout" svg:width="1.302cm" svg:height="0.2cm" svg:x="5.076cm" svg:y="15.01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5.092cm" svg:y="14.415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831cm" svg:height="0.2cm" svg:x="6.669cm" svg:y="13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8cm" svg:height="0.2cm" svg:x="6.7cm" svg:y="15.914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5.584cm" svg:y="13.014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6.051cm" svg:y="13.796cm" svg:viewBox="0 0 849 1419" draw:points="849,1419 0,1419 849,0">
            <text:p/>
          </draw:polygon>
        </draw:g>
        <draw:g>
          <draw:polygon draw:style-name="gr2" draw:text-style-name="P2" draw:layer="layout" svg:width="2.999cm" svg:height="2.999cm" svg:x="0.976cm" svg:y="21.001cm" svg:viewBox="0 0 3000 3000" draw:points="0,0 3000,0 3000,600 2400,600 2400,1000 3000,1000 3000,2999 0,3000 0,1000 600,1000 600,600 0,599">
            <text:p/>
          </draw:polygon>
          <draw:polygon draw:style-name="gr10" draw:text-style-name="P3" draw:layer="layout" svg:width="2.315cm" svg:height="3cm" svg:x="1.46cm" svg:y="21.001cm" svg:viewBox="0 0 2316 3001" draw:points="1316,3000 1316,2799 2,2799 0,2148 1285,0 2116,1 2116,2001 2316,2001 2316,2801 2116,2801 2116,3001">
            <text:p/>
          </draw:polygon>
          <draw:custom-shape draw:style-name="gr66" draw:text-style-name="P3" draw:layer="layout" svg:width="1.302cm" svg:height="0.2cm" svg:x="0.952cm" svg:y="22.99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0.968cm" svg:y="22.401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.66cm" svg:y="21.001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.127cm" svg:y="21.783cm" svg:viewBox="0 0 849 1419" draw:points="849,1419 0,1419 849,0">
            <text:p/>
          </draw:polygon>
        </draw:g>
        <draw:g>
          <draw:polygon draw:style-name="gr2" draw:text-style-name="P2" draw:layer="layout" svg:width="2.999cm" svg:height="2.999cm" svg:x="1cm" svg:y="25.001cm" svg:viewBox="0 0 3000 3000" draw:points="0,0 3000,0 3000,600 2400,600 2400,1000 3000,1000 3000,2999 0,3000 0,1000 600,1000 600,600 0,599">
            <text:p/>
          </draw:polygon>
          <draw:polygon draw:style-name="gr10" draw:text-style-name="P3" draw:layer="layout" svg:width="2.315cm" svg:height="3cm" svg:x="1.684cm" svg:y="25cm" svg:viewBox="0 0 2316 3001" draw:points="1316,3000 1316,2799 2,2799 0,2148 1285,0 2116,1 2116,2001 2316,2001 2316,2801 2116,2801 2116,3001">
            <text:p/>
          </draw:polygon>
          <draw:custom-shape draw:style-name="gr66" draw:text-style-name="P3" draw:layer="layout" svg:width="1.302cm" svg:height="0.2cm" svg:x="0.976cm" svg:y="26.99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0.992cm" svg:y="26.401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.884cm" svg:y="25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.351cm" svg:y="25.782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25.124cm" svg:y="17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26.008cm" svg:y="17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5.1cm" svg:y="18.9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5.116cm" svg:y="18.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7.292cm" svg:y="16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6.208cm" svg:y="16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6.675cm" svg:y="17.78cm" svg:viewBox="0 0 849 1419" draw:points="849,1419 0,1419 849,0">
            <text:p/>
          </draw:polygon>
          <draw:custom-shape draw:style-name="gr74" draw:text-style-name="P3" draw:layer="layout" svg:width="1.892cm" svg:height="0.2cm" svg:x="26.208cm" svg:y="17.197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9.1cm" svg:y="17.003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29.984cm" svg:y="17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9.076cm" svg:y="1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9.092cm" svg:y="18.4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1.268cm" svg:y="1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0.184cm" svg:y="17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0.651cm" svg:y="17.783cm" svg:viewBox="0 0 849 1419" draw:points="849,1419 0,1419 849,0">
            <text:p/>
          </draw:polygon>
          <draw:custom-shape draw:style-name="gr75" draw:text-style-name="P3" draw:layer="layout" svg:width="0.876cm" svg:height="0.2cm" svg:x="31.2cm" svg:y="17.2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9.1cm" svg:y="9.005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29.984cm" svg:y="9.005cm" svg:viewBox="0 0 1896 3000" draw:points="1316,3000 1316,2799 2,2799 0,2148 1285,0 1896,0 1516,3000">
            <text:p/>
          </draw:polygon>
          <draw:custom-shape draw:style-name="gr76" draw:text-style-name="P3" draw:layer="layout" svg:width="1.302cm" svg:height="0.398cm" svg:x="29.092cm" svg:y="11.202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" draw:layer="layout" svg:width="1.508cm" svg:height="0.395cm" svg:x="29.092cm" svg:y="10.40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1.268cm" svg:y="9.002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0.184cm" svg:y="9.004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0.651cm" svg:y="9.785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33.108cm" svg:y="9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33.992cm" svg:y="9cm" svg:viewBox="0 0 1896 3000" draw:points="1316,3000 1316,2799 2,2799 0,2148 1285,0 1896,0 1516,3000">
            <text:p/>
          </draw:polygon>
          <draw:custom-shape draw:style-name="gr76" draw:text-style-name="P3" draw:layer="layout" svg:width="1.302cm" svg:height="0.398cm" svg:x="33.1cm" svg:y="11.19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5.276cm" svg:y="8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4.192cm" svg:y="8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4.659cm" svg:y="9.78cm" svg:viewBox="0 0 849 1419" draw:points="849,1419 0,1419 849,0">
            <text:p/>
          </draw:polygon>
          <draw:custom-shape draw:style-name="gr78" draw:text-style-name="P3" draw:layer="layout" svg:width="3.008cm" svg:height="0.395cm" svg:x="33.1cm" svg:y="10.4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999cm" svg:height="2.999cm" svg:x="9.1cm" svg:y="13.001cm" svg:viewBox="0 0 3000 3000" draw:points="0,0 3000,0 3000,600 2600,599 2600,999 3000,1000 3000,2999 0,3000 0,1000 400,999 400,599 0,599">
            <text:p/>
          </draw:polygon>
          <draw:polygon draw:style-name="gr10" draw:text-style-name="P3" draw:layer="layout" svg:width="2.315cm" svg:height="3cm" svg:x="9.384cm" svg:y="13cm" svg:viewBox="0 0 2316 3001" draw:points="1316,3000 1316,2799 2,2799 0,2148 1285,0 2116,1 2116,2001 2316,2001 2316,2801 2116,2801 2116,3001">
            <text:p/>
          </draw:polygon>
          <draw:custom-shape draw:style-name="gr66" draw:text-style-name="P3" draw:layer="layout" svg:width="1.302cm" svg:height="0.2cm" svg:x="9.076cm" svg:y="14.99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" draw:layer="layout" svg:width="3.108cm" svg:height="0.2cm" svg:x="9.092cm" svg:y="14.40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831cm" svg:height="0.2cm" svg:x="10.669cm" svg:y="12.98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8cm" svg:height="0.2cm" svg:x="10.7cm" svg:y="15.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9.584cm" svg:y="13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0.051cm" svg:y="13.782cm" svg:viewBox="0 0 849 1419" draw:points="849,1419 0,1419 849,0">
            <text:p/>
          </draw:polygon>
        </draw:g>
        <draw:g>
          <draw:polygon draw:style-name="gr2" draw:text-style-name="P2" draw:layer="layout" svg:width="2.999cm" svg:height="2.999cm" svg:x="9.1cm" svg:y="17.001cm" svg:viewBox="0 0 3000 3000" draw:points="0,0 3000,0 3000,600 2600,599 2600,999 3000,1000 3000,2999 0,3000 0,1000 400,999 400,599 0,599">
            <text:p/>
          </draw:polygon>
          <draw:polygon draw:style-name="gr10" draw:text-style-name="P3" draw:layer="layout" svg:width="2.315cm" svg:height="3cm" svg:x="9.384cm" svg:y="17cm" svg:viewBox="0 0 2316 3001" draw:points="1316,3000 1316,2799 2,2799 0,2148 1285,0 2116,1 2116,2001 2316,2001 2316,2801 2116,2801 2116,3001">
            <text:p/>
          </draw:polygon>
          <draw:custom-shape draw:style-name="gr80" draw:text-style-name="P3" draw:layer="layout" svg:width="3.1cm" svg:height="0.2cm" svg:x="9.076cm" svg:y="18.99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" draw:layer="layout" svg:width="3.108cm" svg:height="0.2cm" svg:x="9.092cm" svg:y="18.40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831cm" svg:height="0.2cm" svg:x="10.669cm" svg:y="16.98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8cm" svg:height="0.2cm" svg:x="10.7cm" svg:y="19.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9.584cm" svg:y="17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0.051cm" svg:y="17.782cm" svg:viewBox="0 0 849 1419" draw:points="849,1419 0,1419 849,0">
            <text:p/>
          </draw:polygon>
        </draw:g>
        <draw:g>
          <draw:polygon draw:style-name="gr2" draw:text-style-name="P2" draw:layer="layout" svg:width="2.999cm" svg:height="2.999cm" svg:x="13.1cm" svg:y="17.001cm" svg:viewBox="0 0 3000 3000" draw:points="0,0 3000,0 3000,600 2600,599 2600,999 3000,1000 3000,2999 0,3000 0,1000 400,999 400,599 0,599">
            <text:p/>
          </draw:polygon>
          <draw:polygon draw:style-name="gr10" draw:text-style-name="P3" draw:layer="layout" svg:width="2.315cm" svg:height="3cm" svg:x="13.384cm" svg:y="17cm" svg:viewBox="0 0 2316 3001" draw:points="1316,3000 1316,2799 2,2799 0,2148 1285,0 2116,1 2116,2001 2316,2001 2316,2801 2116,2801 2116,3001">
            <text:p/>
          </draw:polygon>
          <draw:custom-shape draw:style-name="gr80" draw:text-style-name="P3" draw:layer="layout" svg:width="3.1cm" svg:height="0.2cm" svg:x="13.076cm" svg:y="18.99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" draw:layer="layout" svg:width="3.108cm" svg:height="0.2cm" svg:x="13.092cm" svg:y="18.40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831cm" svg:height="0.2cm" svg:x="14.669cm" svg:y="16.98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8cm" svg:height="0.2cm" svg:x="14.7cm" svg:y="19.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3.584cm" svg:y="17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4.051cm" svg:y="17.782cm" svg:viewBox="0 0 849 1419" draw:points="849,1419 0,1419 849,0">
            <text:p/>
          </draw:polygon>
        </draw:g>
        <draw:g>
          <draw:polygon draw:style-name="gr2" draw:text-style-name="P2" draw:layer="layout" svg:width="2.999cm" svg:height="2.999cm" svg:x="13.124cm" svg:y="21.001cm" svg:viewBox="0 0 3000 3000" draw:points="0,0 3000,0 3000,600 2600,599 2600,999 3000,1000 3000,2999 0,3000 0,1000 400,999 400,599 0,599">
            <text:p/>
          </draw:polygon>
          <draw:polygon draw:style-name="gr10" draw:text-style-name="P3" draw:layer="layout" svg:width="2.315cm" svg:height="3cm" svg:x="13.408cm" svg:y="21cm" svg:viewBox="0 0 2316 3001" draw:points="1316,3000 1316,2799 2,2799 0,2148 1285,0 2116,1 2116,2001 2316,2001 2316,2801 2116,2801 2116,3001">
            <text:p/>
          </draw:polygon>
          <draw:custom-shape draw:style-name="gr80" draw:text-style-name="P3" draw:layer="layout" svg:width="3.1cm" svg:height="0.2cm" svg:x="13.1cm" svg:y="23.3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" draw:layer="layout" svg:width="3.108cm" svg:height="0.2cm" svg:x="13.116cm" svg:y="22.40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0" draw:layer="layout" svg:width="0.831cm" svg:height="0.2cm" svg:x="14.693cm" svg:y="20.98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0.8cm" svg:height="0.2cm" svg:x="14.724cm" svg:y="23.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3.608cm" svg:y="21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4.075cm" svg:y="21.782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33.1cm" svg:y="13.006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33.984cm" svg:y="13.006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33.076cm" svg:y="15.00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33.092cm" svg:y="14.406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5.268cm" svg:y="13.003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4.184cm" svg:y="13.005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4.651cm" svg:y="13.786cm" svg:viewBox="0 0 849 1419" draw:points="849,1419 0,1419 849,0">
            <text:p/>
          </draw:polygon>
          <draw:custom-shape draw:style-name="gr81" draw:text-style-name="P3" draw:layer="layout" svg:width="0.4cm" svg:height="0.395cm" svg:x="35.7cm" svg:y="13.60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1.1cm" svg:y="21cm" svg:viewBox="0 0 2560 3000" draw:points="0,0 2560,0 2560,703 2133,703 2133,1054 2560,1054 2200,3000 0,3000 0,1200 600,1200 600,800 0,800">
            <text:p/>
          </draw:polygon>
          <draw:polygon draw:style-name="gr10" draw:text-style-name="P3" draw:layer="layout" svg:width="1.895cm" svg:height="2.999cm" svg:x="21.984cm" svg:y="21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1cm" svg:y="23.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1.064cm" svg:y="22.6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3.268cm" svg:y="20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2.184cm" svg:y="20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2.651cm" svg:y="21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25.1cm" svg:y="21cm" svg:viewBox="0 0 2560 3000" draw:points="0,0 2560,0 2560,703 2133,703 2133,1054 2560,1054 2200,3000 0,3000 0,1200 600,1200 600,800 0,800">
            <text:p/>
          </draw:polygon>
          <draw:polygon draw:style-name="gr10" draw:text-style-name="P3" draw:layer="layout" svg:width="1.895cm" svg:height="2.999cm" svg:x="25.984cm" svg:y="21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5cm" svg:y="23.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5.064cm" svg:y="22.6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7.268cm" svg:y="20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26.184cm" svg:y="20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26.651cm" svg:y="21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33.1cm" svg:y="21.009cm" svg:viewBox="0 0 2560 3000" draw:points="0,0 2560,0 2560,703 2133,703 2133,1054 2560,1054 2200,3000 0,3000 0,1200 600,1200 600,800 0,800">
            <text:p/>
          </draw:polygon>
          <draw:polygon draw:style-name="gr10" draw:text-style-name="P3" draw:layer="layout" svg:width="1.895cm" svg:height="2.999cm" svg:x="33.984cm" svg:y="21.009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33cm" svg:y="23.30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33.064cm" svg:y="22.65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5.268cm" svg:y="21.006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4.184cm" svg:y="21.008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4.651cm" svg:y="21.789cm" svg:viewBox="0 0 849 1419" draw:points="849,1419 0,1419 849,0">
            <text:p/>
          </draw:polygon>
          <draw:custom-shape draw:style-name="gr82" draw:text-style-name="P3" draw:layer="layout" svg:width="2.008cm" svg:height="0.2cm" svg:x="33.092cm" svg:y="21.306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37.1cm" svg:y="21.012cm" svg:viewBox="0 0 2560 3000" draw:points="0,0 2560,0 2560,703 2133,703 2133,1054 2560,1054 2200,3000 0,3000 0,1200 600,1200 600,800 0,800">
            <text:p/>
          </draw:polygon>
          <draw:polygon draw:style-name="gr10" draw:text-style-name="P3" draw:layer="layout" svg:width="1.895cm" svg:height="2.999cm" svg:x="37.984cm" svg:y="21.012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37cm" svg:y="23.31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37.064cm" svg:y="22.66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9.268cm" svg:y="21.00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8.184cm" svg:y="21.011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8.651cm" svg:y="21.792cm" svg:viewBox="0 0 849 1419" draw:points="849,1419 0,1419 849,0">
            <text:p/>
          </draw:polygon>
          <draw:custom-shape draw:style-name="gr83" draw:text-style-name="P3" draw:layer="layout" svg:width="3.008cm" svg:height="0.2cm" svg:x="37.092cm" svg:y="21.309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9.1cm" svg:y="21cm" svg:viewBox="0 0 2560 3000" draw:points="0,0 2560,0 2560,703 2133,703 2133,1054 2560,1054 2200,3000 0,3000 0,1200 600,1200 600,800 0,800">
            <text:p/>
          </draw:polygon>
          <draw:polygon draw:style-name="gr10" draw:text-style-name="P3" draw:layer="layout" svg:width="1.895cm" svg:height="2.999cm" svg:x="29.984cm" svg:y="21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9cm" svg:y="23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9.064cm" svg:y="22.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1.268cm" svg:y="20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0.184cm" svg:y="20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0.651cm" svg:y="21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29cm" svg:y="25.003cm" svg:viewBox="0 0 2560 3000" draw:points="0,0 2560,0 2560,703 2133,703 2133,1054 2560,1054 2200,3000 0,3000 0,1400 600,1397 600,800 0,800">
            <text:p/>
          </draw:polygon>
          <draw:polygon draw:style-name="gr10" draw:text-style-name="P3" draw:layer="layout" svg:width="1.895cm" svg:height="2.999cm" svg:x="29.884cm" svg:y="25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28.9cm" svg:y="27.40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8.964cm" svg:y="26.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1.168cm" svg:y="25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0.084cm" svg:y="25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0.551cm" svg:y="25.783cm" svg:viewBox="0 0 849 1419" draw:points="849,1419 0,1419 849,0">
            <text:p/>
          </draw:polygon>
        </draw:g>
      </draw:page>
      <draw:page draw:name="page3" draw:style-name="dp1" draw:master-page-name="Default">
        <draw:g>
          <draw:polygon draw:style-name="gr2" draw:text-style-name="P2" draw:layer="layout" svg:width="2.559cm" svg:height="2.999cm" svg:x="9.9cm" svg:y="1.997cm" svg:viewBox="0 0 2560 3000" draw:points="0,0 2560,0 2560,703 2133,703 2133,1054 2560,1054 2200,3000 0,3000 0,1400 600,1397 600,800 0,800">
            <text:p/>
          </draw:polygon>
          <draw:polygon draw:style-name="gr10" draw:text-style-name="P3" draw:layer="layout" svg:width="1.895cm" svg:height="2.999cm" svg:x="10.784cm" svg:y="1.997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9.8cm" svg:y="4.3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9.864cm" svg:y="3.79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2.068cm" svg:y="1.994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0.984cm" svg:y="1.996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1.451cm" svg:y="2.777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6.024cm" svg:y="2cm" svg:viewBox="0 0 2560 3000" draw:points="0,0 2560,0 2560,703 2133,703 2133,1054 2560,1054 2200,3000 0,3000 0,1000 600,1000 600,600 0,599">
            <text:p/>
          </draw:polygon>
          <draw:polygon draw:style-name="gr10" draw:text-style-name="P3" draw:layer="layout" svg:width="1.895cm" svg:height="2.999cm" svg:x="6.908cm" svg:y="2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6cm" svg:y="3.9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6.016cm" svg:y="3.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8.192cm" svg:y="1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7.108cm" svg:y="1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7.575cm" svg:y="2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2cm" svg:y="1.997cm" svg:viewBox="0 0 2560 3000" draw:points="0,0 2560,0 2560,703 2133,703 2133,1054 2560,1054 2200,3000 0,3000 0,1200 600,1200 600,800 0,800">
            <text:p/>
          </draw:polygon>
          <draw:polygon draw:style-name="gr10" draw:text-style-name="P3" draw:layer="layout" svg:width="1.895cm" svg:height="2.999cm" svg:x="2.884cm" svg:y="1.997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1.9cm" svg:y="4.3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.964cm" svg:y="3.69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4.168cm" svg:y="1.994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.084cm" svg:y="1.996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3.551cm" svg:y="2.777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4cm" svg:y="2cm" svg:viewBox="0 0 2560 3000" draw:points="0,0 2560,0 2560,703 2133,703 2133,1054 2560,1054 2200,3000 0,3000 0,1200 700,1200 700,700 0,700">
            <text:p/>
          </draw:polygon>
          <draw:polygon draw:style-name="gr10" draw:text-style-name="P3" draw:layer="layout" svg:width="1.895cm" svg:height="2.999cm" svg:x="14.884cm" svg:y="2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13.9cm" svg:y="4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3.964cm" svg:y="3.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6.168cm" svg:y="1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5.084cm" svg:y="1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5.551cm" svg:y="2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8cm" svg:y="2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95cm" svg:height="2.999cm" svg:x="18.884cm" svg:y="2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17.9cm" svg:y="4.40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964cm" svg:y="3.7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168cm" svg:y="2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9.084cm" svg:y="2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9.551cm" svg:y="2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4cm" svg:y="6cm" svg:viewBox="0 0 2560 3000" draw:points="0,0 2560,0 2560,703 2133,703 2133,1054 2560,1054 2200,3000 0,3000 0,1200 700,1200 700,700 0,700">
            <text:p/>
          </draw:polygon>
          <draw:polygon draw:style-name="gr10" draw:text-style-name="P3" draw:layer="layout" svg:width="1.895cm" svg:height="2.999cm" svg:x="14.884cm" svg:y="6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13.898cm" svg:y="8.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3.964cm" svg:y="7.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6.168cm" svg:y="5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5.084cm" svg:y="5.999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5.551cm" svg:y="6.78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8cm" svg:y="6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95cm" svg:height="2.999cm" svg:x="18.884cm" svg:y="6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17.9cm" svg:y="8.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964cm" svg:y="7.7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168cm" svg:y="6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9.084cm" svg:y="6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9.551cm" svg:y="6.783cm" svg:viewBox="0 0 849 1419" draw:points="849,1419 0,1419 849,0">
            <text:p/>
          </draw:polygon>
        </draw:g>
        <draw:g>
          <draw:polygon draw:style-name="gr2" draw:text-style-name="P2" draw:layer="layout" svg:width="2.559cm" svg:height="2.999cm" svg:x="18cm" svg:y="10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95cm" svg:height="2.999cm" svg:x="18.884cm" svg:y="10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17.9cm" svg:y="12.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964cm" svg:y="11.7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168cm" svg:y="10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9.084cm" svg:y="10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9.551cm" svg:y="10.783cm" svg:viewBox="0 0 849 1419" draw:points="849,1419 0,1419 849,0">
            <text:p/>
          </draw:polygon>
          <draw:custom-shape draw:style-name="gr84" draw:text-style-name="P20" draw:layer="layout" svg:width="2.6cm" svg:height="0.2cm" svg:x="19.088cm" svg:y="10.25cm">
            <text:p/>
            <draw:enhanced-geometry svg:viewBox="0 0 21600 21600" draw:mirror-vertical="true" draw:glue-points="?f6 10800 10800 21600 ?f5 10800 10800 0" draw:text-areas="?f3 ?f3 ?f4 ?f4" draw:type="trapezoid" draw:modifiers="988.2352941176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polygon draw:style-name="gr2" draw:text-style-name="P2" draw:layer="layout" svg:width="2.559cm" svg:height="2.999cm" svg:x="18cm" svg:y="14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95cm" svg:height="2.999cm" svg:x="18.884cm" svg:y="14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17.9cm" svg:y="16.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964cm" svg:y="15.7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168cm" svg:y="14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9.084cm" svg:y="14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9.551cm" svg:y="14.783cm" svg:viewBox="0 0 849 1419" draw:points="849,1419 0,1419 849,0">
            <text:p/>
          </draw:polygon>
          <draw:custom-shape draw:style-name="gr84" draw:text-style-name="P20" draw:layer="layout" svg:width="2.6cm" svg:height="0.2cm" svg:x="19.15cm" svg:y="14.5cm">
            <text:p/>
            <draw:enhanced-geometry svg:viewBox="0 0 21600 21600" draw:mirror-vertical="true" draw:glue-points="?f6 10800 10800 21600 ?f5 10800 10800 0" draw:text-areas="?f3 ?f3 ?f4 ?f4" draw:type="trapezoid" draw:modifiers="988.2352941176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polygon draw:style-name="gr2" draw:text-style-name="P2" draw:layer="layout" svg:width="2.559cm" svg:height="2.999cm" svg:x="18cm" svg:y="18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95cm" svg:height="2.999cm" svg:x="18.884cm" svg:y="18.003cm" svg:viewBox="0 0 1896 3000" draw:points="1316,3000 1316,2799 2,2799 0,2148 1285,0 1896,0 1516,3000">
            <text:p/>
          </draw:polygon>
          <draw:custom-shape draw:style-name="gr66" draw:text-style-name="P3" draw:layer="layout" svg:width="1.302cm" svg:height="0.2cm" svg:x="17.9cm" svg:y="20.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964cm" svg:y="19.7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168cm" svg:y="18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9.084cm" svg:y="18.002cm" svg:viewBox="0 0 1916 3001" draw:points="1316,3000 1316,2600 0,2600 1,2202 1316,1 1716,0 1716,2200 1916,2200 1916,2600 1716,2600 1716,3001">
            <text:p/>
          </draw:polygon>
          <draw:polygon draw:style-name="gr10" draw:text-style-name="P3" draw:layer="layout" svg:width="0.848cm" svg:height="1.418cm" svg:x="19.551cm" svg:y="18.783cm" svg:viewBox="0 0 849 1419" draw:points="849,1419 0,1419 849,0">
            <text:p/>
          </draw:polygon>
          <draw:custom-shape draw:style-name="gr84" draw:text-style-name="P20" draw:layer="layout" svg:width="2.6cm" svg:height="0.2cm" svg:x="19cm" svg:y="19cm">
            <text:p/>
            <draw:enhanced-geometry svg:viewBox="0 0 21600 21600" draw:mirror-vertical="true" draw:glue-points="?f6 10800 10800 21600 ?f5 10800 10800 0" draw:text-areas="?f3 ?f3 ?f4 ?f4" draw:type="trapezoid" draw:modifiers="988.2352941176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path draw:style-name="gr85" draw:text-style-name="P2" draw:layer="layout" svg:width="2.319cm" svg:height="2.999cm" svg:x="22cm" svg:y="6.003cm" svg:viewBox="0 0 2320 3000" svg:d="M2320 3000h-2320v-503h1000v300h1320zM1261 1700h-1261v-500l600-3v-500l-600 3v-700h2278zM1143 1900l-147 246v151h-996v-397z">
            <text:p/>
          </draw:path>
          <draw:path draw:style-name="gr86" draw:text-style-name="P7" draw:layer="layout" svg:width="1.715cm" svg:height="3cm" svg:x="23.291cm" svg:y="6.002cm" svg:viewBox="0 0 1716 3001" svg:d="M1316 2200v-1419l-849 1419zM1316 3000v-400h-1316l1-398 1315-2201 400-1v3001z">
            <text:p/>
          </draw:path>
          <draw:custom-shape draw:style-name="gr87" draw:text-style-name="P21" draw:layer="layout" svg:width="0.4cm" svg:height="2.745cm" draw:transform="skewX (0.00069813170079778) rotate (-0.539132205941048) translate (33.36cm -0.4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21" draw:layer="layout" svg:width="0.2cm" svg:height="3.018cm" draw:transform="rotate (-0.539306738866247) translate (33.115cm 1.108cm)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22" draw:layer="layout" svg:width="0.279cm" svg:height="3.657cm" draw:transform="rotate (-0.53878314009065) translate (31.698cm -1.058cm)">
            <text:p/>
            <draw:enhanced-geometry svg:viewBox="0 0 21600 21600" draw:type="rectangle" draw:enhanced-path="M 0 0 L 21600 0 21600 21600 0 21600 0 0 Z N"/>
          </draw:custom-shape>
          <draw:line draw:style-name="gr90" draw:text-style-name="P1" draw:layer="layout" svg:x1="28.8cm" svg:y1="1.749cm" svg:x2="30.9cm" svg:y2="1.749cm">
            <text:p/>
          </draw:line>
          <draw:line draw:style-name="gr90" draw:text-style-name="P1" draw:layer="layout" svg:x1="30.018cm" svg:y1="1.4cm" svg:x2="30.018cm" svg:y2="2.4cm">
            <text:p/>
          </draw:line>
          <draw:custom-shape draw:style-name="gr91" draw:text-style-name="P22" draw:layer="layout" svg:width="0.4cm" svg:height="1.6cm" svg:x="29.5cm" svg:y="-1.9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6cm" svg:y="6.003cm" svg:viewBox="0 0 2560 3000" draw:points="0,0 2560,0 2560,703 2133,703 2133,1054 2560,1054 2400,3000 0,3000 0,1200 600,1197 600,697 0,700">
            <text:p/>
          </draw:polygon>
          <draw:polygon draw:style-name="gr10" draw:text-style-name="P3" draw:layer="layout" svg:width="1.695cm" svg:height="2.999cm" svg:x="27.084cm" svg:y="6.003cm" svg:viewBox="0 0 1696 3000" draw:points="1316,3000 1316,2797 0,2797 0,2150 1286,0 1696,0 1516,3000">
            <text:p/>
          </draw:polygon>
          <draw:custom-shape draw:style-name="gr66" draw:text-style-name="P3" draw:layer="layout" svg:width="1.302cm" svg:height="0.2cm" svg:x="25.9cm" svg:y="8.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5.964cm" svg:y="7.7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8.368cm" svg:y="6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15cm" svg:height="3cm" svg:x="27.284cm" svg:y="6.003cm" svg:viewBox="0 0 1716 3001" draw:points="1316,3000 1316,2600 0,2600 1,2202 1316,1 1716,0 1716,3001">
            <text:p/>
          </draw:polygon>
          <draw:polygon draw:style-name="gr10" draw:text-style-name="P3" draw:layer="layout" svg:width="0.848cm" svg:height="1.418cm" svg:x="27.751cm" svg:y="6.784cm" svg:viewBox="0 0 849 1419" draw:points="849,1419 0,1419 849,0">
            <text:p/>
          </draw:polygon>
        </draw:g>
        <draw:g>
          <draw:custom-shape draw:style-name="gr68" draw:text-style-name="P20" draw:layer="layout" svg:width="0.532cm" svg:height="0.2cm" svg:x="32.368cm" svg:y="5.996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2.559cm" svg:height="2.999cm" svg:x="30cm" svg:y="6.004cm" svg:viewBox="0 0 2560 3000" draw:points="0,0 2560,0 2560,703 2133,703 2133,1054 2560,1054 2400,3000 0,3000 0,1200 600,1197 600,697 0,700">
            <text:p/>
          </draw:polygon>
          <draw:polygon draw:style-name="gr10" draw:text-style-name="P3" draw:layer="layout" svg:width="1.895cm" svg:height="3.003cm" svg:x="30.884cm" svg:y="6cm" svg:viewBox="0 0 1896 3004" draw:points="1516,3004 1516,2800 2,2803 0,2152 1516,0 1896,4 1816,3000">
            <text:p/>
          </draw:polygon>
          <draw:custom-shape draw:style-name="gr66" draw:text-style-name="P3" draw:layer="layout" svg:width="1.302cm" svg:height="0.2cm" svg:x="29.9cm" svg:y="8.30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9.964cm" svg:y="7.70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32.4cm" svg:y="5.9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31.084cm" svg:y="5.999cm" svg:viewBox="0 0 1916 3001" draw:points="1516,3000 1516,2600 0,2601 0,2200 1516,1 1916,0 1916,3001">
            <text:p/>
          </draw:polygon>
          <draw:polygon draw:style-name="gr10" draw:text-style-name="P3" draw:layer="layout" svg:width="1.032cm" svg:height="1.503cm" svg:x="31.567cm" svg:y="6.695cm" svg:viewBox="0 0 1033 1504" draw:points="1033,1504 0,1504 1033,0">
            <text:p/>
          </draw:polygon>
        </draw:g>
      </draw:page>
      <draw:page draw:name="page4" draw:style-name="dp1" draw:master-page-name="Default">
        <draw:custom-shape draw:style-name="gr92" draw:text-style-name="P22" draw:layer="layout" svg:width="0.2cm" svg:height="0.2cm" svg:x="5.235cm" svg:y="4.70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2" draw:layer="layout" svg:width="0.4cm" svg:height="0.4cm" svg:x="4.135cm" svg:y="3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0.4cm" svg:height="2.779cm" draw:transform="rotate (-0.539132205941048) translate (4.292cm 1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1" draw:layer="layout" svg:width="0.2cm" svg:height="3.018cm" draw:transform="rotate (-0.539306738866247) translate (4.05cm 3.508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0.2cm" svg:height="0.2cm" svg:x="3.835cm" svg:y="5.45cm">
          <text:p/>
          <draw:enhanced-geometry svg:viewBox="0 0 21600 21600" draw:type="rectangle" draw:enhanced-path="M 0 0 L 21600 0 21600 21600 0 21600 0 0 Z N"/>
        </draw:custom-shape>
        <draw:line draw:style-name="gr95" draw:text-style-name="P1" draw:layer="layout" svg:x1="6.65cm" svg:y1="5.008cm" svg:x2="4.15cm" svg:y2="5.008cm">
          <text:p/>
        </draw:line>
        <draw:line draw:style-name="gr90" draw:text-style-name="P1" draw:layer="layout" svg:x1="4.035cm" svg:y1="5.15cm" svg:x2="4.035cm" svg:y2="5.75cm">
          <text:p/>
        </draw:line>
        <draw:line draw:style-name="gr90" draw:text-style-name="P1" draw:layer="layout" svg:x1="3.835cm" svg:y1="5.05cm" svg:x2="3.835cm" svg:y2="5.85cm">
          <text:p/>
        </draw:line>
        <draw:custom-shape draw:style-name="gr93" draw:text-style-name="P22" draw:layer="layout" svg:width="0.4cm" svg:height="0.4cm" svg:x="5.235cm" svg:y="3.308cm">
          <text:p/>
          <draw:enhanced-geometry svg:viewBox="0 0 21600 21600" draw:type="rectangle" draw:enhanced-path="M 0 0 L 21600 0 21600 21600 0 21600 0 0 Z N"/>
        </draw:custom-shape>
        <draw:g>
          <draw:path draw:style-name="gr85" draw:text-style-name="P2" draw:layer="layout" svg:width="2.199cm" svg:height="2.999cm" svg:x="18cm" svg:y="6.004cm" svg:viewBox="0 0 2200 3000" svg:d="M2200 3000h-2200v-503h885l1 302h1314zM1152 1700h-1152v-500l600-3v-500l-600 3v-700h2169zM1032 1900l-148 248v149h-884v-397z">
            <text:p/>
          </draw:path>
          <draw:path draw:style-name="gr86" draw:text-style-name="P7" draw:layer="layout" svg:width="1.915cm" svg:height="3cm" svg:x="19.084cm" svg:y="6.003cm" svg:viewBox="0 0 1916 3001" svg:d="M1316 2200v-1419l-849 1419zM1316 3000v-400h-1316l1-398 1315-2201 400-1v2200h200v400h-200v401z">
            <text:p/>
          </draw:path>
        </draw:g>
        <draw:g>
          <draw:polygon draw:style-name="gr2" draw:text-style-name="P2" draw:layer="layout" svg:width="2.559cm" svg:height="2.986cm" svg:x="14.013cm" svg:y="6.013cm" svg:viewBox="0 0 2560 2987" draw:points="0,0 2560,0 2560,703 2133,703 2133,1054 2560,1054 2560,2987 0,2987 0,1054 427,1054 427,640 0,640">
            <text:p/>
          </draw:polygon>
          <draw:polygon draw:style-name="gr10" draw:text-style-name="P3" draw:layer="layout" svg:width="1.919cm" svg:height="3.199cm" svg:x="14.867cm" svg:y="6.013cm" svg:viewBox="0 0 1920 3200" draw:points="1280,3200 1280,2773 0,2773 0,2133 1280,0 1920,0 1707,2987">
            <text:p/>
          </draw:polygon>
          <draw:custom-shape draw:style-name="gr61" draw:text-style-name="P3" draw:layer="layout" svg:width="0.853cm" svg:height="0.427cm" svg:x="16.147cm" svg:y="5.8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813cm" svg:height="2.986cm" svg:x="14.973cm" svg:y="6.013cm" svg:viewBox="0 0 1814 2987" draw:points="1280,2987 1280,2667 0,2667 0,2133 1280,0 1814,0 1601,2987">
            <text:p/>
          </draw:polygon>
          <draw:polygon draw:style-name="gr37" draw:text-style-name="P7" draw:layer="layout" svg:width="1.919cm" svg:height="2.986cm" svg:x="15.08cm" svg:y="6.013cm" svg:viewBox="0 0 1920 2987" draw:points="1280,2987 1280,2560 0,2560 0,2133 1280,0 1707,0 1707,2133 1920,2133 1920,2560 1707,2560 1707,2987">
            <text:p/>
          </draw:polygon>
          <draw:polygon draw:style-name="gr10" draw:text-style-name="P3" draw:layer="layout" svg:width="0.852cm" svg:height="1.422cm" svg:x="15.507cm" svg:y="6.724cm" svg:viewBox="0 0 853 1423" draw:points="853,1423 0,1423 853,0">
            <text:p/>
          </draw:polygon>
          <draw:polygon draw:style-name="gr53" draw:text-style-name="P2" draw:layer="layout" svg:width="0.106cm" svg:height="1.422cm" svg:x="16.253cm" svg:y="6.724cm" svg:viewBox="0 0 107 1423" draw:points="0,178 107,0 107,1423 0,1423">
            <text:p/>
          </draw:polygon>
          <draw:custom-shape draw:style-name="gr62" draw:text-style-name="P3" draw:layer="layout" svg:width="1.22cm" svg:height="0.107cm" svg:x="13.8cm" svg:y="7.93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" draw:layer="layout" svg:width="1.28cm" svg:height="0.107cm" svg:x="13.907cm" svg:y="7.61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1.493cm" svg:height="0.107cm" svg:x="13.907cm" svg:y="7.29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polygon draw:style-name="gr2" draw:text-style-name="P2" draw:layer="layout" svg:width="2.559cm" svg:height="2.999cm" svg:x="2cm" svg:y="2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95cm" svg:height="2.999cm" svg:x="2.884cm" svg:y="2cm" svg:viewBox="0 0 1896 3000" draw:points="1316,3000 1316,2600 0,2600 0,1952 1285,0 1896,0 1516,3000">
            <text:p/>
          </draw:polygon>
          <draw:custom-shape draw:style-name="gr66" draw:text-style-name="P3" draw:layer="layout" svg:width="1.302cm" svg:height="0.2cm" svg:x="1.898cm" svg:y="4.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.9cm" svg:y="3.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4.168cm" svg:y="1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4cm" svg:height="3cm" svg:x="3.085cm" svg:y="1.999cm" svg:viewBox="0 0 1915 3001" draw:points="1315,3000 1315,2401 0,2401 0,2001 1315,1 1715,0 1715,2001 1915,2001 1915,2401 1715,2402 1715,3001">
            <text:p/>
          </draw:polygon>
          <draw:polygon draw:style-name="gr10" draw:text-style-name="P3" draw:layer="layout" svg:width="0.836cm" svg:height="1.274cm" svg:x="3.563cm" svg:y="2.725cm" svg:viewBox="0 0 837 1275" draw:points="837,1275 0,1275 837,0">
            <text:p/>
          </draw:polygon>
        </draw:g>
        <draw:custom-shape draw:style-name="gr96" draw:text-style-name="P22" draw:layer="layout" svg:width="2.4cm" svg:height="0.199cm" svg:x="36.3cm" svg:y="4.30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0.4cm" svg:height="2.779cm" draw:transform="rotate (-0.581194640914112) translate (37.975cm 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1" draw:layer="layout" svg:width="0.2cm" svg:height="3.018cm" draw:transform="rotate (-0.581194640914112) translate (37.957cm 1.231cm)">
          <text:p/>
          <draw:enhanced-geometry svg:viewBox="0 0 21600 21600" draw:type="rectangle" draw:enhanced-path="M 0 0 L 21600 0 21600 21600 0 21600 0 0 Z N"/>
        </draw:custom-shape>
        <draw:g>
          <draw:path draw:style-name="gr85" draw:text-style-name="P2" draw:layer="layout" svg:width="2.199cm" svg:height="2.999cm" svg:x="6cm" svg:y="2.001cm" svg:viewBox="0 0 2200 3000" svg:d="M2200 3000h-2200v-503h885l1 302h1314zM1152 1700h-1152v-500l600-3v-500l-600 3v-700h2169zM1032 1900l-148 248v149h-884v-397z">
            <text:p/>
          </draw:path>
          <draw:path draw:style-name="gr86" draw:text-style-name="P7" draw:layer="layout" svg:width="1.915cm" svg:height="3cm" svg:x="7.084cm" svg:y="2cm" svg:viewBox="0 0 1916 3001" svg:d="M1316 2200v-1419l-849 1419zM1316 3000v-400h-1316l1-398 1315-2201 400-1v2200h200v400h-200v401z">
            <text:p/>
          </draw:path>
        </draw:g>
        <draw:g>
          <draw:polygon draw:style-name="gr2" draw:text-style-name="P2" draw:layer="layout" svg:width="2.559cm" svg:height="2.999cm" svg:x="2cm" svg:y="6.003cm" svg:viewBox="0 0 2560 3000" draw:points="0,0 1969,0 2560,1054 2000,3000 0,3000 0,1200 600,1197 600,697 0,700">
            <text:p/>
          </draw:polygon>
          <draw:polygon draw:style-name="gr10" draw:text-style-name="P3" draw:layer="layout" svg:width="1.895cm" svg:height="2.999cm" svg:x="2.684cm" svg:y="6.003cm" svg:viewBox="0 0 1896 3000" draw:points="1316,3000 1316,2600 0,2600 0,1952 1285,0 1896,0 1516,3000">
            <text:p/>
          </draw:polygon>
          <draw:custom-shape draw:style-name="gr66" draw:text-style-name="P3" draw:layer="layout" svg:width="1.302cm" svg:height="0.2cm" svg:x="1.898cm" svg:y="8.20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.9cm" svg:y="7.5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4.168cm" svg:y="6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2.114cm" svg:height="3cm" svg:x="2.885cm" svg:y="6.002cm" svg:viewBox="0 0 2115 3001" draw:points="1315,3000 1315,2401 0,2401 0,2001 1315,1 1715,0 1715,2001 2115,1998 2115,2398 1715,2402 1715,3001">
            <text:p/>
          </draw:polygon>
          <draw:polygon draw:style-name="gr10" draw:text-style-name="P3" draw:layer="layout" svg:width="0.836cm" svg:height="1.274cm" svg:x="3.363cm" svg:y="6.728cm" svg:viewBox="0 0 837 1275" draw:points="837,1275 0,1275 837,0">
            <text:p/>
          </draw:polygon>
        </draw:g>
        <draw:g>
          <draw:polygon draw:style-name="gr2" draw:text-style-name="P2" draw:layer="layout" svg:width="2.959cm" svg:height="2.999cm" svg:x="6cm" svg:y="6cm" svg:viewBox="0 0 2960 3000" draw:points="0,0 2369,0 2960,1054 2400,3000 0,3000 0,1200 600,1200 600,700 0,700">
            <text:p/>
          </draw:polygon>
          <draw:polygon draw:style-name="gr10" draw:text-style-name="P3" draw:layer="layout" svg:width="1.895cm" svg:height="2.999cm" svg:x="7.084cm" svg:y="6cm" svg:viewBox="0 0 1896 3000" draw:points="1316,3000 1316,2600 0,2600 0,1952 1285,0 1896,0 1516,3000">
            <text:p/>
          </draw:polygon>
          <draw:custom-shape draw:style-name="gr97" draw:text-style-name="P3" draw:layer="layout" svg:width="1.632cm" svg:height="0.2cm" svg:x="5.968cm" svg:y="8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3" draw:layer="layout" svg:width="1.816cm" svg:height="0.2cm" svg:x="5.992cm" svg:y="7.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8.568cm" svg:y="5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14cm" svg:height="3cm" svg:x="7.285cm" svg:y="5.999cm" svg:viewBox="0 0 1715 3001" draw:points="1315,3000 1315,2401 0,2401 0,2001 1315,1 1715,0 1715,3001">
            <text:p/>
          </draw:polygon>
          <draw:polygon draw:style-name="gr10" draw:text-style-name="P3" draw:layer="layout" svg:width="0.836cm" svg:height="1.274cm" svg:x="7.763cm" svg:y="6.725cm" svg:viewBox="0 0 837 1275" draw:points="837,1275 0,1275 837,0">
            <text:p/>
          </draw:polygon>
        </draw:g>
        <draw:g>
          <draw:polygon draw:style-name="gr2" draw:text-style-name="P2" draw:layer="layout" svg:width="2.959cm" svg:height="2.999cm" svg:x="6cm" svg:y="10.006cm" svg:viewBox="0 0 2960 3000" draw:points="0,0 2369,0 2960,1054 2400,3000 0,3000 0,1200 600,1200 600,700 0,700">
            <text:p/>
          </draw:polygon>
          <draw:polygon draw:style-name="gr10" draw:text-style-name="P3" draw:layer="layout" svg:width="2.09cm" svg:height="2.999cm" svg:x="6.889cm" svg:y="10.006cm" svg:viewBox="0 0 2091 3000" draw:points="1511,3000 1511,2600 0,2600 0,1953 1480,0 2091,0 1711,3000">
            <text:p/>
          </draw:polygon>
          <draw:custom-shape draw:style-name="gr97" draw:text-style-name="P3" draw:layer="layout" svg:width="1.632cm" svg:height="0.2cm" svg:x="5.968cm" svg:y="12.206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3" draw:layer="layout" svg:width="1.816cm" svg:height="0.2cm" svg:x="5.992cm" svg:y="11.506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8.568cm" svg:y="10.003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7.084cm" svg:y="10.005cm" svg:viewBox="0 0 1916 3001" draw:points="1516,3000 1516,2401 0,2401 0,1998 1516,1 1916,0 1916,3001">
            <text:p/>
          </draw:polygon>
          <draw:polygon draw:style-name="gr10" draw:text-style-name="P3" draw:layer="layout" svg:width="1.013cm" svg:height="1.333cm" svg:x="7.586cm" svg:y="10.672cm" svg:viewBox="0 0 1014 1334" draw:points="1014,1334 0,1332 1014,0">
            <text:p/>
          </draw:polygon>
        </draw:g>
        <draw:g>
          <draw:polygon draw:style-name="gr2" draw:text-style-name="P2" draw:layer="layout" svg:width="2.959cm" svg:height="2.999cm" svg:x="10cm" svg:y="10.003cm" svg:viewBox="0 0 2960 3000" draw:points="0,0 2369,0 2960,1054 2400,3000 0,3000 0,1200 600,1200 600,700 0,700">
            <text:p/>
          </draw:polygon>
          <draw:polygon draw:style-name="gr10" draw:text-style-name="P3" draw:layer="layout" svg:width="2.09cm" svg:height="2.999cm" svg:x="10.889cm" svg:y="10.003cm" svg:viewBox="0 0 2091 3000" draw:points="1511,3000 1511,2600 0,2600 0,1953 1480,0 2091,0 1711,3000">
            <text:p/>
          </draw:polygon>
          <draw:custom-shape draw:style-name="gr97" draw:text-style-name="P3" draw:layer="layout" svg:width="1.632cm" svg:height="0.2cm" svg:x="9.968cm" svg:y="12.10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3" draw:layer="layout" svg:width="1.816cm" svg:height="0.2cm" svg:x="9.992cm" svg:y="11.55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2.568cm" svg:y="10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5cm" svg:height="3cm" svg:x="11.084cm" svg:y="10.002cm" svg:viewBox="0 0 1916 3001" draw:points="1516,3000 1516,2401 0,2401 0,1998 1516,1 1916,0 1916,3001">
            <text:p/>
          </draw:polygon>
          <draw:polygon draw:style-name="gr10" draw:text-style-name="P3" draw:layer="layout" svg:width="1.013cm" svg:height="1.333cm" svg:x="11.586cm" svg:y="10.669cm" svg:viewBox="0 0 1014 1334" draw:points="1014,1334 0,1332 1014,0">
            <text:p/>
          </draw:polygon>
        </draw:g>
        <draw:g>
          <draw:polygon draw:style-name="gr2" draw:text-style-name="P2" draw:layer="layout" svg:width="2.959cm" svg:height="2.999cm" svg:x="10cm" svg:y="6.003cm" svg:viewBox="0 0 2960 3000" draw:points="0,0 2369,0 2960,1054 2400,3000 0,3000 0,1200 600,1200 600,700 0,700">
            <text:p/>
          </draw:polygon>
          <draw:polygon draw:style-name="gr10" draw:text-style-name="P3" draw:layer="layout" svg:width="1.895cm" svg:height="2.999cm" svg:x="11.084cm" svg:y="6.003cm" svg:viewBox="0 0 1896 3000" draw:points="1316,3000 1316,2600 0,2600 0,1952 1285,0 1896,0 1516,3000">
            <text:p/>
          </draw:polygon>
          <draw:custom-shape draw:style-name="gr97" draw:text-style-name="P3" draw:layer="layout" svg:width="1.632cm" svg:height="0.2cm" svg:x="9.968cm" svg:y="8.103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3" draw:layer="layout" svg:width="1.816cm" svg:height="0.2cm" svg:x="9.992cm" svg:y="7.55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2.568cm" svg:y="6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14cm" svg:height="3cm" svg:x="11.285cm" svg:y="6.002cm" svg:viewBox="0 0 1715 3001" draw:points="1315,3000 1315,2401 0,2401 0,2001 1315,1 1715,0 1715,3001">
            <text:p/>
          </draw:polygon>
          <draw:polygon draw:style-name="gr10" draw:text-style-name="P3" draw:layer="layout" svg:width="0.836cm" svg:height="1.274cm" svg:x="11.763cm" svg:y="6.728cm" svg:viewBox="0 0 837 1275" draw:points="837,1275 0,1275 837,0">
            <text:p/>
          </draw:polygon>
        </draw:g>
        <draw:g>
          <draw:polygon draw:style-name="gr2" draw:text-style-name="P2" draw:layer="layout" svg:width="2.959cm" svg:height="2.999cm" svg:x="14.032cm" svg:y="6.003cm" svg:viewBox="0 0 2960 3000" draw:points="0,0 2369,0 2960,1054 2400,3000 0,3000 0,1200 600,1200 600,700 0,700">
            <text:p/>
          </draw:polygon>
          <draw:polygon draw:style-name="gr10" draw:text-style-name="P3" draw:layer="layout" svg:width="1.895cm" svg:height="2.999cm" svg:x="15.116cm" svg:y="6.003cm" svg:viewBox="0 0 1896 3000" draw:points="1316,3000 1316,2600 0,2600 0,1952 1285,0 1896,0 1516,3000">
            <text:p/>
          </draw:polygon>
          <draw:custom-shape draw:style-name="gr97" draw:text-style-name="P3" draw:layer="layout" svg:width="1.632cm" svg:height="0.2cm" svg:x="14cm" svg:y="8.103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3" draw:layer="layout" svg:width="1.816cm" svg:height="0.2cm" svg:x="14.024cm" svg:y="7.55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6.6cm" svg:y="6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14cm" svg:height="3cm" svg:x="15.317cm" svg:y="6.002cm" svg:viewBox="0 0 1715 3001" draw:points="1315,3000 1315,2401 0,2401 0,2001 1315,1 1715,0 1715,3001">
            <text:p/>
          </draw:polygon>
          <draw:polygon draw:style-name="gr10" draw:text-style-name="P3" draw:layer="layout" svg:width="0.836cm" svg:height="1.274cm" svg:x="15.795cm" svg:y="6.728cm" svg:viewBox="0 0 837 1275" draw:points="837,1275 0,1275 837,0">
            <text:p/>
          </draw:polygon>
          <draw:polygon draw:style-name="gr10" draw:text-style-name="P3" draw:layer="layout" svg:width="0.836cm" svg:height="1.274cm" svg:x="16.212cm" svg:y="6.096cm" svg:viewBox="0 0 837 1275" draw:points="837,1275 0,1275 837,0">
            <text:p/>
          </draw:polygon>
        </draw:g>
        <draw:g>
          <draw:polygon draw:style-name="gr2" draw:text-style-name="P2" draw:layer="layout" svg:width="2.959cm" svg:height="2.999cm" svg:x="18cm" svg:y="6cm" svg:viewBox="0 0 2960 3000" draw:points="0,0 2369,0 2960,1054 2400,3000 0,3000 0,1200 600,1200 600,700 0,700">
            <text:p/>
          </draw:polygon>
          <draw:polygon draw:style-name="gr10" draw:text-style-name="P3" draw:layer="layout" svg:width="1.895cm" svg:height="2.999cm" svg:x="19.084cm" svg:y="6cm" svg:viewBox="0 0 1896 3000" draw:points="1316,3000 1316,2600 0,2600 0,1952 1285,0 1896,0 1516,3000">
            <text:p/>
          </draw:polygon>
          <draw:custom-shape draw:style-name="gr97" draw:text-style-name="P3" draw:layer="layout" svg:width="1.632cm" svg:height="0.2cm" svg:x="17.968cm" svg:y="8.1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3" draw:layer="layout" svg:width="1.816cm" svg:height="0.2cm" svg:x="17.992cm" svg:y="7.54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568cm" svg:y="5.997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3" draw:layer="layout" svg:width="0.836cm" svg:height="1.274cm" svg:x="19.763cm" svg:y="6.725cm" svg:viewBox="0 0 837 1275" draw:points="837,1275 0,1275 837,0">
            <text:p/>
          </draw:polygon>
          <draw:custom-shape draw:style-name="gr99" draw:text-style-name="P23" draw:layer="layout" svg:width="0.4cm" svg:height="1.6cm" svg:x="19.285cm" svg:y="6.5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23" draw:layer="layout" svg:width="1.415cm" svg:height="0.4cm" svg:x="19.285cm" svg:y="7.8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23" draw:layer="layout" svg:width="0.4cm" svg:height="1.5cm" svg:x="20.6cm" svg:y="7.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999cm" svg:height="2.999cm" svg:x="2.032cm" svg:y="14.003cm" svg:viewBox="0 0 3000 3000" draw:points="0,0 3000,0 3000,697 2400,697 2400,1197 3000,1197 3000,2997 0,3000 0,1200 600,1200 600,700 0,700">
            <text:p/>
          </draw:polygon>
          <draw:custom-shape draw:style-name="gr102" draw:text-style-name="P3" draw:layer="layout" svg:width="3.032cm" svg:height="0.2cm" svg:x="2cm" svg:y="16.10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1.262cm" svg:height="0.2cm" svg:x="2.024cm" svg:y="15.551cm">
            <text:p/>
            <draw:enhanced-geometry svg:viewBox="0 0 21600 21600" draw:type="rectangle" draw:enhanced-path="M 0 0 L 21600 0 21600 21600 0 21600 0 0 Z N"/>
          </draw:custom-shape>
          <draw:polygon draw:style-name="gr104" draw:text-style-name="P3" draw:layer="layout" svg:width="1.945cm" svg:height="3.002cm" svg:x="3.086cm" svg:y="14.001cm" svg:viewBox="0 0 1946 3003" draw:points="1346,3003 1346,2600 0,2600 0,1957 883,0 1746,2 961,1799 1346,1799 1346,1399 1946,1399 1946,2999">
            <text:p/>
          </draw:polygon>
          <draw:polygon draw:style-name="gr37" draw:text-style-name="P7" draw:layer="layout" svg:width="1.745cm" svg:height="3cm" svg:x="3.286cm" svg:y="14.003cm" svg:viewBox="0 0 1746 3001" draw:points="1346,3000 1346,2401 0,2401 0,1998 907,0 1346,0 446,1997 1346,1997 1346,1593 1746,1593 1746,3001">
            <text:p/>
          </draw:polygon>
        </draw:g>
        <draw:g>
          <draw:polygon draw:style-name="gr2" draw:text-style-name="P2" draw:layer="layout" svg:width="2.399cm" svg:height="2.999cm" svg:x="2.032cm" svg:y="18.002cm" svg:viewBox="0 0 2400 3000" draw:points="0,0 2273,0 2400,2598 2400,2998 0,3000 0,1200 600,1200 600,700 0,700">
            <text:p/>
          </draw:polygon>
          <draw:custom-shape draw:style-name="gr102" draw:text-style-name="P3" draw:layer="layout" svg:width="3.032cm" svg:height="0.2cm" svg:x="2cm" svg:y="20.102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3" draw:layer="layout" svg:width="1.308cm" svg:height="0.2cm" svg:x="2.024cm" svg:y="19.55cm">
            <text:p/>
            <draw:enhanced-geometry svg:viewBox="0 0 21600 21600" draw:type="rectangle" draw:enhanced-path="M 0 0 L 21600 0 21600 21600 0 21600 0 0 Z N"/>
          </draw:custom-shape>
          <draw:polygon draw:style-name="gr104" draw:text-style-name="P3" draw:layer="layout" svg:width="1.947cm" svg:height="3.001cm" svg:x="3.084cm" svg:y="18.001cm" svg:viewBox="0 0 1948 3002" draw:points="1348,3002 1348,2599 2,2599 0,1891 1222,0 1948,1 1948,2998">
            <text:p/>
          </draw:polygon>
          <draw:polygon draw:style-name="gr37" draw:text-style-name="P7" draw:layer="layout" svg:width="1.776cm" svg:height="3.002cm" svg:x="3.255cm" svg:y="17.999cm" svg:viewBox="0 0 1777 3003" draw:points="1377,3002 1377,2403 0,2403 0,2001 1299,1 1777,0 477,1999 1377,1999 1377,1595 1777,1595 1777,3003">
            <text:p/>
          </draw:polygon>
        </draw:g>
        <draw:g>
          <draw:polygon draw:style-name="gr2" draw:text-style-name="P2" draw:layer="layout" svg:width="2.399cm" svg:height="2.999cm" svg:x="6.064cm" svg:y="18.003cm" svg:viewBox="0 0 2400 3000" draw:points="0,0 2273,0 2400,2598 2400,2998 0,3000 0,1200 600,1200 600,700 0,700">
            <text:p/>
          </draw:polygon>
          <draw:custom-shape draw:style-name="gr102" draw:text-style-name="P3" draw:layer="layout" svg:width="3.032cm" svg:height="0.2cm" svg:x="6.032cm" svg:y="20.2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3" draw:layer="layout" svg:width="1.468cm" svg:height="0.2cm" svg:x="6.064cm" svg:y="19.4cm">
            <text:p/>
            <draw:enhanced-geometry svg:viewBox="0 0 21600 21600" draw:type="rectangle" draw:enhanced-path="M 0 0 L 21600 0 21600 21600 0 21600 0 0 Z N"/>
          </draw:custom-shape>
          <draw:polygon draw:style-name="gr104" draw:text-style-name="P3" draw:layer="layout" svg:width="1.947cm" svg:height="3.001cm" svg:x="7.116cm" svg:y="18.002cm" svg:viewBox="0 0 1948 3002" draw:points="1348,3002 1348,2599 2,2599 0,1891 1222,0 1948,1 1948,2998">
            <text:p/>
          </draw:polygon>
          <draw:polygon draw:style-name="gr37" draw:text-style-name="P7" draw:layer="layout" svg:width="1.776cm" svg:height="3.002cm" svg:x="7.287cm" svg:y="18cm" svg:viewBox="0 0 1777 3003" draw:points="1377,3002 1377,2403 0,2403 0,2001 1299,1 1777,0 477,1999 1377,1999 1377,1595 1777,1595 1777,3003">
            <text:p/>
          </draw:polygon>
          <draw:custom-shape draw:style-name="gr105" draw:text-style-name="P3" draw:layer="layout" svg:width="1.308cm" svg:height="0.2cm" svg:x="5.979cm" svg:y="19.8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959cm" svg:height="2.999cm" svg:x="2.032cm" svg:y="22cm" svg:viewBox="0 0 2960 3000" draw:points="0,0 2369,0 2960,1054 2400,3000 0,3000 0,1200 600,1200 600,700 0,700">
            <text:p/>
          </draw:polygon>
          <draw:polygon draw:style-name="gr10" draw:text-style-name="P3" draw:layer="layout" svg:width="1.895cm" svg:height="2.999cm" svg:x="3.116cm" svg:y="22cm" svg:viewBox="0 0 1896 3000" draw:points="1316,3000 1316,2600 0,2600 0,1952 1285,0 1896,0 1516,3000">
            <text:p/>
          </draw:polygon>
          <draw:custom-shape draw:style-name="gr97" draw:text-style-name="P3" draw:layer="layout" svg:width="1.632cm" svg:height="0.2cm" svg:x="2cm" svg:y="24.1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3" draw:layer="layout" svg:width="1.816cm" svg:height="0.2cm" svg:x="2.024cm" svg:y="23.54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4.6cm" svg:y="21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14cm" svg:height="3cm" svg:x="3.317cm" svg:y="21.999cm" svg:viewBox="0 0 1715 3001" draw:points="1315,3000 1315,2401 0,2401 0,2001 1315,1 1715,0 1715,3001">
            <text:p/>
          </draw:polygon>
          <draw:polygon draw:style-name="gr10" draw:text-style-name="P3" draw:layer="layout" svg:width="0.836cm" svg:height="1.274cm" svg:x="3.795cm" svg:y="22.725cm" svg:viewBox="0 0 837 1275" draw:points="837,1275 0,1275 837,0">
            <text:p/>
          </draw:polygon>
        </draw:g>
        <draw:g>
          <draw:polygon draw:style-name="gr2" draw:text-style-name="P2" draw:layer="layout" svg:width="2.959cm" svg:height="2.999cm" svg:x="6.032cm" svg:y="22cm" svg:viewBox="0 0 2960 3000" draw:points="0,0 2369,0 2960,1054 2400,3000 0,3000 0,1200 600,1200 600,700 0,700">
            <text:p/>
          </draw:polygon>
          <draw:polygon draw:style-name="gr10" draw:text-style-name="P3" draw:layer="layout" svg:width="1.895cm" svg:height="2.999cm" svg:x="7.116cm" svg:y="22cm" svg:viewBox="0 0 1896 3000" draw:points="1316,3000 1316,2600 0,2600 0,1952 1285,0 1896,0 1516,3000">
            <text:p/>
          </draw:polygon>
          <draw:custom-shape draw:style-name="gr97" draw:text-style-name="P3" draw:layer="layout" svg:width="1.632cm" svg:height="0.2cm" svg:x="6cm" svg:y="24.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3" draw:layer="layout" svg:width="1.816cm" svg:height="0.2cm" svg:x="6.024cm" svg:y="23.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8.6cm" svg:y="21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714cm" svg:height="3cm" svg:x="7.317cm" svg:y="21.999cm" svg:viewBox="0 0 1715 3001" draw:points="1315,3000 1315,2401 0,2401 0,2001 1315,1 1715,0 1715,3001">
            <text:p/>
          </draw:polygon>
          <draw:polygon draw:style-name="gr10" draw:text-style-name="P3" draw:layer="layout" svg:width="0.836cm" svg:height="1.274cm" svg:x="7.795cm" svg:y="22.725cm" svg:viewBox="0 0 837 1275" draw:points="837,1275 0,1275 837,0">
            <text:p/>
          </draw:polygon>
          <draw:custom-shape draw:style-name="gr107" draw:text-style-name="P3" draw:layer="layout" svg:width="1.385cm" svg:height="0.2cm" svg:x="5.932cm" svg:y="23.8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10.034cm" svg:y="22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95cm" svg:height="2.999cm" svg:x="10.918cm" svg:y="22.003cm" svg:viewBox="0 0 1896 3000" draw:points="1316,3000 1316,2600 0,2600 0,1952 1285,0 1896,0 1516,3000">
            <text:p/>
          </draw:polygon>
          <draw:custom-shape draw:style-name="gr66" draw:text-style-name="P3" draw:layer="layout" svg:width="1.302cm" svg:height="0.2cm" svg:x="9.932cm" svg:y="24.20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9.924cm" svg:y="23.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2.202cm" svg:y="22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4cm" svg:height="3cm" svg:x="11.119cm" svg:y="22.002cm" svg:viewBox="0 0 1915 3001" draw:points="1315,3000 1315,2401 0,2401 0,2001 1315,1 1715,0 1715,2001 1915,2001 1915,2401 1715,2402 1715,3001">
            <text:p/>
          </draw:polygon>
          <draw:polygon draw:style-name="gr10" draw:text-style-name="P3" draw:layer="layout" svg:width="0.836cm" svg:height="1.274cm" svg:x="11.597cm" svg:y="22.728cm" svg:viewBox="0 0 837 1275" draw:points="837,1275 0,1275 837,0">
            <text:p/>
          </draw:polygon>
          <draw:custom-shape draw:style-name="gr39" draw:text-style-name="P3" draw:layer="layout" svg:width="1.4cm" svg:height="0.2cm" svg:x="9.932cm" svg:y="23.4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14.042cm" svg:y="22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95cm" svg:height="2.999cm" svg:x="14.926cm" svg:y="22cm" svg:viewBox="0 0 1896 3000" draw:points="1316,3000 1316,2600 0,2600 0,1952 1285,0 1896,0 1516,3000">
            <text:p/>
          </draw:polygon>
          <draw:custom-shape draw:style-name="gr66" draw:text-style-name="P3" draw:layer="layout" svg:width="1.302cm" svg:height="0.2cm" svg:x="13.932cm" svg:y="24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3.924cm" svg:y="23.99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16.21cm" svg:y="21.9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13.932cm" svg:y="23.5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914cm" svg:height="3cm" svg:x="15.127cm" svg:y="21.999cm" svg:viewBox="0 0 1915 3001" draw:points="1315,3000 1315,2401 0,2401 0,2001 1315,1 1715,0 1715,2001 1915,2001 1915,2401 1715,2402 1715,3001">
            <text:p/>
          </draw:polygon>
          <draw:polygon draw:style-name="gr10" draw:text-style-name="P3" draw:layer="layout" svg:width="0.836cm" svg:height="1.274cm" svg:x="15.605cm" svg:y="22.725cm" svg:viewBox="0 0 837 1275" draw:points="837,1275 0,1275 837,0">
            <text:p/>
          </draw:polygon>
        </draw:g>
        <draw:g>
          <draw:polygon draw:style-name="gr2" draw:text-style-name="P2" draw:layer="layout" svg:width="2.559cm" svg:height="2.986cm" svg:x="14.045cm" svg:y="26cm" svg:viewBox="0 0 2560 2987" draw:points="0,0 2560,0 2560,703 2133,703 2133,1054 2560,1054 2560,2987 0,2987 0,1054 427,1054 427,640 0,640">
            <text:p/>
          </draw:polygon>
          <draw:polygon draw:style-name="gr10" draw:text-style-name="P3" draw:layer="layout" svg:width="1.919cm" svg:height="3.199cm" svg:x="14.899cm" svg:y="26cm" svg:viewBox="0 0 1920 3200" draw:points="1280,3200 1280,2773 0,2773 0,2133 1280,0 1920,0 1707,2987">
            <text:p/>
          </draw:polygon>
          <draw:custom-shape draw:style-name="gr61" draw:text-style-name="P3" draw:layer="layout" svg:width="0.853cm" svg:height="0.427cm" svg:x="16.179cm" svg:y="25.787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813cm" svg:height="2.986cm" svg:x="15.005cm" svg:y="26cm" svg:viewBox="0 0 1814 2987" draw:points="1280,2987 1280,2667 0,2667 0,2133 1280,0 1814,0 1601,2987">
            <text:p/>
          </draw:polygon>
          <draw:polygon draw:style-name="gr37" draw:text-style-name="P7" draw:layer="layout" svg:width="1.919cm" svg:height="2.986cm" svg:x="15.112cm" svg:y="26cm" svg:viewBox="0 0 1920 2987" draw:points="1280,2987 1280,2560 0,2560 0,2133 1280,0 1707,0 1707,2133 1920,2133 1920,2560 1707,2560 1707,2987">
            <text:p/>
          </draw:polygon>
          <draw:polygon draw:style-name="gr10" draw:text-style-name="P3" draw:layer="layout" svg:width="0.852cm" svg:height="1.422cm" svg:x="15.539cm" svg:y="26.711cm" svg:viewBox="0 0 853 1423" draw:points="853,1423 0,1423 853,0">
            <text:p/>
          </draw:polygon>
          <draw:polygon draw:style-name="gr53" draw:text-style-name="P2" draw:layer="layout" svg:width="0.106cm" svg:height="1.422cm" svg:x="16.285cm" svg:y="26.711cm" svg:viewBox="0 0 107 1423" draw:points="0,178 107,0 107,1423 0,1423">
            <text:p/>
          </draw:polygon>
          <draw:custom-shape draw:style-name="gr62" draw:text-style-name="P3" draw:layer="layout" svg:width="1.22cm" svg:height="0.107cm" svg:x="13.832cm" svg:y="27.9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" draw:layer="layout" svg:width="1.28cm" svg:height="0.107cm" svg:x="13.939cm" svg:y="27.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" draw:layer="layout" svg:width="1.493cm" svg:height="0.107cm" svg:x="13.939cm" svg:y="27.28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18.032cm" svg:y="22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33cm" svg:height="2.999cm" svg:x="18.978cm" svg:y="22.003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17.922cm" svg:y="24.40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914cm" svg:y="2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2cm" svg:y="2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17.922cm" svg:y="23.6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19.178cm" svg:y="22.002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19.648cm" svg:y="22.749cm" svg:viewBox="0 0 784 1254" draw:points="784,1254 0,1254 784,0">
            <text:p/>
          </draw:polygon>
        </draw:g>
        <draw:custom-shape draw:style-name="gr108" draw:text-style-name="P22" draw:layer="layout" svg:width="3cm" svg:height="1.6cm" svg:x="32cm" svg:y="4cm">
          <text:p/>
          <draw:enhanced-geometry svg:viewBox="0 0 21600 21600" draw:type="rectangle" draw:enhanced-path="M 0 0 L 21600 0 21600 21600 0 21600 0 0 Z N"/>
        </draw:custom-shape>
        <draw:line draw:style-name="gr90" draw:text-style-name="P1" draw:layer="layout" svg:x1="33.5cm" svg:y1="-0.4cm" svg:x2="33.5cm" svg:y2="6cm">
          <text:p/>
        </draw:line>
        <draw:custom-shape draw:style-name="gr109" draw:text-style-name="P22" draw:layer="layout" svg:width="1.854cm" svg:height="1.234cm" svg:x="33.146cm" svg:y="4.566cm">
          <text:p/>
          <draw:enhanced-geometry svg:viewBox="0 0 21600 21600" draw:type="rectangle" draw:enhanced-path="M 0 0 L 21600 0 21600 21600 0 21600 0 0 Z N"/>
        </draw:custom-shape>
        <draw:line draw:style-name="gr90" draw:text-style-name="P1" draw:layer="layout" svg:x1="32.75cm" svg:y1="-0.2cm" svg:x2="32.75cm" svg:y2="5.8cm">
          <text:p/>
        </draw:line>
        <draw:line draw:style-name="gr90" draw:text-style-name="P1" draw:layer="layout" svg:x1="33cm" svg:y1="-0.2cm" svg:x2="33cm" svg:y2="5.8cm">
          <text:p/>
        </draw:line>
        <draw:line draw:style-name="gr90" draw:text-style-name="P1" draw:layer="layout" svg:x1="34cm" svg:y1="-0.2cm" svg:x2="34cm" svg:y2="5.8cm">
          <text:p/>
        </draw:line>
        <draw:line draw:style-name="gr90" draw:text-style-name="P1" draw:layer="layout" svg:x1="33.146cm" svg:y1="6.6cm" svg:x2="33.146cm" svg:y2="0.4cm">
          <text:p/>
        </draw:line>
        <draw:g>
          <draw:polygon draw:style-name="gr2" draw:text-style-name="P2" draw:layer="layout" svg:width="2.559cm" svg:height="2.999cm" svg:x="18.032cm" svg:y="18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33cm" svg:height="2.999cm" svg:x="18.978cm" svg:y="18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17.932cm" svg:y="20.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922cm" svg:y="19.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2cm" svg:y="17.9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17.932cm" svg:y="19.4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19.178cm" svg:y="17.999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19.648cm" svg:y="18.746cm" svg:viewBox="0 0 784 1254" draw:points="784,1254 0,1254 784,0">
            <text:p/>
          </draw:polygon>
        </draw:g>
        <draw:g>
          <draw:polygon draw:style-name="gr2" draw:text-style-name="P2" draw:layer="layout" svg:width="2.559cm" svg:height="2.999cm" svg:x="18.042cm" svg:y="14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33cm" svg:height="2.999cm" svg:x="18.988cm" svg:y="14.003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17.942cm" svg:y="16.10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7.932cm" svg:y="15.75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0.21cm" svg:y="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17.942cm" svg:y="15.403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19.188cm" svg:y="14.002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19.658cm" svg:y="14.749cm" svg:viewBox="0 0 784 1254" draw:points="784,1254 0,1254 784,0">
            <text:p/>
          </draw:polygon>
        </draw:g>
        <draw:g>
          <draw:polygon draw:style-name="gr2" draw:text-style-name="P2" draw:layer="layout" svg:width="2.559cm" svg:height="2.999cm" svg:x="22.032cm" svg:y="14.003cm" svg:viewBox="0 0 2560 3000" draw:points="0,0 2560,0 2560,703 2133,703 2133,1054 2560,1054 2200,3000 0,3000 0,1200 600,1197 600,697 0,700">
            <text:p/>
          </draw:polygon>
          <draw:polygon draw:style-name="gr10" draw:text-style-name="P3" draw:layer="layout" svg:width="1.833cm" svg:height="2.999cm" svg:x="22.978cm" svg:y="14.003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21.932cm" svg:y="16.10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1.922cm" svg:y="15.73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4.2cm" svg:y="14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3" draw:layer="layout" svg:width="1.5cm" svg:height="0.2cm" svg:x="21.932cm" svg:y="15.36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23.178cm" svg:y="14.002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23.648cm" svg:y="14.749cm" svg:viewBox="0 0 784 1254" draw:points="784,1254 0,1254 784,0">
            <text:p/>
          </draw:polygon>
        </draw:g>
        <draw:g>
          <draw:polygon draw:style-name="gr111" draw:text-style-name="P24" draw:layer="layout" svg:width="2.559cm" svg:height="2.986cm" svg:x="18.045cm" svg:y="26cm" svg:viewBox="0 0 2560 2987" draw:points="0,0 2560,0 2560,703 2133,703 2133,1054 2560,1054 2560,2987 0,2987 0,1054 427,1054 427,640 0,640">
            <text:p/>
          </draw:polygon>
          <draw:polygon draw:style-name="gr112" draw:text-style-name="P25" draw:layer="layout" svg:width="1.919cm" svg:height="3.199cm" svg:x="18.899cm" svg:y="26cm" svg:viewBox="0 0 1920 3200" draw:points="1280,3200 1280,2773 0,2773 0,2133 1280,0 1920,0 1707,2987">
            <text:p/>
          </draw:polygon>
          <draw:custom-shape draw:style-name="gr113" draw:text-style-name="P25" draw:layer="layout" svg:width="0.853cm" svg:height="0.427cm" svg:x="20.179cm" svg:y="25.787cm">
            <text:p/>
            <draw:enhanced-geometry svg:viewBox="0 0 21600 21600" draw:type="rectangle" draw:enhanced-path="M 0 0 L 21600 0 21600 21600 0 21600 0 0 Z N"/>
          </draw:custom-shape>
          <draw:polygon draw:style-name="gr114" draw:text-style-name="P26" draw:layer="layout" svg:width="1.919cm" svg:height="2.986cm" svg:x="19.112cm" svg:y="26cm" svg:viewBox="0 0 1920 2987" draw:points="1280,2987 1280,2560 0,2560 0,2133 1280,0 1707,0 1707,2133 1920,2133 1920,2560 1707,2560 1707,2987">
            <text:p/>
          </draw:polygon>
          <draw:polygon draw:style-name="gr112" draw:text-style-name="P25" draw:layer="layout" svg:width="0.852cm" svg:height="1.422cm" svg:x="19.539cm" svg:y="26.711cm" svg:viewBox="0 0 853 1423" draw:points="853,1423 0,1423 853,0">
            <text:p/>
          </draw:polygon>
          <draw:custom-shape draw:style-name="gr115" draw:text-style-name="P25" draw:layer="layout" svg:width="1.22cm" svg:height="0.107cm" svg:x="17.832cm" svg:y="27.9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5" draw:layer="layout" svg:width="1.28cm" svg:height="0.107cm" svg:x="17.939cm" svg:y="27.6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25" draw:layer="layout" svg:width="1.493cm" svg:height="0.107cm" svg:x="17.939cm" svg:y="27.28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2" draw:text-style-name="P2" draw:layer="layout" svg:width="2.559cm" svg:height="2.999cm" svg:x="22.032cm" svg:y="22.003cm" svg:viewBox="0 0 2560 3000" draw:points="0,0 2560,0 2560,703 2133,703 2133,1054 2560,1054 2200,3000 0,3000 0,1200 600,1197 600,597 0,597">
            <text:p/>
          </draw:polygon>
          <draw:polygon draw:style-name="gr10" draw:text-style-name="P3" draw:layer="layout" svg:width="1.833cm" svg:height="2.999cm" svg:x="22.978cm" svg:y="22.003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21.922cm" svg:y="24.40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1.914cm" svg:y="2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4.2cm" svg:y="2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21.922cm" svg:y="23.6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23.178cm" svg:y="22.002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23.648cm" svg:y="22.749cm" svg:viewBox="0 0 784 1254" draw:points="784,1254 0,1254 784,0">
            <text:p/>
          </draw:polygon>
        </draw:g>
        <draw:g>
          <draw:custom-shape draw:style-name="gr118" draw:text-style-name="P20" draw:layer="layout" svg:width="3.8cm" svg:height="3.8cm" svg:x="21.6cm" svg:y="17.6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2.559cm" svg:height="2.999cm" svg:x="22cm" svg:y="18cm" svg:viewBox="0 0 2560 3000" draw:points="0,0 2560,0 2560,703 2133,703 2133,1054 2560,1054 2200,3000 0,3000 0,1097 600,1097 600,597 0,597">
            <text:p/>
          </draw:polygon>
          <draw:polygon draw:style-name="gr10" draw:text-style-name="P3" draw:layer="layout" svg:width="1.833cm" svg:height="2.999cm" svg:x="22.946cm" svg:y="18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21.898cm" svg:y="20.1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1.89cm" svg:y="19.79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4.168cm" svg:y="17.9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21.898cm" svg:y="19.394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23.146cm" svg:y="17.999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23.616cm" svg:y="18.746cm" svg:viewBox="0 0 784 1254" draw:points="784,1254 0,1254 784,0">
            <text:p/>
          </draw:polygon>
        </draw:g>
        <draw:g>
          <draw:polygon draw:style-name="gr2" draw:text-style-name="P2" draw:layer="layout" svg:width="2.559cm" svg:height="2.999cm" svg:x="26.032cm" svg:y="18cm" svg:viewBox="0 0 2560 3000" draw:points="0,0 2560,0 2560,703 2133,703 2133,1054 2560,1054 2200,3000 0,3000 0,1097 600,1097 600,597 0,597">
            <text:p/>
          </draw:polygon>
          <draw:polygon draw:style-name="gr10" draw:text-style-name="P3" draw:layer="layout" svg:width="1.833cm" svg:height="2.999cm" svg:x="26.978cm" svg:y="18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26.022cm" svg:y="20.10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6.014cm" svg:y="19.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8.2cm" svg:y="17.9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26.022cm" svg:y="19.3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27.178cm" svg:y="17.999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27.648cm" svg:y="18.746cm" svg:viewBox="0 0 784 1254" draw:points="784,1254 0,1254 784,0">
            <text:p/>
          </draw:polygon>
        </draw:g>
        <draw:g>
          <draw:polygon draw:style-name="gr2" draw:text-style-name="P2" draw:layer="layout" svg:width="2.559cm" svg:height="2.999cm" svg:x="26.042cm" svg:y="22.003cm" svg:viewBox="0 0 2560 3000" draw:points="0,0 2560,0 2560,703 2133,703 2133,1054 2560,1054 2200,3000 0,3000 0,1097 600,1097 600,597 0,597">
            <text:p/>
          </draw:polygon>
          <draw:polygon draw:style-name="gr10" draw:text-style-name="P3" draw:layer="layout" svg:width="1.833cm" svg:height="2.999cm" svg:x="26.988cm" svg:y="22.003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25.948cm" svg:y="24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25.94cm" svg:y="23.99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28.21cm" svg:y="2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25.948cm" svg:y="23.5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27.188cm" svg:y="22.002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27.658cm" svg:y="22.749cm" svg:viewBox="0 0 784 1254" draw:points="784,1254 0,1254 784,0">
            <text:p/>
          </draw:polygon>
        </draw:g>
      </draw:page>
      <draw:page draw:name="page6" draw:style-name="dp1" draw:master-page-name="Default">
        <draw:custom-shape draw:style-name="gr119" draw:text-style-name="P2" draw:layer="layout" svg:width="2.56cm" svg:height="2.56cm" svg:x="7cm" svg:y="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" draw:layer="layout" svg:width="2.56cm" svg:height="2.56cm" svg:x="3cm" svg:y="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" draw:layer="layout" svg:width="2.56cm" svg:height="2.56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1" draw:layer="layout" svg:width="1.818cm" svg:height="1.822cm" svg:x="3.439cm" svg:y="3.369cm">
          <draw:image xlink:href="Pictures/100025E50000254700000A73FADAD88124BA07EE.svg" xlink:type="simple" xlink:show="embed" xlink:actuate="onLoad" loext:mime-type="image/svg+xml">
            <text:p/>
          </draw:image>
          <draw:image xlink:href="Pictures/100002010000016900000065A73A2C38DE206C5E.png" xlink:type="simple" xlink:show="embed" xlink:actuate="onLoad" loext:mime-type="image/png"/>
        </draw:frame>
        <draw:custom-shape draw:style-name="gr121" draw:text-style-name="P1" draw:layer="layout" svg:width="2.56cm" svg:height="2.56cm" svg:x="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258cm" svg:y1="2cm" svg:x2="9.258cm" svg:y2="6cm">
          <text:p/>
        </draw:line>
        <draw:g>
          <draw:frame draw:style-name="gr123" draw:text-style-name="P1" draw:layer="layout" svg:width="1.563cm" svg:height="1.823cm" svg:x="7.436cm" svg:y="3.369cm">
            <draw:image xlink:href="Pictures/1000238F0000254700000A73C9522FE84E39EC29.svg" xlink:type="simple" xlink:show="embed" xlink:actuate="onLoad" loext:mime-type="image/svg+xml">
              <text:p/>
            </draw:image>
            <draw:image xlink:href="Pictures/100002010000016900000065E656333DAC6BB79C.png" xlink:type="simple" xlink:show="embed" xlink:actuate="onLoad" loext:mime-type="image/png"/>
          </draw:frame>
          <draw:custom-shape draw:style-name="gr124" draw:text-style-name="P5" draw:layer="layout" svg:width="0.9cm" svg:height="0.2cm" svg:x="8cm" svg:y="4.8cm">
            <text:p/>
            <draw:enhanced-geometry svg:viewBox="0 0 21600 21600" draw:type="rectangle" draw:enhanced-path="M 0 0 L 21600 0 21600 21600 0 21600 0 0 Z N"/>
          </draw:custom-shape>
          <draw:g>
            <draw:polygon draw:style-name="gr37" draw:text-style-name="P7" draw:layer="layout" svg:width="1.172cm" svg:height="1.823cm" svg:x="8.085cm" svg:y="3.371cm" svg:viewBox="0 0 1173 1824" draw:points="782,1824 782,1563 0,1563 0,1303 782,0 1043,0 1043,1303 1173,1303 1173,1563 1043,1563 1043,1824">
              <text:p/>
            </draw:polygon>
            <draw:polygon draw:style-name="gr52" draw:text-style-name="P2" draw:layer="layout" svg:width="0.52cm" svg:height="0.868cm" svg:x="8.346cm" svg:y="3.805cm" svg:viewBox="0 0 521 869" draw:points="521,869 0,869 521,0">
              <text:p/>
            </draw:polygon>
          </draw:g>
        </draw:g>
        <draw:custom-shape draw:style-name="gr11" draw:text-style-name="P3" draw:layer="layout" svg:width="0.8cm" svg:height="0.4cm" svg:x="7.1cm" svg:y="24.1cm">
          <text:p/>
          <draw:enhanced-geometry svg:viewBox="0 0 21600 21600" draw:type="rectangle" draw:enhanced-path="M 0 0 L 21600 0 21600 21600 0 21600 0 0 Z N"/>
        </draw:custom-shape>
        <draw:polygon draw:style-name="gr10" draw:text-style-name="P3" draw:layer="layout" svg:width="0.799cm" svg:height="1.333cm" svg:x="9.7cm" svg:y="26.1cm" svg:viewBox="0 0 800 1334" draw:points="800,1334 0,1334 800,0">
          <text:p/>
        </draw:polygon>
        <draw:custom-shape draw:style-name="gr42" draw:text-style-name="P3" draw:layer="layout" svg:width="1.1cm" svg:height="0.1cm" svg:x="5.9cm" svg:y="26.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4cm" svg:height="0.1cm" svg:x="5.9cm" svg:y="26.3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399cm" svg:height="2.799cm" svg:x="1.5cm" svg:y="25.4cm" svg:viewBox="0 0 2400 2800" draw:points="0,0 2400,0 2400,659 2000,659 2000,988 2400,988 2400,2800 0,2800 0,988 400,988 400,600 0,600">
          <text:p/>
        </draw:polygon>
        <draw:polygon draw:style-name="gr2" draw:text-style-name="P2" draw:layer="layout" svg:width="2.399cm" svg:height="2.799cm" svg:x="5.3cm" svg:y="25.4cm" svg:viewBox="0 0 2400 2800" draw:points="0,0 2400,0 2400,659 2000,659 2000,988 2400,988 2400,2800 0,2800 0,988 400,988 400,600 0,600">
          <text:p/>
        </draw:polygon>
        <draw:custom-shape draw:style-name="gr11" draw:text-style-name="P3" draw:layer="layout" svg:width="0.8cm" svg:height="0.4cm" svg:x="9.8cm" svg:y="25.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draw:layer="layout" svg:width="2.6cm" svg:height="0.1cm" svg:x="5.1cm" svg:y="27.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" draw:layer="layout" svg:width="2.5cm" svg:height="0.1cm" svg:x="5.2cm" svg:y="26.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" draw:layer="layout" svg:width="2.5cm" svg:height="0.1cm" svg:x="5.2cm" svg:y="26.6cm">
          <text:p/>
          <draw:enhanced-geometry svg:viewBox="0 0 21600 21600" draw:type="rectangle" draw:enhanced-path="M 0 0 L 21600 0 21600 21600 0 21600 0 0 Z N"/>
        </draw:custom-shape>
        <draw:polygon draw:style-name="gr37" draw:text-style-name="P7" draw:layer="layout" svg:width="1.799cm" svg:height="2.799cm" svg:x="5.5cm" svg:y="25.4cm" svg:viewBox="0 0 1800 2800" draw:points="1200,2800 1200,2400 0,2400 0,2000 1200,0 1600,0 1600,2000 1800,2000 1800,2400 1600,2400 1600,2800">
          <text:p/>
        </draw:polygon>
        <draw:polygon draw:style-name="gr52" draw:text-style-name="P2" draw:layer="layout" svg:width="0.799cm" svg:height="1.333cm" svg:x="5.91cm" svg:y="26.066cm" svg:viewBox="0 0 800 1334" draw:points="800,1334 0,1334 800,0">
          <text:p/>
        </draw:polygon>
        <draw:custom-shape draw:style-name="gr42" draw:text-style-name="P3" draw:layer="layout" svg:width="1.1cm" svg:height="0.1cm" svg:x="9.3cm" svg:y="26.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4cm" svg:height="0.1cm" svg:x="9.3cm" svg:y="26.3cm">
          <text:p/>
          <draw:enhanced-geometry svg:viewBox="0 0 21600 21600" draw:type="rectangle" draw:enhanced-path="M 0 0 L 21600 0 21600 21600 0 21600 0 0 Z N"/>
        </draw:custom-shape>
        <draw:polygon draw:style-name="gr127" draw:text-style-name="P27" draw:layer="layout" svg:width="2.399cm" svg:height="2.799cm" svg:x="8.7cm" svg:y="25.4cm" svg:viewBox="0 0 2400 2800" draw:points="0,0 2400,0 2400,659 2000,659 2000,988 2400,988 2400,2800 0,2800 0,988 400,988 400,600 0,600">
          <text:p/>
        </draw:polygon>
        <draw:polygon draw:style-name="gr37" draw:text-style-name="P7" draw:layer="layout" svg:width="1.799cm" svg:height="2.799cm" svg:x="8.9cm" svg:y="25.4cm" svg:viewBox="0 0 1800 2800" draw:points="1200,2800 1200,2400 0,2400 0,2000 1200,0 1600,0 1600,2000 1800,2000 1800,2400 1600,2400 1600,2800">
          <text:p/>
        </draw:polygon>
        <draw:polygon draw:style-name="gr128" draw:text-style-name="P27" draw:layer="layout" svg:width="0.799cm" svg:height="1.333cm" svg:x="9.31cm" svg:y="26.066cm" svg:viewBox="0 0 800 1334" draw:points="800,1334 0,1334 800,0">
          <text:p/>
        </draw:polygon>
        <draw:polygon draw:style-name="gr2" draw:text-style-name="P2" draw:layer="layout" svg:width="2.399cm" svg:height="2.799cm" svg:x="12.1cm" svg:y="25.2cm" svg:viewBox="0 0 2400 2800" draw:points="0,0 2400,0 2400,659 2000,659 2000,988 2400,988 2400,2800 0,2800 0,988 400,988 400,600 0,600">
          <text:p/>
        </draw:polygon>
        <draw:g>
          <draw:polygon draw:style-name="gr10" draw:text-style-name="P3" draw:layer="layout" svg:width="1.799cm" svg:height="2.999cm" svg:x="6.2cm" svg:y="18.6cm" svg:viewBox="0 0 1800 3000" draw:points="1200,3000 1200,2600 0,2600 0,2000 1200,0 1800,0 1600,2800">
            <text:p/>
          </draw:polygon>
          <draw:polygon draw:style-name="gr52" draw:text-style-name="P2" draw:layer="layout" svg:width="1.7cm" svg:height="2.799cm" svg:x="6.3cm" svg:y="18.6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6.4cm" svg:y="18.6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6.8cm" svg:y="19.266cm" svg:viewBox="0 0 800 1334" draw:points="800,1334 0,1334 800,0">
            <text:p/>
          </draw:polygon>
          <draw:polygon draw:style-name="gr53" draw:text-style-name="P2" draw:layer="layout" svg:width="0.099cm" svg:height="1.333cm" svg:x="7.5cm" svg:y="19.266cm" svg:viewBox="0 0 100 1334" draw:points="0,167 100,0 100,1334 0,1334">
            <text:p/>
          </draw:polygon>
        </draw:g>
        <draw:g>
          <draw:polygon draw:style-name="gr10" draw:text-style-name="P3" draw:layer="layout" svg:width="1.799cm" svg:height="2.999cm" svg:x="12.3cm" svg:y="25.2cm" svg:viewBox="0 0 1800 3000" draw:points="1200,3000 1200,2600 0,2600 0,2000 1200,0 1800,0 1600,2800">
            <text:p/>
          </draw:polygon>
          <draw:polygon draw:style-name="gr52" draw:text-style-name="P2" draw:layer="layout" svg:width="1.7cm" svg:height="2.799cm" svg:x="12.4cm" svg:y="25.2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12.5cm" svg:y="25.2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12.9cm" svg:y="25.866cm" svg:viewBox="0 0 800 1334" draw:points="800,1334 0,1334 800,0">
            <text:p/>
          </draw:polygon>
          <draw:polygon draw:style-name="gr53" draw:text-style-name="P2" draw:layer="layout" svg:width="0.099cm" svg:height="1.333cm" svg:x="13.6cm" svg:y="25.866cm" svg:viewBox="0 0 100 1334" draw:points="0,167 100,0 100,1334 0,1334">
            <text:p/>
          </draw:polygon>
        </draw:g>
        <draw:custom-shape draw:style-name="gr129" draw:text-style-name="P23" draw:layer="layout" svg:width="0.2cm" svg:height="0.4cm" svg:x="14.3cm" svg:y="27.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399cm" svg:height="2.799cm" svg:x="15.6cm" svg:y="25.2cm" svg:viewBox="0 0 2400 2800" draw:points="0,0 2400,0 2400,659 2000,659 2000,988 2400,988 2400,2800 0,2800 0,988 400,988 400,600 0,600">
          <text:p/>
        </draw:polygon>
        <draw:polygon draw:style-name="gr10" draw:text-style-name="P3" draw:layer="layout" svg:width="1.799cm" svg:height="2.999cm" svg:x="15.8cm" svg:y="25.2cm" svg:viewBox="0 0 1800 3000" draw:points="1200,3000 1200,2600 0,2600 0,2000 1200,0 1800,0 1600,2800">
          <text:p/>
        </draw:polygon>
        <draw:polygon draw:style-name="gr37" draw:text-style-name="P7" draw:layer="layout" svg:width="1.799cm" svg:height="2.799cm" svg:x="16cm" svg:y="25.2cm" svg:viewBox="0 0 1800 2800" draw:points="1200,2800 1200,2400 0,2400 0,2000 1200,0 1600,0 1600,2000 1800,2000 1800,2400 1600,2400 1600,2800">
          <text:p/>
        </draw:polygon>
        <draw:polygon draw:style-name="gr10" draw:text-style-name="P3" draw:layer="layout" svg:width="0.799cm" svg:height="1.333cm" svg:x="16.4cm" svg:y="25.866cm" svg:viewBox="0 0 800 1334" draw:points="800,1334 0,1334 800,0">
          <text:p/>
        </draw:polygon>
        <draw:custom-shape draw:style-name="gr129" draw:text-style-name="P23" draw:layer="layout" svg:width="0.2cm" svg:height="0.4cm" svg:x="17.8cm" svg:y="27.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23" draw:layer="layout" svg:width="0.2cm" svg:height="0.4cm" svg:x="10.7cm" svg:y="27.4cm">
          <text:p/>
          <draw:enhanced-geometry svg:viewBox="0 0 21600 21600" draw:type="rectangle" draw:enhanced-path="M 0 0 L 21600 0 21600 21600 0 21600 0 0 Z N"/>
        </draw:custom-shape>
        <draw:polygon draw:style-name="gr130" draw:text-style-name="P28" draw:layer="layout" svg:width="2.399cm" svg:height="2.799cm" svg:x="0.999cm" svg:y="21.2cm" svg:viewBox="0 0 2400 2800" draw:points="0,0 2400,0 2400,659 2000,659 2000,988 2400,988 2400,2800 0,2800 0,988 400,988 400,600 0,600">
          <text:p/>
        </draw:polygon>
        <draw:polygon draw:style-name="gr10" draw:text-style-name="P3" draw:layer="layout" svg:width="1.799cm" svg:height="2.999cm" svg:x="1.999cm" svg:y="21.2cm" svg:viewBox="0 0 1800 3000" draw:points="1200,3000 1200,2600 0,2600 0,2000 1200,0 1800,0 1600,2800">
          <text:p/>
        </draw:polygon>
        <draw:custom-shape draw:style-name="gr11" draw:text-style-name="P3" draw:layer="layout" svg:width="0.8cm" svg:height="0.4cm" svg:x="3.199cm" svg:y="21cm">
          <text:p/>
          <draw:enhanced-geometry svg:viewBox="0 0 21600 21600" draw:type="rectangle" draw:enhanced-path="M 0 0 L 21600 0 21600 21600 0 21600 0 0 Z N"/>
        </draw:custom-shape>
        <draw:polygon draw:style-name="gr52" draw:text-style-name="P2" draw:layer="layout" svg:width="1.7cm" svg:height="2.799cm" svg:x="2.099cm" svg:y="21.2cm" svg:viewBox="0 0 1701 2800" draw:points="1200,2800 1200,2500 0,2500 0,2000 1200,0 1701,0 1501,2800">
          <text:p/>
        </draw:polygon>
        <draw:polygon draw:style-name="gr37" draw:text-style-name="P7" draw:layer="layout" svg:width="1.799cm" svg:height="2.799cm" svg:x="2.199cm" svg:y="21.2cm" svg:viewBox="0 0 1800 2800" draw:points="1200,2800 1200,2400 0,2400 0,2000 1200,0 1600,0 1600,2000 1800,2000 1800,2400 1600,2400 1600,2800">
          <text:p/>
        </draw:polygon>
        <draw:polygon draw:style-name="gr10" draw:text-style-name="P3" draw:layer="layout" svg:width="0.799cm" svg:height="1.333cm" svg:x="2.599cm" svg:y="21.866cm" svg:viewBox="0 0 800 1334" draw:points="800,1334 0,1334 800,0">
          <text:p/>
        </draw:polygon>
        <draw:polygon draw:style-name="gr53" draw:text-style-name="P2" draw:layer="layout" svg:width="0.099cm" svg:height="1.333cm" svg:x="3.299cm" svg:y="21.866cm" svg:viewBox="0 0 100 1334" draw:points="0,167 100,0 100,1334 0,1334">
          <text:p/>
        </draw:polygon>
        <draw:custom-shape draw:style-name="gr59" draw:text-style-name="P3" draw:layer="layout" svg:width="1.144cm" svg:height="0.1cm" svg:x="0.799cm" svg:y="2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.2cm" svg:height="0.1cm" svg:x="0.899cm" svg:y="22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4cm" svg:height="0.1cm" svg:x="0.899cm" svg:y="22.4cm">
          <text:p/>
          <draw:enhanced-geometry svg:viewBox="0 0 21600 21600" draw:type="rectangle" draw:enhanced-path="M 0 0 L 21600 0 21600 21600 0 21600 0 0 Z N"/>
        </draw:custom-shape>
        <draw:g>
          <draw:polygon draw:style-name="gr10" draw:text-style-name="P3" draw:layer="layout" svg:width="1.489cm" svg:height="2.332cm" svg:x="1.7cm" svg:y="26cm" svg:viewBox="0 0 1490 2333" draw:points="994,2333 994,2022 0,2022 0,1555 994,0 1490,0 1325,2177">
            <text:p/>
          </draw:polygon>
          <draw:polygon draw:style-name="gr52" draw:text-style-name="P2" draw:layer="layout" svg:width="1.407cm" svg:height="2.176cm" svg:x="1.783cm" svg:y="26cm" svg:viewBox="0 0 1408 2177" draw:points="994,2177 994,1944 0,1944 0,1555 994,0 1408,0 1243,2177">
            <text:p/>
          </draw:polygon>
          <draw:polygon draw:style-name="gr37" draw:text-style-name="P7" draw:layer="layout" svg:width="1.489cm" svg:height="2.176cm" svg:x="1.866cm" svg:y="26cm" svg:viewBox="0 0 1490 2177" draw:points="994,2177 994,1866 0,1866 0,1555 994,0 1325,0 1325,1555 1490,1555 1490,1866 1325,1866 1325,2177">
            <text:p/>
          </draw:polygon>
          <draw:polygon draw:style-name="gr10" draw:text-style-name="P3" draw:layer="layout" svg:width="0.661cm" svg:height="1.036cm" svg:x="2.197cm" svg:y="26.518cm" svg:viewBox="0 0 662 1037" draw:points="662,1037 0,1037 662,0">
            <text:p/>
          </draw:polygon>
          <draw:polygon draw:style-name="gr53" draw:text-style-name="P2" draw:layer="layout" svg:width="0.082cm" svg:height="1.036cm" svg:x="2.776cm" svg:y="26.518cm" svg:viewBox="0 0 83 1037" draw:points="0,130 83,0 83,1037 0,1037">
            <text:p/>
          </draw:polygon>
        </draw:g>
        <draw:polygon draw:style-name="gr10" draw:text-style-name="P3" draw:layer="layout" svg:width="0.799cm" svg:height="1.333cm" svg:x="9.6cm" svg:y="22.4cm" svg:viewBox="0 0 800 1334" draw:points="800,1334 0,1334 800,0">
          <text:p/>
        </draw:polygon>
        <draw:custom-shape draw:style-name="gr11" draw:text-style-name="P3" draw:layer="layout" svg:width="0.8cm" svg:height="0.4cm" svg:x="9.7cm" svg:y="21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1cm" svg:height="0.1cm" svg:x="9.2cm" svg:y="23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4cm" svg:height="0.1cm" svg:x="9.2cm" svg:y="22.6cm">
          <text:p/>
          <draw:enhanced-geometry svg:viewBox="0 0 21600 21600" draw:type="rectangle" draw:enhanced-path="M 0 0 L 21600 0 21600 21600 0 21600 0 0 Z N"/>
        </draw:custom-shape>
        <draw:polygon draw:style-name="gr22" draw:text-style-name="P7" draw:layer="layout" svg:width="2.399cm" svg:height="2.799cm" svg:x="8.6cm" svg:y="21.7cm" svg:viewBox="0 0 2400 2800" draw:points="0,0 2400,0 2400,659 2000,659 2000,988 2400,988 2400,2800 0,2800 0,988 400,988 400,600 0,600">
          <text:p/>
        </draw:polygon>
        <draw:polygon draw:style-name="gr131" draw:text-style-name="P29" draw:layer="layout" svg:width="1.799cm" svg:height="2.799cm" svg:x="8.8cm" svg:y="21.7cm" svg:viewBox="0 0 1800 2800" draw:points="1200,2800 1200,2400 0,2400 0,2000 1200,0 1600,0 1600,2000 1800,2000 1800,2400 1600,2400 1600,2800">
          <text:p/>
        </draw:polygon>
        <draw:polygon draw:style-name="gr128" draw:text-style-name="P27" draw:layer="layout" svg:width="0.799cm" svg:height="1.333cm" svg:x="9.21cm" svg:y="22.366cm" svg:viewBox="0 0 800 1334" draw:points="800,1334 0,1334 800,0">
          <text:p/>
        </draw:polygon>
        <draw:g>
          <draw:polygon draw:style-name="gr2" draw:text-style-name="P2" draw:layer="layout" svg:width="2.399cm" svg:height="2.799cm" svg:x="1.4cm" svg:y="17.8cm" svg:viewBox="0 0 2400 2800" draw:points="0,0 2400,0 2400,659 2000,659 2000,988 2400,988 2400,2800 0,2800 0,988 400,988 400,600 0,600">
            <text:p/>
          </draw:polygon>
          <draw:polygon draw:style-name="gr10" draw:text-style-name="P3" draw:layer="layout" svg:width="1.799cm" svg:height="2.999cm" svg:x="2.2cm" svg:y="17.8cm" svg:viewBox="0 0 1800 3000" draw:points="1200,3000 1200,2600 0,2600 0,2000 1200,0 1800,0 1600,2800">
            <text:p/>
          </draw:polygon>
          <draw:custom-shape draw:style-name="gr11" draw:text-style-name="P3" draw:layer="layout" svg:width="0.8cm" svg:height="0.4cm" svg:x="3.4cm" svg:y="17.6cm">
            <text:p/>
            <draw:enhanced-geometry svg:viewBox="0 0 21600 21600" draw:type="rectangle" draw:enhanced-path="M 0 0 L 21600 0 21600 21600 0 21600 0 0 Z N"/>
          </draw:custom-shape>
          <draw:polygon draw:style-name="gr52" draw:text-style-name="P2" draw:layer="layout" svg:width="1.7cm" svg:height="2.799cm" svg:x="2.3cm" svg:y="17.8cm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svg:x="2.4cm" svg:y="17.8cm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svg:x="2.8cm" svg:y="18.466cm" svg:viewBox="0 0 800 1334" draw:points="800,1334 0,1334 800,0">
            <text:p/>
          </draw:polygon>
          <draw:polygon draw:style-name="gr53" draw:text-style-name="P2" draw:layer="layout" svg:width="0.099cm" svg:height="1.333cm" svg:x="3.5cm" svg:y="18.466cm" svg:viewBox="0 0 100 1334" draw:points="0,167 100,0 100,1334 0,1334">
            <text:p/>
          </draw:polygon>
          <draw:custom-shape draw:style-name="gr59" draw:text-style-name="P3" draw:layer="layout" svg:width="1.144cm" svg:height="0.1cm" svg:x="1.2cm" svg:y="19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.2cm" svg:height="0.1cm" svg:x="1.3cm" svg:y="19.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1cm" svg:x="1.3cm" svg:y="19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3" draw:layer="layout" svg:width="0.8cm" svg:height="0.4cm" svg:x="3.8cm" svg:y="23.2cm">
          <text:p/>
          <draw:enhanced-geometry svg:viewBox="0 0 21600 21600" draw:type="rectangle" draw:enhanced-path="M 0 0 L 21600 0 21600 21600 0 21600 0 0 Z N"/>
        </draw:custom-shape>
        <draw:g>
          <draw:polygon draw:style-name="gr10" draw:text-style-name="P3" draw:layer="layout" svg:width="1.799cm" svg:height="2.999cm" draw:transform="rotate (0.541052068118242) translate (5.27027558693281cm 12.4292871238569cm)" svg:viewBox="0 0 1800 3000" draw:points="1200,3000 1200,2600 0,2600 0,2000 1200,0 1800,0 1600,2800">
            <text:p/>
          </draw:polygon>
          <draw:polygon draw:style-name="gr52" draw:text-style-name="P2" draw:layer="layout" svg:width="1.7cm" svg:height="2.799cm" draw:transform="rotate (0.541052068118242) translate (5.35599231700302cm 12.3777833163659cm)" svg:viewBox="0 0 1701 2800" draw:points="1200,2800 1200,2500 0,2500 0,2000 1200,0 1701,0 1501,2800">
            <text:p/>
          </draw:polygon>
          <draw:polygon draw:style-name="gr37" draw:text-style-name="P7" draw:layer="layout" svg:width="1.799cm" svg:height="2.799cm" draw:transform="rotate (0.541052068118242) translate (5.44170904707323cm 12.3262795088749cm)" svg:viewBox="0 0 1800 2800" draw:points="1200,2800 1200,2400 0,2400 0,2000 1200,0 1600,0 1600,2000 1800,2000 1800,2400 1600,2400 1600,2800">
            <text:p/>
          </draw:polygon>
          <draw:polygon draw:style-name="gr10" draw:text-style-name="P3" draw:layer="layout" svg:width="0.799cm" svg:height="1.333cm" draw:transform="rotate (0.541052068118242) translate (6.12759132524417cm 12.6911377011785cm)" svg:viewBox="0 0 800 1334" draw:points="800,1334 0,1334 800,0">
            <text:p/>
          </draw:polygon>
          <draw:polygon draw:style-name="gr53" draw:text-style-name="P2" draw:layer="layout" svg:width="0.099cm" svg:height="1.333cm" draw:transform="rotate (0.541052068118242) translate (6.72760843573565cm 12.3306110487414cm)" svg:viewBox="0 0 100 1334" draw:points="0,167 100,0 100,1334 0,1334">
            <text:p/>
          </draw:polygon>
        </draw:g>
        <draw:g>
          <draw:polygon draw:style-name="gr132" draw:text-style-name="P30" draw:layer="layout" svg:width="2.999cm" svg:height="2.999cm" svg:x="14cm" svg:y="10cm" svg:viewBox="0 0 3000 3000" draw:points="0,0 3000,0 3000,706 2500,706 2500,1059 3000,1059 3000,3000 0,3000 0,1059 500,1059 500,643 0,643">
            <text:p/>
          </draw:polygon>
          <draw:path draw:style-name="gr86" draw:text-style-name="P7" draw:layer="layout" svg:width="1.799cm" svg:height="2.799cm" svg:x="14.6cm" svg:y="10.1cm" svg:viewBox="0 0 1800 2800" svg:d="M1210 2000v-1334l-800 1334zM1200 2800v-400h-1200v-400l1200-2000h400v2000h200v400h-200v400z">
            <text:p/>
          </draw:path>
        </draw:g>
        <draw:g>
          <draw:polygon draw:style-name="gr133" draw:text-style-name="P31" draw:layer="layout" svg:width="2.999cm" svg:height="2.999cm" svg:x="18cm" svg:y="10cm" svg:viewBox="0 0 3000 3000" draw:points="0,0 3000,0 3000,706 2500,706 2500,1059 3000,1059 3000,3000 0,3000 0,1059 500,1059 500,643 0,643">
            <text:p/>
          </draw:polygon>
          <draw:path draw:style-name="gr86" draw:text-style-name="P7" draw:layer="layout" svg:width="1.799cm" svg:height="2.799cm" svg:x="18.6cm" svg:y="10.1cm" svg:viewBox="0 0 1800 2800" svg:d="M1210 2000v-1334l-800 1334zM1200 2800v-400h-1200v-400l1200-2000h400v2000h200v400h-200v400z">
            <text:p/>
          </draw:path>
        </draw:g>
        <draw:g>
          <draw:polygon draw:style-name="gr132" draw:text-style-name="P30" draw:layer="layout" svg:width="2.999cm" svg:height="2.999cm" svg:x="14cm" svg:y="14cm" svg:viewBox="0 0 3000 3000" draw:points="0,0 3000,0 3000,706 2500,706 2500,1059 3000,1059 3000,3000 0,3000 0,1059 500,1059 500,643 0,643">
            <text:p/>
          </draw:polygon>
          <draw:path draw:style-name="gr86" draw:text-style-name="P7" draw:layer="layout" svg:width="1.671cm" svg:height="2.599cm" svg:x="14.664cm" svg:y="14.2cm" svg:viewBox="0 0 1672 2600" svg:d="M1124 1857v-1239l-743 1239zM1114 2600v-371h-1114v-372l1114-1857h372v1857h186v372h-186v371z">
            <text:p/>
          </draw:path>
        </draw:g>
        <draw:g>
          <draw:polygon draw:style-name="gr133" draw:text-style-name="P31" draw:layer="layout" svg:width="2.999cm" svg:height="2.999cm" svg:x="18cm" svg:y="2cm" svg:viewBox="0 0 3000 3000" draw:points="0,0 3000,0 3000,706 2500,706 2500,1059 3000,1059 3000,3000 0,3000 0,1059 500,1059 500,643 0,643">
            <text:p/>
          </draw:polygon>
          <draw:path draw:style-name="gr134" draw:text-style-name="P32" draw:layer="layout" svg:width="1.799cm" svg:height="2.799cm" svg:x="18.6cm" svg:y="2.1cm" svg:viewBox="0 0 1800 2800" svg:d="M1210 2000v-1334l-800 1334zM1200 2800v-400h-1200v-400l1200-2000h400v2000h200v400h-200v400z">
            <text:p/>
          </draw:path>
        </draw:g>
        <draw:g>
          <draw:polygon draw:style-name="gr132" draw:text-style-name="P30" draw:layer="layout" svg:width="2.999cm" svg:height="2.999cm" svg:x="14cm" svg:y="6cm" svg:viewBox="0 0 3000 3000" draw:points="0,0 3000,0 3000,706 2500,706 2500,1059 3000,1059 3000,3000 0,3000 0,1059 500,1059 500,643 0,643">
            <text:p/>
          </draw:polygon>
          <draw:path draw:style-name="gr135" draw:text-style-name="P33" draw:layer="layout" svg:width="1.799cm" svg:height="2.799cm" svg:x="14.6cm" svg:y="6.1cm" svg:viewBox="0 0 1800 2800" svg:d="M1210 2000v-1334l-800 1334zM1200 2800v-400h-1200v-400l1200-2000h400v2000h200v400h-200v400z">
            <text:p/>
          </draw:path>
        </draw:g>
        <draw:g>
          <draw:polygon draw:style-name="gr132" draw:text-style-name="P30" draw:layer="layout" svg:width="2.999cm" svg:height="2.999cm" svg:x="14cm" svg:y="2cm" svg:viewBox="0 0 3000 3000" draw:points="0,0 3000,0 3000,706 2500,706 2500,1059 3000,1059 3000,3000 0,3000 0,1059 500,1059 500,643 0,643">
            <text:p/>
          </draw:polygon>
          <draw:path draw:style-name="gr134" draw:text-style-name="P32" draw:layer="layout" svg:width="1.799cm" svg:height="2.799cm" svg:x="14.6cm" svg:y="2.1cm" svg:viewBox="0 0 1800 2800" svg:d="M1210 2000v-1334l-800 1334zM1200 2800v-400h-1200v-400l1200-2000h400v2000h200v400h-200v400z">
            <text:p/>
          </draw:path>
        </draw:g>
        <draw:g>
          <draw:polygon draw:style-name="gr133" draw:text-style-name="P31" draw:layer="layout" svg:width="2.999cm" svg:height="2.999cm" svg:x="18cm" svg:y="6cm" svg:viewBox="0 0 3000 3000" draw:points="0,0 3000,0 3000,706 2500,706 2500,1059 3000,1059 3000,3000 0,3000 0,1059 500,1059 500,643 0,643">
            <text:p/>
          </draw:polygon>
          <draw:path draw:style-name="gr135" draw:text-style-name="P33" draw:layer="layout" svg:width="1.799cm" svg:height="2.799cm" svg:x="18.6cm" svg:y="6.1cm" svg:viewBox="0 0 1800 2800" svg:d="M1210 2000v-1334l-800 1334zM1200 2800v-400h-1200v-400l1200-2000h400v2000h200v400h-200v400z">
            <text:p/>
          </draw:path>
        </draw:g>
        <draw:g>
          <draw:polygon draw:style-name="gr133" draw:text-style-name="P31" draw:layer="layout" svg:width="2.999cm" svg:height="2.999cm" svg:x="18cm" svg:y="14cm" svg:viewBox="0 0 3000 3000" draw:points="0,0 3000,0 3000,706 2500,706 2500,1059 3000,1059 3000,3000 0,3000 0,1059 500,1059 500,643 0,643">
            <text:p/>
          </draw:polygon>
          <draw:path draw:style-name="gr86" draw:text-style-name="P7" draw:layer="layout" svg:width="1.671cm" svg:height="2.599cm" svg:x="18.664cm" svg:y="14.2cm" svg:viewBox="0 0 1672 2600" svg:d="M1124 1857v-1239l-743 1239zM1114 2600v-371h-1114v-372l1114-1857h372v1857h186v372h-186v371z">
            <text:p/>
          </draw:path>
        </draw:g>
        <draw:g>
          <draw:polygon draw:style-name="gr136" draw:text-style-name="P34" draw:layer="layout" svg:width="2.999cm" svg:height="2.999cm" svg:x="22cm" svg:y="2cm" svg:viewBox="0 0 3000 3000" draw:points="0,0 3000,0 3000,706 2500,706 2500,1059 3000,1059 3000,3000 0,3000 0,1059 500,1059 500,643 0,643">
            <text:p/>
          </draw:polygon>
          <draw:path draw:style-name="gr134" draw:text-style-name="P32" draw:layer="layout" svg:width="1.799cm" svg:height="2.799cm" svg:x="22.6cm" svg:y="2.1cm" svg:viewBox="0 0 1800 2800" svg:d="M1210 2000v-1334l-800 1334zM1200 2800v-400h-1200v-400l1200-2000h400v2000h200v400h-200v400z">
            <text:p/>
          </draw:path>
        </draw:g>
      </draw:page>
      <draw:page draw:name="page7" draw:style-name="dp1" draw:master-page-name="Default">
        <draw:custom-shape draw:style-name="gr137" draw:text-style-name="P20" draw:layer="layout" svg:width="5cm" svg:height="5cm" svg:x="1cm" svg:y="1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2" draw:layer="layout" svg:width="2.559cm" svg:height="2.999cm" svg:x="2cm" svg:y="2cm" svg:viewBox="0 0 2560 3000" draw:points="0,0 2560,0 2560,703 2133,703 2133,1054 2560,1054 2200,3000 0,3000 0,1146 708,1146 708,708 0,708">
            <text:p/>
          </draw:polygon>
          <draw:polygon draw:style-name="gr10" draw:text-style-name="P3" draw:layer="layout" svg:width="1.833cm" svg:height="2.999cm" svg:x="2.946cm" svg:y="2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1.898cm" svg:y="4.1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1.89cm" svg:y="3.79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4.168cm" svg:y="1.9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" draw:layer="layout" svg:width="1.4cm" svg:height="0.2cm" svg:x="1.898cm" svg:y="3.394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3.146cm" svg:y="1.999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3.616cm" svg:y="2.746cm" svg:viewBox="0 0 784 1254" draw:points="784,1254 0,1254 784,0">
            <text:p/>
          </draw:polygon>
        </draw:g>
        <draw:g>
          <draw:custom-shape draw:style-name="gr138" draw:text-style-name="P35" draw:layer="layout" svg:width="3.8cm" svg:height="3.8cm" svg:x="1.6cm" svg:y="5.6cm">
            <text:p/>
            <draw:enhanced-geometry svg:viewBox="0 0 21600 21600" draw:type="rectangle" draw:enhanced-path="M 0 0 L 21600 0 21600 21600 0 21600 0 0 Z N"/>
          </draw:custom-shape>
          <draw:polygon draw:style-name="gr111" draw:text-style-name="P24" draw:layer="layout" svg:width="2.559cm" svg:height="2.999cm" svg:x="2cm" svg:y="6cm" svg:viewBox="0 0 2560 3000" draw:points="0,0 2560,0 2560,703 2133,703 2133,1054 2560,1054 2200,3000 0,3000 0,1097 600,1097 600,597 0,597">
            <text:p/>
          </draw:polygon>
          <draw:polygon draw:style-name="gr112" draw:text-style-name="P25" draw:layer="layout" svg:width="1.833cm" svg:height="2.999cm" svg:x="2.946cm" svg:y="6cm" svg:viewBox="0 0 1834 3000" draw:points="1254,3000 1254,2600 0,2600 0,1939 1223,0 1834,0 1454,3000">
            <text:p/>
          </draw:polygon>
          <draw:custom-shape draw:style-name="gr139" draw:text-style-name="P25" draw:layer="layout" svg:width="1.302cm" svg:height="0.2cm" svg:x="1.898cm" svg:y="8.197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25" draw:layer="layout" svg:width="1.508cm" svg:height="0.2cm" svg:x="1.89cm" svg:y="7.794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35" draw:layer="layout" svg:width="0.532cm" svg:height="0.2cm" svg:x="4.168cm" svg:y="5.997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25" draw:layer="layout" svg:width="1.4cm" svg:height="0.2cm" svg:x="1.898cm" svg:y="7.394cm">
            <text:p/>
            <draw:enhanced-geometry svg:viewBox="0 0 21600 21600" draw:type="rectangle" draw:enhanced-path="M 0 0 L 21600 0 21600 21600 0 21600 0 0 Z N"/>
          </draw:custom-shape>
          <draw:polygon draw:style-name="gr114" draw:text-style-name="P26" draw:layer="layout" svg:width="1.853cm" svg:height="3cm" svg:x="3.146cm" svg:y="5.999cm" svg:viewBox="0 0 1854 3001" draw:points="1254,3000 1254,2401 0,2401 0,1998 1254,1 1654,0 1654,2001 1854,2001 1854,2401 1654,2402 1654,3001">
            <text:p/>
          </draw:polygon>
          <draw:polygon draw:style-name="gr112" draw:text-style-name="P25" draw:layer="layout" svg:width="0.783cm" svg:height="1.253cm" svg:x="3.616cm" svg:y="6.746cm" svg:viewBox="0 0 784 1254" draw:points="784,1254 0,1254 784,0">
            <text:p/>
          </draw:polygon>
        </draw:g>
        <draw:g>
          <draw:polygon draw:style-name="gr2" draw:text-style-name="P2" draw:layer="layout" svg:width="2.559cm" svg:height="2.999cm" svg:x="6cm" svg:y="2cm" svg:viewBox="0 0 2560 3000" draw:points="0,0 2560,0 2560,703 2133,703 2133,1054 2560,1054 2200,3000 0,3000 0,1146 708,1146 708,708 0,708">
            <text:p/>
          </draw:polygon>
          <draw:polygon draw:style-name="gr10" draw:text-style-name="P3" draw:layer="layout" svg:width="1.833cm" svg:height="2.999cm" svg:x="6.946cm" svg:y="2cm" svg:viewBox="0 0 1834 3000" draw:points="1254,3000 1254,2600 0,2600 0,1939 1223,0 1834,0 1454,3000">
            <text:p/>
          </draw:polygon>
          <draw:custom-shape draw:style-name="gr66" draw:text-style-name="P3" draw:layer="layout" svg:width="1.302cm" svg:height="0.2cm" svg:x="5.898cm" svg:y="4.19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" draw:layer="layout" svg:width="1.508cm" svg:height="0.2cm" svg:x="5.89cm" svg:y="3.77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532cm" svg:height="0.2cm" svg:x="8.168cm" svg:y="1.997cm">
            <text:p/>
            <draw:enhanced-geometry svg:viewBox="0 0 21600 21600" draw:type="rectangle" draw:enhanced-path="M 0 0 L 21600 0 21600 21600 0 21600 0 0 Z N"/>
          </draw:custom-shape>
          <draw:polygon draw:style-name="gr37" draw:text-style-name="P7" draw:layer="layout" svg:width="1.853cm" svg:height="3cm" svg:x="7.146cm" svg:y="1.999cm" svg:viewBox="0 0 1854 3001" draw:points="1254,3000 1254,2401 0,2401 0,1998 1254,1 1654,0 1654,2001 1854,2001 1854,2401 1654,2402 1654,3001">
            <text:p/>
          </draw:polygon>
          <draw:polygon draw:style-name="gr10" draw:text-style-name="P3" draw:layer="layout" svg:width="0.783cm" svg:height="1.253cm" svg:x="7.616cm" svg:y="2.746cm" svg:viewBox="0 0 784 1254" draw:points="784,1254 0,1254 784,0">
            <text:p/>
          </draw:polygon>
          <draw:custom-shape draw:style-name="gr39" draw:text-style-name="P3" draw:layer="layout" svg:width="1.4cm" svg:height="0.2cm" svg:x="5.954cm" svg:y="3.34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143" draw:text-style-name="P20" draw:layer="layout" svg:width="40cm" svg:height="28cm" svg:x="1cm" svg:y="0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5" draw:layer="layout" svg:width="7.1cm" svg:height="6.4cm" svg:x="1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5" draw:layer="layout" svg:width="30cm" svg:height="8.7cm" svg:x="1cm" svg:y="1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85" draw:text-style-name="P2" draw:layer="layout" svg:width="2.199cm" svg:height="2.999cm" svg:x="2cm" svg:y="1.001cm" svg:viewBox="0 0 2200 3000" svg:d="M946 2397v202h1254v401h-2200v-603zM0 2197v-203h946v203zM0 1794v-200h1164l-127 200zM0 1394v-248h708v-438h-708v-708h2169l-879 1394z">
            <text:p/>
          </draw:path>
          <draw:path draw:style-name="gr86" draw:text-style-name="P7" draw:layer="layout" svg:width="1.853cm" svg:height="3cm" svg:x="3.146cm" svg:y="1cm" svg:viewBox="0 0 1854 3001" svg:d="M1254 2001v-1254l-784 1254zM1254 3000v-599h-1254v-403l1254-1997 400-1v2001h200v400l-200 1v599z">
            <text:p/>
          </draw:path>
        </draw:g>
        <draw:g>
          <draw:path draw:style-name="gr146" draw:text-style-name="P36" draw:layer="layout" svg:width="2.199cm" svg:height="2.999cm" svg:x="2cm" svg:y="5.001cm" svg:viewBox="0 0 2200 3000" svg:d="M946 2397v202h1254v401h-2200v-603zM0 2197v-203h946v203zM0 1794v-200h1164l-127 200zM0 1394v-248h708v-438h-708v-708h2169l-879 1394z">
            <text:p/>
          </draw:path>
          <draw:path draw:style-name="gr86" draw:text-style-name="P7" draw:layer="layout" svg:width="1.853cm" svg:height="3cm" svg:x="3.146cm" svg:y="5cm" svg:viewBox="0 0 1854 3001" svg:d="M1254 2001v-1254l-784 1254zM1254 3000v-599h-1254v-403l1254-1997 400-1v2001h200v400l-200 1v599z">
            <text:p/>
          </draw:path>
        </draw:g>
        <draw:custom-shape draw:style-name="gr147" draw:text-style-name="P5" draw:layer="layout" svg:width="25cm" svg:height="5cm" svg:x="1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48" draw:text-style-name="P3" draw:layer="layout" svg:width="2.199cm" svg:height="2.999cm" svg:x="2cm" svg:y="10.001cm" svg:viewBox="0 0 2200 3000" svg:d="M946 2397v202h1254v401h-2200v-603zM0 2197v-203h946v203zM0 1794v-200h1164l-127 200zM0 1394v-248h708v-438h-708v-708h2169l-879 1394z">
            <text:p/>
          </draw:path>
          <draw:path draw:style-name="gr86" draw:text-style-name="P7" draw:layer="layout" svg:width="1.853cm" svg:height="3cm" svg:x="3.146cm" svg:y="10cm" svg:viewBox="0 0 1854 3001" svg:d="M1254 2001v-1254l-784 1254zM1254 3000v-599h-1254v-403l1254-1997 400-1v2001h200v400l-200 1v599z">
            <text:p/>
          </draw:path>
        </draw:g>
        <draw:g>
          <draw:path draw:style-name="gr149" draw:text-style-name="P37" draw:layer="layout" svg:width="12.399cm" svg:height="6.037cm" svg:x="27.6cm" svg:y="8.461cm" svg:viewBox="0 0 12400 6038" svg:d="M0 6038h10567c1186 0 1833-970 1833-1833v-1941h-1186v-1078h1186v-1186h-10567c-1150 11-1833 863-1833 1941 0 1222 0 2876 0 4097z">
            <text:p/>
          </draw:path>
          <draw:frame draw:style-name="gr150" draw:text-style-name="P1" draw:layer="layout" svg:width="10.969cm" svg:height="3.074cm" svg:x="28.355cm" svg:y="10.72cm">
            <draw:image xlink:href="Pictures/10002C100000254700000A736AA0274F2D4E6608.svg" xlink:type="simple" xlink:show="embed" xlink:actuate="onLoad" loext:mime-type="image/svg+xml">
              <text:p/>
            </draw:image>
            <draw:image xlink:href="Pictures/100002010000016900000065D3550F52444A910D.png" xlink:type="simple" xlink:show="embed" xlink:actuate="onLoad" loext:mime-type="image/png"/>
          </draw:frame>
          <draw:frame draw:style-name="gr151" draw:text-style-name="P38" draw:layer="layout" svg:width="10.351cm" svg:height="2.151cm" svg:x="28.355cm" svg:y="8.569cm">
            <draw:text-box>
              <text:p text:style-name="P22"><text:span text:style-name="T7">POWERED BY</text:span></text:p>
            </draw:text-box>
          </draw:frame>
        </draw:g>
        <draw:frame draw:style-name="gr150" draw:text-style-name="P1" draw:layer="layout" svg:width="10.969cm" svg:height="3.074cm" svg:x="14cm" svg:y="1cm">
          <draw:image xlink:href="Pictures/10002C100000254700000A736AA0274F2D4E6608.svg" xlink:type="simple" xlink:show="embed" xlink:actuate="onLoad" loext:mime-type="image/svg+xml">
            <text:p/>
          </draw:image>
          <draw:image xlink:href="Pictures/100002010000016900000065D3550F52444A910D.png" xlink:type="simple" xlink:show="embed" xlink:actuate="onLoad" loext:mime-type="image/png"/>
        </draw:frame>
        <draw:frame draw:style-name="gr150" draw:text-style-name="P1" draw:layer="layout" svg:width="10.965cm" svg:height="3.073cm" svg:x="14cm" svg:y="5cm">
          <draw:image xlink:href="Pictures/100024910000254700000A7324B418D6C26E330C.svg" xlink:type="simple" xlink:show="embed" xlink:actuate="onLoad" loext:mime-type="image/svg+xml">
            <text:p/>
          </draw:image>
          <draw:image xlink:href="Pictures/100002010000016900000065E01970B348BFDE6C.png" xlink:type="simple" xlink:show="embed" xlink:actuate="onLoad" loext:mime-type="image/png"/>
        </draw:frame>
        <draw:frame draw:style-name="gr150" draw:text-style-name="P1" draw:layer="layout" svg:width="10.965cm" svg:height="3.073cm" svg:x="14cm" svg:y="10cm">
          <draw:image xlink:href="Pictures/100026070000254700000A7376082DD07CB352E5.svg" xlink:type="simple" xlink:show="embed" xlink:actuate="onLoad" loext:mime-type="image/svg+xml">
            <text:p/>
          </draw:image>
          <draw:image xlink:href="Pictures/10000201000001690000006545D1C178E6F9428F.png" xlink:type="simple" xlink:show="embed" xlink:actuate="onLoad" loext:mime-type="image/png"/>
        </draw:frame>
        <draw:g>
          <draw:path draw:style-name="gr85" draw:text-style-name="P2" draw:layer="layout" svg:width="1.466cm" svg:height="1.999cm" svg:x="6cm" svg:y="2.001cm" svg:viewBox="0 0 1467 2000" svg:d="M631 1598v135h836v267h-1467v-402zM0 1465v-135h631v135zM0 1196v-133h776l-84 133zM0 929v-165h472v-292h-472v-472h1446l-586 929z">
            <text:p/>
          </draw:path>
          <draw:path draw:style-name="gr86" draw:text-style-name="P7" draw:layer="layout" svg:width="1.235cm" svg:height="2cm" svg:x="6.764cm" svg:y="2cm" svg:viewBox="0 0 1236 2001" svg:d="M836 1334v-836l-523 836zM836 2000v-399h-836v-269l836-1331 267-1v1334h133v267l-133 1v399z">
            <text:p/>
          </draw:path>
        </draw:g>
        <draw:g>
          <draw:path draw:style-name="gr146" draw:text-style-name="P36" draw:layer="layout" svg:width="1.466cm" svg:height="1.999cm" svg:x="6cm" svg:y="6.001cm" svg:viewBox="0 0 1467 2000" svg:d="M631 1598v135h836v267h-1467v-402zM0 1465v-136h631v136zM0 1196v-133h776l-84 133zM0 929v-165h472v-292h-472v-472h1446l-586 929z">
            <text:p/>
          </draw:path>
          <draw:path draw:style-name="gr86" draw:text-style-name="P7" draw:layer="layout" svg:width="1.235cm" svg:height="2cm" svg:x="6.764cm" svg:y="6cm" svg:viewBox="0 0 1236 2001" svg:d="M836 1334v-836l-523 836zM836 2000v-399h-836v-269l836-1331 267-1v1334h133v267h-133v400z">
            <text:p/>
          </draw:path>
        </draw:g>
        <draw:g>
          <draw:path draw:style-name="gr148" draw:text-style-name="P3" draw:layer="layout" svg:width="1.466cm" svg:height="1.999cm" svg:x="6cm" svg:y="11.001cm" svg:viewBox="0 0 1467 2000" svg:d="M631 1598v135h836v267h-1467v-402zM0 1465v-136h631v136zM0 1196v-133h776l-84 133zM0 929v-165h472v-292h-472v-472h1446l-586 929z">
            <text:p/>
          </draw:path>
          <draw:path draw:style-name="gr86" draw:text-style-name="P7" draw:layer="layout" svg:width="1.235cm" svg:height="2cm" svg:x="6.764cm" svg:y="11cm" svg:viewBox="0 0 1236 2001" svg:d="M836 1334v-836l-523 836zM836 2000v-399h-836v-269l836-1331 267-1v1334h133v267h-133v400z">
            <text:p/>
          </draw:path>
        </draw:g>
        <draw:g>
          <draw:path draw:style-name="gr85" draw:text-style-name="P2" draw:layer="layout" svg:width="1.099cm" svg:height="1.499cm" svg:x="9cm" svg:y="2.5cm" svg:viewBox="0 0 1100 1500" svg:d="M473 1199v101h627v200h-1100v-301zM0 1099v-102h473v102zM0 897v-100h582l-63 100zM0 697v-124h354v-219h-354v-354h1085l-440 697z">
            <text:p/>
          </draw:path>
          <draw:path draw:style-name="gr86" draw:text-style-name="P7" draw:layer="layout" svg:width="0.926cm" svg:height="1.5cm" svg:x="9.573cm" svg:y="2.5cm" svg:viewBox="0 0 927 1501" svg:d="M627 1001v-627l-392 627zM627 1500v-299h-627v-202l627-998 200-1v1001h100v200h-100v300z">
            <text:p/>
          </draw:path>
        </draw:g>
        <draw:g>
          <draw:path draw:style-name="gr146" draw:text-style-name="P36" draw:layer="layout" svg:width="1.099cm" svg:height="1.499cm" svg:x="9cm" svg:y="6.501cm" svg:viewBox="0 0 1100 1500" svg:d="M473 1198v101h627v201h-1100v-302zM0 1098v-101h473v101zM0 897v-100h582l-63 100zM0 697v-124h354v-219h-354v-354h1084l-439 697z">
            <text:p/>
          </draw:path>
          <draw:path draw:style-name="gr86" draw:text-style-name="P7" draw:layer="layout" svg:width="0.926cm" svg:height="1.499cm" svg:x="9.573cm" svg:y="6.501cm" svg:viewBox="0 0 927 1500" svg:d="M627 1000v-627l-392 627zM627 1500v-300h-627v-201l627-999h200v1000h100v200l-100 1v299z">
            <text:p/>
          </draw:path>
        </draw:g>
        <draw:g>
          <draw:path draw:style-name="gr148" draw:text-style-name="P3" draw:layer="layout" svg:width="1.099cm" svg:height="1.499cm" svg:x="9cm" svg:y="11.501cm" svg:viewBox="0 0 1100 1500" svg:d="M473 1199v101h627v200h-1100v-301zM0 1099v-102h473v102zM0 897v-100h582l-63 100zM0 697v-124h354v-219h-354v-354h1085l-440 697z">
            <text:p/>
          </draw:path>
          <draw:path draw:style-name="gr86" draw:text-style-name="P7" draw:layer="layout" svg:width="0.926cm" svg:height="1.5cm" svg:x="9.573cm" svg:y="11.5cm" svg:viewBox="0 0 927 1501" svg:d="M627 1001v-627l-392 627zM627 1500v-299h-627v-202l627-998 200-1v1001h100v200h-100v300z">
            <text:p/>
          </draw:path>
        </draw:g>
        <draw:g>
          <draw:path draw:style-name="gr85" draw:text-style-name="P2" draw:layer="layout" svg:width="0.732cm" svg:height="0.999cm" svg:x="12cm" svg:y="3cm" svg:viewBox="0 0 733 1000" svg:d="M315 799v67h418v134h-733v-201zM0 732v-68h315v68zM0 598v-67h388l-42 67zM0 465v-83h236v-146h-236v-236h723l-293 465z">
            <text:p/>
          </draw:path>
          <draw:path draw:style-name="gr86" draw:text-style-name="P7" draw:layer="layout" svg:width="0.617cm" svg:height="0.999cm" svg:x="12.382cm" svg:y="3cm" svg:viewBox="0 0 618 1000" svg:d="M418 667v-418l-261 418zM418 1000v-200h-418v-134l418-666h133v667h67v133h-67v200z">
            <text:p/>
          </draw:path>
        </draw:g>
        <draw:g>
          <draw:path draw:style-name="gr146" draw:text-style-name="P36" draw:layer="layout" svg:width="0.732cm" svg:height="0.999cm" svg:x="12cm" svg:y="7.001cm" svg:viewBox="0 0 733 1000" svg:d="M315 799v67h418v134h-733v-201zM0 732v-67h315v67zM0 598v-67h388l-42 67zM0 465v-83h236v-146h-236v-236h723l-293 465z">
            <text:p/>
          </draw:path>
          <draw:path draw:style-name="gr86" draw:text-style-name="P7" draw:layer="layout" svg:width="0.617cm" svg:height="0.999cm" svg:x="12.382cm" svg:y="7.001cm" svg:viewBox="0 0 618 1000" svg:d="M418 667v-418l-261 418zM418 1000v-200h-418v-134l418-666h133v667h67v133l-67 1v199z">
            <text:p/>
          </draw:path>
        </draw:g>
        <draw:g>
          <draw:path draw:style-name="gr148" draw:text-style-name="P3" draw:layer="layout" svg:width="0.733cm" svg:height="1cm" svg:x="12cm" svg:y="12cm" svg:viewBox="0 0 734 1001" svg:d="M316 800v67h418v134h-734v-201zM0 733v-68h316v68zM0 598v-66h388l-42 66zM0 465v-83h236v-146h-236v-236h723l-293 465z">
            <text:p/>
          </draw:path>
          <draw:path draw:style-name="gr86" draw:text-style-name="P7" draw:layer="layout" svg:width="0.617cm" svg:height="1cm" svg:x="12.382cm" svg:y="12cm" svg:viewBox="0 0 618 1001" svg:d="M418 667v-418l-261 418zM418 1001v-200h-418v-135l418-666h134v667h66v134h-66v200z">
            <text:p/>
          </draw:path>
        </draw:g>
        <draw:g>
          <draw:path draw:style-name="gr152" draw:text-style-name="P39" draw:layer="layout" svg:width="4.299cm" svg:height="4.299cm" svg:x="31.65cm" svg:y="2.58cm" svg:viewBox="0 0 4300 4300" svg:d="M0 4300c0 0 2580 0 3225 0s1075-537 1075-1075c0-537 0-1720 0-1720h-537v-752h537v-753c0 0-3332 0-3655 0-322 0-645 215-645 645s0 2667 0 3655z">
            <text:p/>
          </draw:path>
          <draw:g>
            <draw:g>
              <draw:path draw:style-name="gr85" draw:text-style-name="P2" draw:layer="layout" svg:width="2.199cm" svg:height="2.999cm" svg:x="32.295cm" svg:y="3.236cm" svg:viewBox="0 0 2200 3000" svg:d="M946 2397v202h1254v401h-2200v-603zM0 2197v-203h946v203zM0 1794v-200h1164l-127 200zM0 1394v-248h708v-438h-708v-708h2169l-879 1394z">
                <text:p/>
              </draw:path>
              <draw:path draw:style-name="gr86" draw:text-style-name="P7" draw:layer="layout" svg:width="1.853cm" svg:height="3cm" svg:x="33.441cm" svg:y="3.235cm" svg:viewBox="0 0 1854 3001" svg:d="M1254 2001v-1254l-784 1254zM1254 3000v-599h-1254v-403l1254-1997 400-1v2001h200v400l-200 1v599z">
                <text:p/>
              </draw:path>
            </draw:g>
            <draw:frame draw:style-name="gr153" draw:text-style-name="P41" draw:layer="layout" svg:width="3.01cm" svg:height="0.503cm" draw:transform="rotate (1.5707963267949) translate (34.647cm 6.246cm)">
              <draw:text-box>
                <text:p text:style-name="P40"><text:span text:style-name="T8">POWERED BY</text:span></text:p>
              </draw:text-box>
            </draw:frame>
          </draw:g>
        </draw:g>
        <draw:g>
          <draw:path draw:style-name="gr154" draw:text-style-name="P37" draw:layer="layout" svg:width="12.399cm" svg:height="6.037cm" svg:x="2.3cm" svg:y="20.661cm" svg:viewBox="0 0 12400 6038" svg:d="M0 6038h10567c1186 0 1833-970 1833-1833v-1941h-1186v-1078h1186v-1186h-10567c-1150 11-1833 863-1833 1941 0 1222 0 2876 0 4097z">
            <text:p/>
          </draw:path>
          <draw:path draw:style-name="gr149" draw:text-style-name="P37" draw:layer="layout" svg:width="12.399cm" svg:height="6.037cm" svg:x="2.3cm" svg:y="20.66cm" svg:viewBox="0 0 12400 6038" svg:d="M0 6038h10567c1186 0 1833-970 1833-1833v-1941h-1186v-1078h1186v-1186h-10567c-1150 11-1833 863-1833 1941 0 1222 0 2876 0 4097z">
            <text:p/>
          </draw:path>
          <draw:frame draw:style-name="gr150" draw:text-style-name="P1" draw:layer="layout" svg:width="10.969cm" svg:height="3.074cm" svg:x="3.055cm" svg:y="22.919cm">
            <draw:image xlink:href="Pictures/10002C100000254700000A736AA0274F2D4E6608.svg" xlink:type="simple" xlink:show="embed" xlink:actuate="onLoad" loext:mime-type="image/svg+xml">
              <text:p/>
            </draw:image>
            <draw:image xlink:href="Pictures/100002010000016900000065D3550F52444A910D.png" xlink:type="simple" xlink:show="embed" xlink:actuate="onLoad" loext:mime-type="image/png"/>
          </draw:frame>
          <draw:frame draw:style-name="gr151" draw:text-style-name="P38" draw:layer="layout" svg:width="10.351cm" svg:height="2.151cm" svg:x="3.055cm" svg:y="20.768cm">
            <draw:text-box>
              <text:p text:style-name="P22"><text:span text:style-name="T7">POWERED BY</text:span></text:p>
            </draw:text-box>
          </draw:frame>
        </draw:g>
        <draw:g>
          <draw:path draw:style-name="gr155" draw:text-style-name="P39" draw:layer="layout" svg:width="4.299cm" svg:height="4.299cm" svg:x="2.3cm" svg:y="14.3cm" svg:viewBox="0 0 4300 4300" svg:d="M0 4300c0 0 2580 0 3225 0s1075-537 1075-1075c0-537 0-3225 0-3225 0 0-3332 0-3655 0-322 0-645 215-645 645s0 2667 0 3655z">
            <text:p/>
          </draw:path>
          <draw:path draw:style-name="gr156" draw:text-style-name="P39" draw:layer="layout" svg:width="4.299cm" svg:height="4.299cm" svg:x="2.3cm" svg:y="14.3cm" svg:viewBox="0 0 4300 4300" svg:d="M0 4300c0 0 2580 0 3225 0s1075-537 1075-1075c0-537 0-1720 0-1720h-537v-752h537v-753c0 0-3332 0-3655 0-322 0-645 215-645 645s0 2667 0 3655z">
            <text:p/>
          </draw:path>
          <draw:g>
            <draw:g>
              <draw:path draw:style-name="gr85" draw:text-style-name="P2" draw:layer="layout" svg:width="2.199cm" svg:height="2.999cm" svg:x="2.945cm" svg:y="14.956cm" svg:viewBox="0 0 2200 3000" svg:d="M946 2397v202h1254v401h-2200v-603zM0 2197v-203h946v203zM0 1794v-200h1164l-127 200zM0 1394v-248h708v-438h-708v-708h2169l-879 1394z">
                <text:p/>
              </draw:path>
              <draw:path draw:style-name="gr86" draw:text-style-name="P7" draw:layer="layout" svg:width="1.853cm" svg:height="3cm" svg:x="4.091cm" svg:y="14.955cm" svg:viewBox="0 0 1854 3001" svg:d="M1254 2001v-1254l-784 1254zM1254 3000v-599h-1254v-403l1254-1997 400-1v2001h200v400l-200 1v599z">
                <text:p/>
              </draw:path>
            </draw:g>
            <draw:frame draw:style-name="gr153" draw:text-style-name="P41" draw:layer="layout" svg:width="3.01cm" svg:height="0.503cm" draw:transform="rotate (1.5707963267949) translate (5.297cm 17.966cm)">
              <draw:text-box>
                <text:p text:style-name="P40"><text:span text:style-name="T8">POWERED BY</text:span></text:p>
              </draw:text-box>
            </draw:frame>
          </draw:g>
        </draw:g>
        <draw:g>
          <draw:path draw:style-name="gr154" draw:text-style-name="P37" draw:layer="layout" svg:width="12.399cm" svg:height="6.037cm" svg:x="17.3cm" svg:y="20.661cm" svg:viewBox="0 0 12400 6038" svg:d="M0 6038h10567c1186 0 1833-970 1833-1833v-4205h-10567c-1150 11-1833 863-1833 1941 0 1222 0 2876 0 4097z">
            <text:p/>
          </draw:path>
          <draw:path draw:style-name="gr149" draw:text-style-name="P37" draw:layer="layout" svg:width="12.399cm" svg:height="6.037cm" svg:x="17.3cm" svg:y="20.66cm" svg:viewBox="0 0 12400 6038" svg:d="M0 6038h10567c1186 0 1833-970 1833-1833v-1941h-1186v-1078h1186v-1186h-10567c-1150 11-1833 863-1833 1941 0 1222 0 2876 0 4097z">
            <text:p/>
          </draw:path>
          <draw:frame draw:style-name="gr150" draw:text-style-name="P1" draw:layer="layout" svg:width="10.969cm" svg:height="3.074cm" svg:x="18.055cm" svg:y="22.919cm">
            <draw:image xlink:href="Pictures/10002C100000254700000A736AA0274F2D4E6608.svg" xlink:type="simple" xlink:show="embed" xlink:actuate="onLoad" loext:mime-type="image/svg+xml">
              <text:p/>
            </draw:image>
            <draw:image xlink:href="Pictures/100002010000016900000065D3550F52444A910D.png" xlink:type="simple" xlink:show="embed" xlink:actuate="onLoad" loext:mime-type="image/png"/>
          </draw:frame>
          <draw:frame draw:style-name="gr151" draw:text-style-name="P38" draw:layer="layout" svg:width="10.351cm" svg:height="2.151cm" svg:x="18.055cm" svg:y="20.768cm">
            <draw:text-box>
              <text:p text:style-name="P22"><text:span text:style-name="T7">POWERED BY</text:span></text:p>
            </draw:text-box>
          </draw:frame>
        </draw:g>
      </draw:page>
      <draw:page draw:name="page9" draw:style-name="dp1" draw:master-page-name="Default">
        <draw:custom-shape draw:style-name="gr157" draw:text-style-name="P20" draw:layer="layout" svg:width="13cm" svg:height="13cm" svg:x="3cm" svg:y="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5cm" svg:height="15cm" svg:x="19cm" svg:y="2cm">
          <text:p/>
          <draw:enhanced-geometry svg:viewBox="0 0 21600 21600" draw:type="rectangle" draw:enhanced-path="M 0 0 L 21600 0 21600 21600 0 21600 0 0 Z N"/>
        </draw:custom-shape>
        <draw:g>
          <draw:path draw:style-name="gr149" draw:text-style-name="P37" draw:layer="layout" svg:width="12.771cm" svg:height="6.218cm" svg:x="3.114cm" svg:y="5.391cm" svg:viewBox="0 0 12772 6219" svg:d="M0 6219h10884c1221 0 1888-999 1888-1888v-1999h-1222v-1110h1222v-1222h-10884c-1185 11-1888 889-1888 1999 0 1259 0 2962 0 4220z">
            <text:p/>
          </draw:path>
          <draw:frame draw:style-name="gr150" draw:text-style-name="P1" draw:layer="layout" svg:width="11.297cm" svg:height="3.166cm" svg:x="3.892cm" svg:y="7.718cm">
            <draw:image xlink:href="Pictures/10002C100000254700000A736AA0274F2D4E6608.svg" xlink:type="simple" xlink:show="embed" xlink:actuate="onLoad" loext:mime-type="image/svg+xml">
              <text:p/>
            </draw:image>
            <draw:image xlink:href="Pictures/100002010000016900000065D3550F52444A910D.png" xlink:type="simple" xlink:show="embed" xlink:actuate="onLoad" loext:mime-type="image/png"/>
          </draw:frame>
          <draw:frame draw:style-name="gr159" draw:text-style-name="P38" draw:layer="layout" svg:width="10.661cm" svg:height="2.216cm" svg:x="3.892cm" svg:y="5.502cm">
            <draw:text-box>
              <text:p text:style-name="P22"><text:span text:style-name="T7">POWERING</text:span></text:p>
            </draw:text-box>
          </draw:frame>
        </draw:g>
        <draw:custom-shape draw:style-name="gr160" draw:text-style-name="P5" draw:layer="layout" svg:width="5cm" svg:height="5cm" svg:x="34.9cm" svg:y="2.1cm">
          <text:p/>
          <draw:enhanced-geometry svg:viewBox="0 0 21600 21600" draw:type="rectangle" draw:enhanced-path="M 0 0 L 21600 0 21600 21600 0 21600 0 0 Z N"/>
        </draw:custom-shape>
        <draw:g>
          <draw:path draw:style-name="gr148" draw:text-style-name="P3" draw:layer="layout" svg:width="2.199cm" svg:height="2.999cm" svg:x="35.9cm" svg:y="3.101cm" svg:viewBox="0 0 2200 3000" svg:d="M946 2397v202h1254v401h-2200v-603zM0 2197v-203h946v203zM0 1794v-200h1164l-127 200zM0 1394v-248h708v-438h-708v-708h2169l-879 1394z">
            <text:p/>
          </draw:path>
          <draw:path draw:style-name="gr86" draw:text-style-name="P7" draw:layer="layout" svg:width="1.853cm" svg:height="3cm" svg:x="37.046cm" svg:y="3.1cm" svg:viewBox="0 0 1854 3001" svg:d="M1254 2001v-1254l-784 1254zM1254 3000v-599h-1254v-403l1254-1997 400-1v2001h200v400l-200 1v599z">
            <text:p/>
          </draw:path>
        </draw:g>
        <draw:g>
          <draw:path draw:style-name="gr154" draw:text-style-name="P37" draw:layer="layout" svg:width="12.399cm" svg:height="6.037cm" svg:x="20.3cm" svg:y="6.482cm" svg:viewBox="0 0 12400 6038" svg:d="M0 6038h10567c1186 0 1833-970 1833-1833v-4205h-10567c-1150 11-1833 863-1833 1941 0 1222 0 2876 0 4097z">
            <text:p/>
          </draw:path>
          <draw:path draw:style-name="gr149" draw:text-style-name="P37" draw:layer="layout" svg:width="12.399cm" svg:height="6.037cm" svg:x="20.3cm" svg:y="6.481cm" svg:viewBox="0 0 12400 6038" svg:d="M0 6038h10567c1186 0 1833-970 1833-1833v-1941h-1186v-1078h1186v-1186h-10567c-1150 11-1833 863-1833 1941 0 1222 0 2876 0 4097z">
            <text:p/>
          </draw:path>
          <draw:frame draw:style-name="gr150" draw:text-style-name="P1" draw:layer="layout" svg:width="10.969cm" svg:height="3.074cm" svg:x="21.055cm" svg:y="8.74cm">
            <draw:image xlink:href="Pictures/10002C100000254700000A736AA0274F2D4E6608.svg" xlink:type="simple" xlink:show="embed" xlink:actuate="onLoad" loext:mime-type="image/svg+xml">
              <text:p/>
            </draw:image>
            <draw:image xlink:href="Pictures/100002010000016900000065D3550F52444A910D.png" xlink:type="simple" xlink:show="embed" xlink:actuate="onLoad" loext:mime-type="image/png"/>
          </draw:frame>
          <draw:frame draw:style-name="gr151" draw:text-style-name="P38" draw:layer="layout" svg:width="10.351cm" svg:height="2.151cm" svg:x="21.055cm" svg:y="6.589cm">
            <draw:text-box>
              <text:p text:style-name="P22"><text:span text:style-name="T7">POWER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ff950e" draw:end-color="#ffffff" draw:start-intensity="100%" draw:end-intensity="100%" draw:angle="300" draw:border="0%"/>
    <draw:gradient draw:name="Gradient_20_13" draw:display-name="Gradient 13" draw:style="radial" draw:cx="50%" draw:cy="50%" draw:start-color="#012269" draw:end-color="#334e87" draw:start-intensity="100%" draw:end-intensity="100%" draw:border="0%"/>
    <draw:gradient draw:name="Gradient_20_3" draw:display-name="Gradient 3" draw:style="radial" draw:cx="50%" draw:cy="50%" draw:start-color="#012269" draw:end-color="#ffffff" draw:start-intensity="100%" draw:end-intensity="100%" draw:border="0%"/>
    <draw:gradient draw:name="Gradient_20_4" draw:display-name="Gradient 4" draw:style="radial" draw:cx="50%" draw:cy="50%" draw:start-color="#012269" draw:end-color="#99a6c3" draw:start-intensity="100%" draw:end-intensity="100%" draw:border="0%"/>
    <draw:gradient draw:name="Gradient_20_7" draw:display-name="Gradient 7" draw:style="linear" draw:start-color="#ffffff" draw:end-color="#ff950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is Zoitl</meta:initial-creator>
    <meta:creation-date>2015-03-16T19:57:51.729956104</meta:creation-date>
    <dc:date>2019-06-01T00:18:53.320561146</dc:date>
    <meta:editing-duration>PT12H22M23S</meta:editing-duration>
    <meta:editing-cycles>48</meta:editing-cycles>
    <meta:generator>LibreOffice/6.1.5.2$Linux_X86_64 LibreOffice_project/10$Build-2</meta:generator>
    <dc:creator>Alois Zoitl</dc:creator>
    <meta:document-statistic meta:object-count="1240"/>
  </office:meta>
</office:document-meta>
</file>